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49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9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0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3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9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1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17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5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3465a4" draw:marker-end="a170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9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Lohit Hind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Lohit Hind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0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60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7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0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140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cc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cc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6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3">
      <style:graphic-properties draw:fill="solid" draw:fill-color="#729fcf" draw:opacity="100%" draw:stroke="solid" svg:stroke-width="0.02778in" svg:stroke-color="#3465a4" svg:stroke-opacity="100%"/>
    </style:style>
    <style:style style:family="paragraph" style:name="a1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cc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2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0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110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30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3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6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8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cc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6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142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0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110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4">
      <style:graphic-properties draw:fill="solid" draw:fill-color="#729fcf" draw:opacity="100%" draw:stroke="solid" svg:stroke-width="0.02778in" svg:stroke-color="#3465a4" svg:stroke-opacity="100%"/>
    </style:style>
    <style:style style:family="paragraph" style:name="a23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4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1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12">
      <style:graphic-properties draw:fill="solid" draw:fill-color="#729fcf" draw:opacity="100%" draw:stroke="solid" svg:stroke-width="0.02778in" svg:stroke-color="#3465a4" svg:stroke-opacity="100%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WenQuanYi Zen Hei" style:font-family-complex="Lohit Hind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43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6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6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3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20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0">
      <style:graphic-properties draw:fill="solid" draw:fill-color="#729fcf" draw:opacity="100%" draw:stroke="solid" svg:stroke-width="0.02778in" svg:stroke-color="#3465a4" svg:stroke-opacity="100%"/>
    </style:style>
    <style:style style:family="graphic" style:name="a200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04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Lohit Devanagar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Lohit Devanagar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7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Lohit Devanagar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WenQuanYi Zen Hei" style:font-family-complex="Lohit Hind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WenQuanYi Zen Hei" style:font-family-complex="Lohit Hind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WenQuanYi Zen Hei" style:font-family-complex="Lohit Hind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0">
      <style:paragraph-properties fo:line-height="100%" style:tab-stop-distance="1in" fo:margin-left="0in" fo:margin-right="0in" fo:text-indent="0in" fo:margin-top="0.62986in" fo:margin-bottom="0.8270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WenQuanYi Zen Hei" style:font-family-complex="Lohit Hind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3">
      <style:paragraph-properties fo:line-height="100%" style:tab-stop-distance="1in" fo:margin-left="0in" fo:margin-right="0in" fo:text-indent="0in" fo:margin-top="0.62986in" fo:margin-bottom="0.8270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11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6">
      <style:paragraph-properties fo:line-height="100%" style:tab-stop-distance="1in" fo:margin-left="0in" fo:margin-right="0in" fo:text-indent="0in" fo:margin-top="0.62986in" fo:margin-bottom="0.8270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01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Lohit Devanagar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Lohit Devanagar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Lohit Devanagar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Lohit Devanagar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Lohit Devanagar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3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2">
      <style:graphic-properties draw:fill="solid" draw:fill-color="#729fcf" draw:opacity="100%" draw:stroke="solid" svg:stroke-width="0.02778in" svg:stroke-color="#3465a4" svg:stroke-opacity="100%"/>
    </style:style>
    <style:style style:family="paragraph" style:name="a17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2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2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3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2336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33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9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1768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02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Lohit Devanagar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Lohit Devanagar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3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Lohit Devanagar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145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4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7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114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34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3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3465a4" draw:marker-end="a177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5">
      <style:graphic-properties fo:wrap-option="wrap" fo:padding-top="0in" fo:padding-bottom="0in" fo:padding-left="0in" fo:padding-right="0in" draw:textarea-vertical-align="top" draw:textarea-horizontal-align="center" draw:fill="solid" draw:fill-color="#ffff99" draw:opacity="100%" draw:stroke="none" draw:auto-grow-width="false" draw:auto-grow-height="false"/>
      <style:paragraph-properties style:font-independent-line-spacing="true" style:writing-mode="lr-tb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0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3465a4" draw:marker-end="a202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34">
      <style:graphic-properties fo:wrap-option="wrap" fo:padding-top="0.04921in" fo:padding-bottom="0.04921in" fo:padding-left="0.09843in" fo:padding-right="0.09843in" draw:textarea-vertical-align="middle" draw:textarea-horizontal-align="left" draw:fill="none" draw:stroke="dash" draw:stroke-dash="a2033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4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0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8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203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46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1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3465a4" draw:marker-end="a115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draw:fill="solid" draw:fill-color="#729fcf" draw:opacity="100%" draw:stroke="solid" svg:stroke-width="0.02778in" svg:stroke-color="#3465a4" svg:stroke-opacity="100%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5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1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WenQuanYi Zen Hei" style:font-family-complex="Lohit Hind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5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35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9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3465a4" draw:marker-end="a1788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0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2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204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472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3465a4" draw:marker-end="a147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043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75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78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2049">
      <style:graphic-properties draw:fill="solid" draw:fill-color="#729fcf" draw:opacity="100%" draw:stroke="solid" svg:stroke-width="0.02778in" svg:stroke-color="#3465a4" svg:stroke-opacity="100%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WenQuanYi Zen Hei" style:font-family-complex="Lohit Hind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WenQuanYi Zen Hei" style:font-family-complex="Lohit Hind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WenQuanYi Zen Hei" style:font-family-complex="Lohit Hind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WenQuanYi Zen Hei" style:font-family-complex="Lohit Hind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3">
      <style:graphic-properties draw:fill="solid" draw:fill-color="#729fcf" draw:opacity="100%" draw:stroke="solid" svg:stroke-width="0.02778in" svg:stroke-color="#3465a4" svg:stroke-opacity="100%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WenQuanYi Zen Hei" style:font-family-complex="Lohit Hind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81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20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4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8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3465a4" draw:marker-end="a148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72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37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37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6">
      <style:graphic-properties fo:wrap-option="wrap" fo:padding-top="0in" fo:padding-bottom="0in" fo:padding-left="0in" fo:padding-right="0in" draw:textarea-vertical-align="top" draw:textarea-horizontal-align="left" draw:fill="solid" draw:fill-color="#ff99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37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2">
      <style:graphic-properties fo:wrap-option="wrap" fo:padding-top="0.04921in" fo:padding-bottom="0.04921in" fo:padding-left="0.09843in" fo:padding-right="0.09843in" draw:textarea-vertical-align="middle" draw:textarea-horizontal-align="left" draw:fill="none" draw:stroke="dash" draw:stroke-dash="a1491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6">
      <style:graphic-properties fo:wrap-option="wrap" fo:padding-top="0.04921in" fo:padding-bottom="0.04921in" fo:padding-left="0.09843in" fo:padding-right="0.09843in" draw:textarea-vertical-align="middle" draw:textarea-horizontal-align="left" draw:fill="none" draw:stroke="dash" draw:stroke-dash="a1495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118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8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9">
      <style:graphic-properties fo:wrap-option="wrap" fo:padding-top="0in" fo:padding-bottom="0in" fo:padding-left="0in" fo:padding-right="0in" draw:textarea-vertical-align="top" draw:textarea-horizontal-align="left" draw:fill="solid" draw:fill-color="#99ff6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0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118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4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3465a4" draw:marker-end="a119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11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8">
      <style:graphic-properties draw:fill="solid" draw:fill-color="#729fcf" draw:opacity="100%" draw:stroke="solid" svg:stroke-width="0.02778in" svg:stroke-color="#3465a4" svg:stroke-opacity="100%"/>
    </style:style>
    <style:style style:family="paragraph" style:name="a239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8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9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9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9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9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95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97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2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2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4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7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0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8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0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12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13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0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WenQuanYi Zen Hei" style:font-family-complex="Lohit Hind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3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250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5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162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9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1628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WenQuanYi Zen Hei" style:font-family-complex="Lohit Hind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WenQuanYi Zen Hei" style:font-family-complex="Lohit Hind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WenQuanYi Zen Hei" style:font-family-complex="Lohit Hind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Lohit Devanagar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40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3465a4" draw:marker-end="a193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WenQuanYi Zen Hei" style:font-family-complex="Lohit Hind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Lohit Devanagar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WenQuanYi Zen Hei" style:font-family-complex="Lohit Hind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Lohit Devanagar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Lohit Devanagar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Lohit Devanagar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0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20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33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163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0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5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7">
      <style:text-properties fo:font-variant="normal" fo:text-transform="none" fo:color="#0099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37">
      <style:graphic-properties draw:fill="solid" draw:fill-color="#729fcf" draw:opacity="100%" draw:stroke="solid" svg:stroke-width="0.02778in" svg:stroke-color="#3465a4" svg:stroke-opacity="100%"/>
    </style:style>
    <style:style style:family="paragraph" style:name="a2208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WenQuanYi Zen Hei" style:font-family-complex="Lohit Hind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WenQuanYi Zen Hei" style:font-family-complex="Lohit Hind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WenQuanYi Zen Hei" style:font-family-complex="Lohit Hind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Lohit Devanagar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5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Lohit Devanagar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52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3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9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Lohit Devanagar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6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3465a4" draw:marker-end="a195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Lohit Devanagar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Lohit Devanagar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0">
      <style:text-properties fo:font-variant="normal" fo:text-transform="none" fo:color="#0099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1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3">
      <style:text-properties fo:font-variant="normal" fo:text-transform="none" fo:color="#0099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4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7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Lohit Hind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Lohit Hind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53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60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3465a4" draw:marker-end="a195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Lohit Hind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5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6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Lohit Hind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535">
      <style:graphic-properties draw:fill="solid" draw:fill-color="#729fcf" draw:opacity="100%" draw:stroke="solid" svg:stroke-width="0.02778in" svg:stroke-color="#3465a4" svg:stroke-opacity="100%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67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25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9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2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10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8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134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25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9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ourier 10 Pitch" style:font-family-generic="roman" style:font-pitch="fixed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cc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ourier 10 Pitch" style:font-family-generic="roman" style:font-pitch="fixed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9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31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2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34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66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39">
      <style:paragraph-properties fo:line-height="100%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37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9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cc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cc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cc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5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8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1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224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2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048">
      <style:paragraph-properties fo:line-height="9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22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47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7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22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1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136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5">
      <style:graphic-properties draw:fill="solid" draw:fill-color="#729fcf" draw:opacity="100%" draw:stroke="solid" svg:stroke-width="0.02778in" svg:stroke-color="#3465a4" svg:stroke-opacity="100%"/>
    </style:style>
    <style:style style:family="text" style:name="a2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64">
      <style:graphic-properties draw:fill="solid" draw:fill-color="#729fcf" draw:opacity="100%" draw:stroke="solid" svg:stroke-width="0.02778in" svg:stroke-color="#3465a4" svg:stroke-opacity="100%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WenQuanYi Zen Hei" style:font-family-complex="Lohit Hind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8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6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4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ff3333" draw:marker-end="a225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5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258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225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WenQuanYi Zen Hei" style:font-family-complex="Lohit Hind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WenQuanYi Zen Hei" style:font-family-complex="Lohit Hind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WenQuanYi Zen Hei" style:font-family-complex="Lohit Hind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WenQuanYi Zen Hei" style:font-family-complex="Lohit Hind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WenQuanYi Zen Hei" style:font-family-complex="Lohit Hind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7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9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90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2">
      <style:graphic-properties draw:fill="solid" draw:fill-color="#729fcf" draw:opacity="100%" draw:stroke="solid" svg:stroke-width="0.02778in" svg:stroke-color="#3465a4" svg:stroke-opacity="100%"/>
    </style:style>
    <style:style style:family="text" style:name="a106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2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9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069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6667in" style:font-size-asian="0.66667in" style:font-size-complex="0.6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7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169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22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WenQuanYi Zen Hei" style:font-family-complex="Lohit Hind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WenQuanYi Zen Hei" style:font-family-complex="Lohit Hind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WenQuanYi Zen Hei" style:font-family-complex="Lohit Hind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WenQuanYi Zen Hei" style:font-family-complex="Lohit Hind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WenQuanYi Zen Hei" style:font-family-complex="Lohit Hind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draw:fill="solid" draw:fill-color="#729fcf" draw:opacity="100%" draw:stroke="solid" svg:stroke-width="0.02778in" svg:stroke-color="#3465a4" svg:stroke-opacity="100%"/>
    </style:style>
    <style:style style:family="graphic" style:name="a22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2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10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WenQuanYi Zen Hei" style:font-family-complex="Lohit Hind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6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27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92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4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59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Lohit Hind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91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59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Lohit Hind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94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WenQuanYi Zen Hei" style:font-family-complex="Lohit Hind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WenQuanYi Zen Hei" style:font-family-complex="Lohit Hind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WenQuanYi Zen Hei" style:font-family-complex="Lohit Hind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283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6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9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0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2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9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29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24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9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WenQuanYi Zen Hei" style:font-family-complex="Lohit Hind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WenQuanYi Zen Hei" style:font-family-complex="Lohit Hind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WenQuanYi Zen Hei" style:font-family-complex="Lohit Hind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2">
      <style:graphic-properties fo:wrap-option="wrap" fo:padding-top="0in" fo:padding-bottom="0in" fo:padding-left="0in" fo:padding-right="0in" draw:textarea-vertical-align="top" draw:textarea-horizontal-align="center" draw:fill="solid" draw:fill-color="#ffff9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32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WenQuanYi Zen Hei" style:font-family-complex="Lohit Hind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2406">
      <style:graphic-properties draw:fill="solid" draw:fill-color="#729fcf" draw:opacity="100%" draw:stroke="solid" svg:stroke-width="0.02778in" svg:stroke-color="#3465a4" svg:stroke-opacity="100%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3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drawing-page" style:name="a24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24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9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WenQuanYi Zen Hei" style:font-family-complex="Lohit Hind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WenQuanYi Zen Hei" style:font-family-complex="Lohit Hind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WenQuanYi Zen Hei" style:font-family-complex="Lohit Hind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0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4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1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9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24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8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41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2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53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8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53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Lohit Hind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Lohit Hind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2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42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Lohit Hind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2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2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42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Lohit Hind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2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5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185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42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9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3465a4" draw:marker-end="a1858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5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3465a4" draw:marker-end="a211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9">
      <style:graphic-properties fo:wrap-option="wrap" fo:padding-top="0.04921in" fo:padding-bottom="0.04921in" fo:padding-left="0.09843in" fo:padding-right="0.09843in" draw:textarea-vertical-align="middle" draw:textarea-horizontal-align="left" draw:fill="none" draw:stroke="dash" draw:stroke-dash="a2118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5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123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1238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43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6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Lohit Devanagar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0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3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212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55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2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7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212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557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155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128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Lohit Devanagar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Lohit Devanagar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1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WenQuanYi Zen Hei" style:font-family-complex="Lohit Hind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Lohit Devanagar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WenQuanYi Zen Hei" style:font-family-complex="Lohit Hind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Lohit Devanagar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75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3465a4" draw:marker-end="a187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Lohit Devanagar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Lohit Devanagar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Lohit Devanagar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79">
      <style:graphic-properties draw:fill="solid" draw:fill-color="#729fcf" draw:opacity="100%" draw:stroke="solid" svg:stroke-width="0.02778in" svg:stroke-color="#3465a4" svg:stroke-opacity="100%"/>
    </style:style>
    <style:style style:family="graphic" style:name="a213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1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156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65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156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21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8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9">
      <style:graphic-properties draw:fill="solid" draw:fill-color="#729fcf" draw:opacity="100%" draw:stroke="solid" svg:stroke-width="0.02778in" svg:stroke-color="#3465a4" svg:stroke-opacity="100%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WenQuanYi Zen Hei" style:font-family-complex="Lohit Hind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WenQuanYi Zen Hei" style:font-family-complex="Lohit Hind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WenQuanYi Zen Hei" style:font-family-complex="Lohit Hind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Lohit Devanagar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Lohit Devanagar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8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WenQuanYi Zen Hei" style:font-family-complex="Lohit Hind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Lohit Devanagar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8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Lohit Devanagar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WenQuanYi Zen Hei" style:font-family-complex="Lohit Hind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Lohit Devanagar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Lohit Devanagar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Lohit Devanagar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Lohit Devanagar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WenQuanYi Zen Hei" style:font-family-complex="Lohit Hind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WenQuanYi Zen Hei" style:font-family-complex="Lohit Hind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Lohit Devanagar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6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Lohit Devanagar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Lohit Devanagar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8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Lohit Devanagar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Lohit Hind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Lohit Devanagar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Lohit Devanagar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DejaVu Sans" style:font-family-complex="Lohit Devanagari" style:font-family-generic="roman" style:font-pitch="fixed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1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4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Lohit Hind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Lohit Hind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47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7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Lohit Hind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47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2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60">
      <style:graphic-properties draw:fill="solid" draw:fill-color="#729fcf" draw:opacity="100%" draw:stroke="solid" svg:stroke-width="0.02778in" svg:stroke-color="#3465a4" svg:stroke-opacity="100%"/>
    </style:style>
    <style:style style:family="paragraph" style:name="a1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9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1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2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1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4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9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1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7">
      <style:text-properties fo:font-variant="normal" fo:text-transform="none" fo:color="#0066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97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16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99cc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128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480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2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8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cc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4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0">
      <style:text-properties fo:font-variant="normal" fo:text-transform="none" fo:color="#0066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3">
      <style:text-properties fo:font-variant="normal" fo:text-transform="none" fo:color="#0066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6">
      <style:text-properties fo:font-variant="normal" fo:text-transform="none" fo:color="#0066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cc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cc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9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cc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492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49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23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2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23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221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230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.5in"/>
        <style:text-properties fo:font-family="StarSymbol" fo:font-size="75%"/>
      </text:list-level-style-bullet>
      <text:list-level-style-bullet text:level="5" text:bullet-char="–">
        <style:list-level-properties text:space-before="1in"/>
        <style:text-properties fo:font-family="StarSymbol" fo:font-size="75%"/>
      </text:list-level-style-bullet>
      <text:list-level-style-bullet text:level="6" text:bullet-char="–">
        <style:list-level-properties text:space-before="1.5in"/>
        <style:text-properties fo:font-family="StarSymbol" fo:font-size="75%"/>
      </text:list-level-style-bullet>
      <text:list-level-style-bullet text:level="7" text:bullet-char="–">
        <style:list-level-properties text:space-before="2in"/>
        <style:text-properties fo:font-family="StarSymbol" fo:font-size="75%"/>
      </text:list-level-style-bullet>
      <text:list-level-style-bullet text:level="8" text:bullet-char="–">
        <style:list-level-properties text:space-before="2.5in"/>
        <style:text-properties fo:font-family="StarSymbol" fo:font-size="75%"/>
      </text:list-level-style-bullet>
      <text:list-level-style-bullet text:level="9" text:bullet-char="–">
        <style:list-level-properties text:space-before="3in"/>
        <style:text-properties fo:font-family="StarSymbol" fo:font-size="75%"/>
      </text:list-level-style-bullet>
    </text:list-style>
    <text:list-style style:name="a22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2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40">
      <text:list-level-style-bullet text:level="1" text:bullet-char="Ø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2" text:bullet-char="Ø">
        <style:list-level-properties text:space-before="0.75in" text:min-label-width="0.375in"/>
        <style:text-properties fo:font-family="Wingdings" style:font-pitch="variable" fo:font-size="45%"/>
      </text:list-level-style-bullet>
      <text:list-level-style-bullet text:level="3" text:bullet-char="Ø">
        <style:list-level-properties text:space-before="1.25in" text:min-label-width="0.375in"/>
        <style:text-properties fo:font-family="Wingdings" style:font-pitch="variable" fo:font-size="45%"/>
      </text:list-level-style-bullet>
      <text:list-level-style-bullet text:level="4" text:bullet-char="Ø">
        <style:list-level-properties text:space-before="1.75in" text:min-label-width="0.375in"/>
        <style:text-properties fo:font-family="Wingdings" style:font-pitch="variable" fo:font-size="45%"/>
      </text:list-level-style-bullet>
      <text:list-level-style-bullet text:level="5" text:bullet-char="Ø">
        <style:list-level-properties text:space-before="2.25in" text:min-label-width="0.375in"/>
        <style:text-properties fo:font-family="Wingdings" style:font-pitch="variable" fo:font-size="45%"/>
      </text:list-level-style-bullet>
      <text:list-level-style-bullet text:level="6" text:bullet-char="Ø">
        <style:list-level-properties text:space-before="2.75in" text:min-label-width="0.375in"/>
        <style:text-properties fo:font-family="Wingdings" style:font-pitch="variable" fo:font-size="45%"/>
      </text:list-level-style-bullet>
      <text:list-level-style-bullet text:level="7" text:bullet-char="Ø">
        <style:list-level-properties text:space-before="3.25in" text:min-label-width="0.375in"/>
        <style:text-properties fo:font-family="Wingdings" style:font-pitch="variable" fo:font-size="45%"/>
      </text:list-level-style-bullet>
      <text:list-level-style-bullet text:level="8" text:bullet-char="Ø">
        <style:list-level-properties text:space-before="3.75in" text:min-label-width="0.375in"/>
        <style:text-properties fo:font-family="Wingdings" style:font-pitch="variable" fo:font-size="45%"/>
      </text:list-level-style-bullet>
      <text:list-level-style-bullet text:level="9" text:bullet-char="Ø">
        <style:list-level-properties text:space-before="4.25in" text:min-label-width="0.375in"/>
        <style:text-properties fo:font-family="Wingdings" style:font-pitch="variable" fo:font-size="45%"/>
      </text:list-level-style-bullet>
    </text:list-style>
    <text:list-style style:name="a1043">
      <text:list-level-style-bullet text:level="1" text:bullet-char="Ø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2" text:bullet-char="Ø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3" text:bullet-char="Ø">
        <style:list-level-properties text:space-before="0.5in" text:min-label-width="0.375in"/>
        <style:text-properties fo:font-family="Wingdings" style:font-pitch="variable" fo:font-size="45%"/>
      </text:list-level-style-bullet>
      <text:list-level-style-bullet text:level="4" text:bullet-char="Ø">
        <style:list-level-properties text:space-before="1in" text:min-label-width="0.375in"/>
        <style:text-properties fo:font-family="Wingdings" style:font-pitch="variable" fo:font-size="45%"/>
      </text:list-level-style-bullet>
      <text:list-level-style-bullet text:level="5" text:bullet-char="Ø">
        <style:list-level-properties text:space-before="1.5in" text:min-label-width="0.375in"/>
        <style:text-properties fo:font-family="Wingdings" style:font-pitch="variable" fo:font-size="45%"/>
      </text:list-level-style-bullet>
      <text:list-level-style-bullet text:level="6" text:bullet-char="Ø">
        <style:list-level-properties text:space-before="2in" text:min-label-width="0.375in"/>
        <style:text-properties fo:font-family="Wingdings" style:font-pitch="variable" fo:font-size="45%"/>
      </text:list-level-style-bullet>
      <text:list-level-style-bullet text:level="7" text:bullet-char="Ø">
        <style:list-level-properties text:space-before="2.5in" text:min-label-width="0.375in"/>
        <style:text-properties fo:font-family="Wingdings" style:font-pitch="variable" fo:font-size="45%"/>
      </text:list-level-style-bullet>
      <text:list-level-style-bullet text:level="8" text:bullet-char="Ø">
        <style:list-level-properties text:space-before="3in" text:min-label-width="0.375in"/>
        <style:text-properties fo:font-family="Wingdings" style:font-pitch="variable" fo:font-size="45%"/>
      </text:list-level-style-bullet>
      <text:list-level-style-bullet text:level="9" text:bullet-char="Ø">
        <style:list-level-properties text:space-before="3.5in" text:min-label-width="0.375in"/>
        <style:text-properties fo:font-family="Wingdings" style:font-pitch="variable" fo:font-size="45%"/>
      </text:list-level-style-bullet>
    </text:list-style>
    <text:list-style style:name="a10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3in"/>
      </text:list-level-style-number>
    </text:list-style>
    <text:list-style style:name="a1049">
      <text:list-level-style-bullet text:level="1" text:bullet-char="Ø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2" text:bullet-char="Ø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3" text:bullet-char="Ø">
        <style:list-level-properties text:space-before="0.5in" text:min-label-width="0.375in"/>
        <style:text-properties fo:font-family="Wingdings" style:font-pitch="variable" fo:font-size="45%"/>
      </text:list-level-style-bullet>
      <text:list-level-style-bullet text:level="4" text:bullet-char="Ø">
        <style:list-level-properties text:space-before="1in" text:min-label-width="0.375in"/>
        <style:text-properties fo:font-family="Wingdings" style:font-pitch="variable" fo:font-size="45%"/>
      </text:list-level-style-bullet>
      <text:list-level-style-bullet text:level="5" text:bullet-char="Ø">
        <style:list-level-properties text:space-before="1.5in" text:min-label-width="0.375in"/>
        <style:text-properties fo:font-family="Wingdings" style:font-pitch="variable" fo:font-size="45%"/>
      </text:list-level-style-bullet>
      <text:list-level-style-bullet text:level="6" text:bullet-char="Ø">
        <style:list-level-properties text:space-before="2in" text:min-label-width="0.375in"/>
        <style:text-properties fo:font-family="Wingdings" style:font-pitch="variable" fo:font-size="45%"/>
      </text:list-level-style-bullet>
      <text:list-level-style-bullet text:level="7" text:bullet-char="Ø">
        <style:list-level-properties text:space-before="2.5in" text:min-label-width="0.375in"/>
        <style:text-properties fo:font-family="Wingdings" style:font-pitch="variable" fo:font-size="45%"/>
      </text:list-level-style-bullet>
      <text:list-level-style-bullet text:level="8" text:bullet-char="Ø">
        <style:list-level-properties text:space-before="3in" text:min-label-width="0.375in"/>
        <style:text-properties fo:font-family="Wingdings" style:font-pitch="variable" fo:font-size="45%"/>
      </text:list-level-style-bullet>
      <text:list-level-style-bullet text:level="9" text:bullet-char="Ø">
        <style:list-level-properties text:space-before="3.5in" text:min-label-width="0.375in"/>
        <style:text-properties fo:font-family="Wingdings" style:font-pitch="variable" fo:font-size="45%"/>
      </text:list-level-style-bullet>
    </text:list-style>
    <text:list-style style:name="a2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8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8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25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25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2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2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52">
      <text:list-level-style-bullet text:level="1" text:bullet-char="Ø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2" text:bullet-char="Ø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3" text:bullet-char="Ø">
        <style:list-level-properties text:space-before="0.5in" text:min-label-width="0.375in"/>
        <style:text-properties fo:font-family="Wingdings" style:font-pitch="variable" fo:font-size="45%"/>
      </text:list-level-style-bullet>
      <text:list-level-style-bullet text:level="4" text:bullet-char="Ø">
        <style:list-level-properties text:space-before="1in" text:min-label-width="0.375in"/>
        <style:text-properties fo:font-family="Wingdings" style:font-pitch="variable" fo:font-size="45%"/>
      </text:list-level-style-bullet>
      <text:list-level-style-bullet text:level="5" text:bullet-char="Ø">
        <style:list-level-properties text:space-before="1.5in" text:min-label-width="0.375in"/>
        <style:text-properties fo:font-family="Wingdings" style:font-pitch="variable" fo:font-size="45%"/>
      </text:list-level-style-bullet>
      <text:list-level-style-bullet text:level="6" text:bullet-char="Ø">
        <style:list-level-properties text:space-before="2in" text:min-label-width="0.375in"/>
        <style:text-properties fo:font-family="Wingdings" style:font-pitch="variable" fo:font-size="45%"/>
      </text:list-level-style-bullet>
      <text:list-level-style-bullet text:level="7" text:bullet-char="Ø">
        <style:list-level-properties text:space-before="2.5in" text:min-label-width="0.375in"/>
        <style:text-properties fo:font-family="Wingdings" style:font-pitch="variable" fo:font-size="45%"/>
      </text:list-level-style-bullet>
      <text:list-level-style-bullet text:level="8" text:bullet-char="Ø">
        <style:list-level-properties text:space-before="3in" text:min-label-width="0.375in"/>
        <style:text-properties fo:font-family="Wingdings" style:font-pitch="variable" fo:font-size="45%"/>
      </text:list-level-style-bullet>
      <text:list-level-style-bullet text:level="9" text:bullet-char="Ø">
        <style:list-level-properties text:space-before="3.5in" text:min-label-width="0.375in"/>
        <style:text-properties fo:font-family="Wingdings" style:font-pitch="variable" fo:font-size="45%"/>
      </text:list-level-style-bullet>
    </text:list-style>
    <text:list-style style:name="a25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4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55">
      <text:list-level-style-bullet text:level="1" text:bullet-char="Ø">
        <style:list-level-properties text:space-before="0in" text:min-label-width="0.375in"/>
        <style:text-properties fo:font-family="Wingdings" style:font-pitch="variable" fo:font-size="75%"/>
      </text:list-level-style-bullet>
      <text:list-level-style-bullet text:level="2" text:bullet-char="Ø">
        <style:list-level-properties text:space-before="0in" text:min-label-width="0.375in"/>
        <style:text-properties fo:font-family="Wingdings" style:font-pitch="variable" fo:font-size="75%"/>
      </text:list-level-style-bullet>
      <text:list-level-style-bullet text:level="3" text:bullet-char="Ø">
        <style:list-level-properties text:space-before="0in" text:min-label-width="0.375in"/>
        <style:text-properties fo:font-family="Wingdings" style:font-pitch="variable" fo:font-size="75%"/>
      </text:list-level-style-bullet>
      <text:list-level-style-bullet text:level="4" text:bullet-char="Ø">
        <style:list-level-properties text:space-before="0.5in" text:min-label-width="0.375in"/>
        <style:text-properties fo:font-family="Wingdings" style:font-pitch="variable" fo:font-size="75%"/>
      </text:list-level-style-bullet>
      <text:list-level-style-bullet text:level="5" text:bullet-char="Ø">
        <style:list-level-properties text:space-before="1in" text:min-label-width="0.375in"/>
        <style:text-properties fo:font-family="Wingdings" style:font-pitch="variable" fo:font-size="75%"/>
      </text:list-level-style-bullet>
      <text:list-level-style-bullet text:level="6" text:bullet-char="Ø">
        <style:list-level-properties text:space-before="1.5in" text:min-label-width="0.375in"/>
        <style:text-properties fo:font-family="Wingdings" style:font-pitch="variable" fo:font-size="75%"/>
      </text:list-level-style-bullet>
      <text:list-level-style-bullet text:level="7" text:bullet-char="Ø">
        <style:list-level-properties text:space-before="2in" text:min-label-width="0.375in"/>
        <style:text-properties fo:font-family="Wingdings" style:font-pitch="variable" fo:font-size="75%"/>
      </text:list-level-style-bullet>
      <text:list-level-style-bullet text:level="8" text:bullet-char="Ø">
        <style:list-level-properties text:space-before="2.5in" text:min-label-width="0.375in"/>
        <style:text-properties fo:font-family="Wingdings" style:font-pitch="variable" fo:font-size="75%"/>
      </text:list-level-style-bullet>
      <text:list-level-style-bullet text:level="9" text:bullet-char="Ø">
        <style:list-level-properties text:space-before="3in" text:min-label-width="0.375in"/>
        <style:text-properties fo:font-family="Wingdings" style:font-pitch="variable" fo:font-size="75%"/>
      </text:list-level-style-bullet>
    </text:list-style>
    <text:list-style style:name="a21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058">
      <text:list-level-style-bullet text:level="1" text:bullet-char="Ø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2" text:bullet-char="Ø">
        <style:list-level-properties text:space-before="0.75in" text:min-label-width="0.375in"/>
        <style:text-properties fo:font-family="Wingdings" style:font-pitch="variable" fo:font-size="45%"/>
      </text:list-level-style-bullet>
      <text:list-level-style-bullet text:level="3" text:bullet-char="Ø">
        <style:list-level-properties text:space-before="1.25in" text:min-label-width="0.375in"/>
        <style:text-properties fo:font-family="Wingdings" style:font-pitch="variable" fo:font-size="45%"/>
      </text:list-level-style-bullet>
      <text:list-level-style-bullet text:level="4" text:bullet-char="Ø">
        <style:list-level-properties text:space-before="1.75in" text:min-label-width="0.375in"/>
        <style:text-properties fo:font-family="Wingdings" style:font-pitch="variable" fo:font-size="45%"/>
      </text:list-level-style-bullet>
      <text:list-level-style-bullet text:level="5" text:bullet-char="Ø">
        <style:list-level-properties text:space-before="2.25in" text:min-label-width="0.375in"/>
        <style:text-properties fo:font-family="Wingdings" style:font-pitch="variable" fo:font-size="45%"/>
      </text:list-level-style-bullet>
      <text:list-level-style-bullet text:level="6" text:bullet-char="Ø">
        <style:list-level-properties text:space-before="2.75in" text:min-label-width="0.375in"/>
        <style:text-properties fo:font-family="Wingdings" style:font-pitch="variable" fo:font-size="45%"/>
      </text:list-level-style-bullet>
      <text:list-level-style-bullet text:level="7" text:bullet-char="Ø">
        <style:list-level-properties text:space-before="3.25in" text:min-label-width="0.375in"/>
        <style:text-properties fo:font-family="Wingdings" style:font-pitch="variable" fo:font-size="45%"/>
      </text:list-level-style-bullet>
      <text:list-level-style-bullet text:level="8" text:bullet-char="Ø">
        <style:list-level-properties text:space-before="3.75in" text:min-label-width="0.375in"/>
        <style:text-properties fo:font-family="Wingdings" style:font-pitch="variable" fo:font-size="45%"/>
      </text:list-level-style-bullet>
      <text:list-level-style-bullet text:level="9" text:bullet-char="Ø">
        <style:list-level-properties text:space-before="4.25in" text:min-label-width="0.375in"/>
        <style:text-properties fo:font-family="Wingdings" style:font-pitch="variable" fo:font-size="45%"/>
      </text:list-level-style-bullet>
    </text:list-style>
    <text:list-style style:name="a2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2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21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25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22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21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1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21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26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063">
      <text:list-level-style-bullet text:level="1" text:bullet-char="Ø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2" text:bullet-char="Ø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3" text:bullet-char="Ø">
        <style:list-level-properties text:space-before="0.5in" text:min-label-width="0.375in"/>
        <style:text-properties fo:font-family="Wingdings" style:font-pitch="variable" fo:font-size="45%"/>
      </text:list-level-style-bullet>
      <text:list-level-style-bullet text:level="4" text:bullet-char="Ø">
        <style:list-level-properties text:space-before="1in" text:min-label-width="0.375in"/>
        <style:text-properties fo:font-family="Wingdings" style:font-pitch="variable" fo:font-size="45%"/>
      </text:list-level-style-bullet>
      <text:list-level-style-bullet text:level="5" text:bullet-char="Ø">
        <style:list-level-properties text:space-before="1.5in" text:min-label-width="0.375in"/>
        <style:text-properties fo:font-family="Wingdings" style:font-pitch="variable" fo:font-size="45%"/>
      </text:list-level-style-bullet>
      <text:list-level-style-bullet text:level="6" text:bullet-char="Ø">
        <style:list-level-properties text:space-before="2in" text:min-label-width="0.375in"/>
        <style:text-properties fo:font-family="Wingdings" style:font-pitch="variable" fo:font-size="45%"/>
      </text:list-level-style-bullet>
      <text:list-level-style-bullet text:level="7" text:bullet-char="Ø">
        <style:list-level-properties text:space-before="2.5in" text:min-label-width="0.375in"/>
        <style:text-properties fo:font-family="Wingdings" style:font-pitch="variable" fo:font-size="45%"/>
      </text:list-level-style-bullet>
      <text:list-level-style-bullet text:level="8" text:bullet-char="Ø">
        <style:list-level-properties text:space-before="3in" text:min-label-width="0.375in"/>
        <style:text-properties fo:font-family="Wingdings" style:font-pitch="variable" fo:font-size="45%"/>
      </text:list-level-style-bullet>
      <text:list-level-style-bullet text:level="9" text:bullet-char="Ø">
        <style:list-level-properties text:space-before="3.5in" text:min-label-width="0.375in"/>
        <style:text-properties fo:font-family="Wingdings" style:font-pitch="variable" fo:font-size="45%"/>
      </text:list-level-style-bullet>
    </text:list-style>
    <text:list-style style:name="a215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2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6">
      <text:list-level-style-bullet text:level="1" text:bullet-char="Ø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2" text:bullet-char="Ø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3" text:bullet-char="Ø">
        <style:list-level-properties text:space-before="0.5in" text:min-label-width="0.375in"/>
        <style:text-properties fo:font-family="Wingdings" style:font-pitch="variable" fo:font-size="45%"/>
      </text:list-level-style-bullet>
      <text:list-level-style-bullet text:level="4" text:bullet-char="Ø">
        <style:list-level-properties text:space-before="1in" text:min-label-width="0.375in"/>
        <style:text-properties fo:font-family="Wingdings" style:font-pitch="variable" fo:font-size="45%"/>
      </text:list-level-style-bullet>
      <text:list-level-style-bullet text:level="5" text:bullet-char="Ø">
        <style:list-level-properties text:space-before="1.5in" text:min-label-width="0.375in"/>
        <style:text-properties fo:font-family="Wingdings" style:font-pitch="variable" fo:font-size="45%"/>
      </text:list-level-style-bullet>
      <text:list-level-style-bullet text:level="6" text:bullet-char="Ø">
        <style:list-level-properties text:space-before="2in" text:min-label-width="0.375in"/>
        <style:text-properties fo:font-family="Wingdings" style:font-pitch="variable" fo:font-size="45%"/>
      </text:list-level-style-bullet>
      <text:list-level-style-bullet text:level="7" text:bullet-char="Ø">
        <style:list-level-properties text:space-before="2.5in" text:min-label-width="0.375in"/>
        <style:text-properties fo:font-family="Wingdings" style:font-pitch="variable" fo:font-size="45%"/>
      </text:list-level-style-bullet>
      <text:list-level-style-bullet text:level="8" text:bullet-char="Ø">
        <style:list-level-properties text:space-before="3in" text:min-label-width="0.375in"/>
        <style:text-properties fo:font-family="Wingdings" style:font-pitch="variable" fo:font-size="45%"/>
      </text:list-level-style-bullet>
      <text:list-level-style-bullet text:level="9" text:bullet-char="Ø">
        <style:list-level-properties text:space-before="3.5in" text:min-label-width="0.375in"/>
        <style:text-properties fo:font-family="Wingdings" style:font-pitch="variable" fo:font-size="45%"/>
      </text:list-level-style-bullet>
    </text:list-style>
    <text:list-style style:name="a22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2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2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22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0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22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0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40" draw:style-name="a987" draw:master-page-name="Master1-Layout7-blank-Blank" presentation:presentation-page-layout-name="Master1-PPL7" draw:id="Slide-295">
        <draw:frame draw:id="id100" presentation:style-name="a998" draw:name="Subtitle 1" svg:x="0.55118in" svg:y="0.32953in" svg:width="9.92087in" svg:height="6.39961in" presentation:class="subtitle" presentation:placeholder="false">
          <draw:text-box>
            <text:p text:style-name="a989" text:class-names="" text:cond-style-name=""><text:span text:style-name="a988" text:class-names="">2 Common Problems involving Pointers:</text:span></text:p>
            <text:p text:style-name="a991" text:class-names="" text:cond-style-name=""><text:span text:style-name="a990" text:class-names=""/></text:p>
            <text:p text:style-name="a993" text:class-names="" text:cond-style-name=""><text:span text:style-name="a992" text:class-names="">(Dereferencing) Dangling Pointers</text:span></text:p>
            <text:p text:style-name="a995" text:class-names="" text:cond-style-name=""><text:span text:style-name="a994" text:class-names="">And</text:span></text:p>
            <text:p text:style-name="a997" text:class-names="" text:cond-style-name=""><text:span text:style-name="a996" text:class-names="">Garbage Memory</text:span></text:p>
          </draw:text-box>
          <svg:title/>
          <svg:desc/>
        </draw:frame>
        <presentation:notes draw:style-name="a1004">
          <draw:frame draw:id="id101" draw:style-name="a1001" draw:name="Slide Number Placeholder 6" svg:x="4.67953in" svg:y="11.10827in" svg:width="3.5878in" svg:height="0.58425in">
            <draw:text-box>
              <text:p text:style-name="a1000" text:class-names="" text:cond-style-name=""><text:span text:style-name="a999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02" presentation:style-name="a1002" draw:name="Slide Image Placeholder 1">
            <svg:title/>
            <svg:desc/>
          </draw:page-thumbnail>
          <draw:frame draw:id="id103" presentation:style-name="a100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4" draw:style-name="a1005" draw:master-page-name="Master2-Layout7-blank-Blank" presentation:presentation-page-layout-name="Master2-PPL7" draw:id="Slide-299">
        <draw:frame draw:id="id104" presentation:style-name="a1008" draw:name="Title 1" svg:x="0.55118in" svg:y="0.32953in" svg:width="9.92087in" svg:height="1.38031in" presentation:class="title" presentation:placeholder="false">
          <draw:text-box>
            <text:p text:style-name="a1007" text:class-names="" text:cond-style-name=""><text:span text:style-name="a1006" text:class-names="">Dangling Pointers</text:span></text:p>
          </draw:text-box>
          <svg:title/>
          <svg:desc/>
        </draw:frame>
        <draw:frame draw:id="id105" presentation:style-name="a1027" draw:name="Text Placeholder 2" svg:x="0.46341in" svg:y="1.70984in" svg:width="10.23171in" svg:height="5.45669in" presentation:class="outline" presentation:placeholder="false">
          <draw:text-box>
            <text:list text:style-name="a1011">
              <text:list-item>
                <text:p text:style-name="a1010" text:class-names="" text:cond-style-name=""><text:span text:style-name="a1009" text:class-names="">A pointer is dangling when declared &amp; not initialized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>A pointer becomes non dangling, when assigned to a “good” memory location like local variables, global variables, malloc-ed memory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>A pointer can become dangling again due to mistakes in pointer arithmetic</text:span></text:p>
              </text:list-item>
            </text:list>
            <text:list text:style-name="a1020">
              <text:list-item>
                <text:list text:style-name="a1020">
                  <text:list-item>
                    <text:p text:style-name="a1019" text:class-names="" text:cond-style-name=""><text:span text:style-name="a1018" text:class-names="">Mistakes in manipulation of dynamically allocated memory, e.g. Linked list pointers <text:s text:c="1"/></text:span></text:p>
                  </text:list-item>
                </text:list>
              </text:list-item>
            </text:list>
            <text:list text:style-name="a1023">
              <text:list-item>
                <text:list text:style-name="a1023">
                  <text:list-item>
                    <text:p text:style-name="a1022" text:class-names="" text:cond-style-name=""><text:span text:style-name="a1021" text:class-names="">On deallocation of malloced memory using free()</text:span></text:p>
                  </text:list-item>
                </text:list>
              </text:list-item>
            </text:list>
            <text:list text:style-name="a1026">
              <text:list-item>
                <text:list text:style-name="a1026">
                  <text:list-item>
                    <text:p text:style-name="a1025" text:class-names="" text:cond-style-name=""><text:span text:style-name="a1024" text:class-names=""><text:s text:c="1"/>etc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033">
          <draw:frame draw:id="id106" draw:style-name="a1030" draw:name="Slide Number Placeholder 6" svg:x="4.67953in" svg:y="11.10827in" svg:width="3.5878in" svg:height="0.58425in">
            <draw:text-box>
              <text:p text:style-name="a1029" text:class-names="" text:cond-style-name=""><text:span text:style-name="a1028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07" presentation:style-name="a1031" draw:name="Slide Image Placeholder 1">
            <svg:title/>
            <svg:desc/>
          </draw:page-thumbnail>
          <draw:frame draw:id="id108" presentation:style-name="a103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3" draw:style-name="a1034" draw:master-page-name="Master2-Layout7-blank-Blank" presentation:presentation-page-layout-name="Master2-PPL7" draw:id="Slide-298">
        <draw:frame draw:id="id109" presentation:style-name="a1037" draw:name="Title 1" svg:x="0.55118in" svg:y="0.32953in" svg:width="9.92087in" svg:height="1.38031in" presentation:class="title" presentation:placeholder="false">
          <draw:text-box>
            <text:p text:style-name="a1036" text:class-names="" text:cond-style-name=""><text:span text:style-name="a1035" text:class-names="">Dangling Pointers</text:span></text:p>
          </draw:text-box>
          <svg:title/>
          <svg:desc/>
        </draw:frame>
        <draw:frame draw:id="id120" presentation:style-name="a1071" draw:name="Text Placeholder 2" svg:x="0.55118in" svg:y="1.40533in" svg:width="9.92087in" svg:height="5.45669in" presentation:class="outline" presentation:placeholder="false">
          <draw:text-box>
            <text:list text:style-name="a1040">
              <text:list-item>
                <text:p text:style-name="a1039" text:class-names="" text:cond-style-name="" text:id="id110"><text:span text:style-name="a1038" text:class-names="">Total 3 Possibilities for a pointer value</text:span></text:p>
              </text:list-item>
            </text:list>
            <text:list text:style-name="a1043">
              <text:list-item>
                <text:list text:style-name="a1043">
                  <text:list-item>
                    <text:p text:style-name="a1042" text:class-names="" text:cond-style-name="" text:id="id111"><text:span text:style-name="a1041" text:class-names="">Points to memory owned by program</text:span></text:p>
                  </text:list-item>
                </text:list>
              </text:list-item>
            </text:list>
            <text:list text:style-name="a1046">
              <text:list-item>
                <text:list text:style-name="a1046">
                  <text:list-item>
                    <text:list text:style-name="a1046">
                      <text:list-item>
                        <text:p text:style-name="a1045" text:class-names="" text:cond-style-name="" text:id="id112"><text:span text:style-name="a1044" text:class-names=""><text:s text:c="6"/>Local variables, Global Variables, Malloced Memory</text:span></text:p>
                      </text:list-item>
                    </text:list>
                  </text:list-item>
                </text:list>
              </text:list-item>
            </text:list>
            <text:list text:style-name="a1049">
              <text:list-item>
                <text:list text:style-name="a1049">
                  <text:list-item>
                    <text:p text:style-name="a1048" text:class-names="" text:cond-style-name="" text:id="id113"><text:span text:style-name="a1047" text:class-names="">= NULL</text:span></text:p>
                  </text:list-item>
                </text:list>
              </text:list-item>
            </text:list>
            <text:list text:style-name="a1052">
              <text:list-item>
                <text:list text:style-name="a1052">
                  <text:list-item>
                    <text:p text:style-name="a1051" text:class-names="" text:cond-style-name="" text:id="id114"><text:span text:style-name="a1050" text:class-names="">Dangling</text:span></text:p>
                  </text:list-item>
                </text:list>
              </text:list-item>
            </text:list>
            <text:list text:style-name="a1055">
              <text:list-item>
                <text:list text:style-name="a1055">
                  <text:list-item>
                    <text:list text:style-name="a1055">
                      <text:list-item>
                        <text:p text:style-name="a1054" text:class-names="" text:cond-style-name="" text:id="id115"><text:span text:style-name="a1053" text:class-names="">Some texts differentiate between ‘wild’ (uninitialized) and ‘dangling’ pointers</text:span></text:p>
                      </text:list-item>
                    </text:list>
                  </text:list-item>
                </text:list>
              </text:list-item>
            </text:list>
            <text:list text:style-name="a1058">
              <text:list-item>
                <text:p text:style-name="a1057" text:class-names="" text:cond-style-name="" text:id="id116"><text:span text:style-name="a1056" text:class-names="">Dereferencing (that is * ) a dangling (or NULL) pointer is NOT to be done</text:span></text:p>
              </text:list-item>
            </text:list>
            <text:list text:style-name="a1063">
              <text:list-item>
                <text:list text:style-name="a1063">
                  <text:list-item>
                    <text:p text:style-name="a1062" text:class-names="" text:cond-style-name="" text:id="id117"><text:span text:style-name="a1059" text:class-names="">Even if you find that dereferencing a dangling pointer “</text:span><text:span text:style-name="a1060" text:class-names="">does not create problem”<text:s text:c="1"/></text:span><text:span text:style-name="a1061" text:class-names="">in your code, it is still not to be done!</text:span></text:p>
                  </text:list-item>
                </text:list>
              </text:list-item>
            </text:list>
            <text:list text:style-name="a1066">
              <text:list-item>
                <text:list text:style-name="a1066">
                  <text:list-item>
                    <text:p text:style-name="a1065" text:class-names="" text:cond-style-name="" text:id="id118"><text:span text:style-name="a1064" text:class-names="">Result: The OS terminates the code giving</text:span></text:p>
                  </text:list-item>
                </text:list>
              </text:list-item>
            </text:list>
            <text:list text:style-name="a1070">
              <text:list-item>
                <text:list text:style-name="a1070">
                  <text:list-item>
                    <text:p text:style-name="a1069" text:class-names="" text:cond-style-name="" text:id="id119"><text:span text:style-name="a1067" text:class-names=""><text:s text:c="25"/></text:span><text:span text:style-name="a1068" text:class-names="">“Segmentation Fault”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16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17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18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077">
          <draw:frame draw:id="id121" draw:style-name="a1074" draw:name="Slide Number Placeholder 6" svg:x="4.67953in" svg:y="11.10827in" svg:width="3.5878in" svg:height="0.58425in">
            <draw:text-box>
              <text:p text:style-name="a1073" text:class-names="" text:cond-style-name=""><text:span text:style-name="a1072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22" presentation:style-name="a1075" draw:name="Slide Image Placeholder 1">
            <svg:title/>
            <svg:desc/>
          </draw:page-thumbnail>
          <draw:frame draw:id="id123" presentation:style-name="a107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5" draw:style-name="a1078" draw:master-page-name="Master2-Layout7-blank-Blank" presentation:presentation-page-layout-name="Master2-PPL7" draw:id="Slide-300">
        <draw:frame draw:id="id124" draw:style-name="a1087" draw:name="TextBox 1" svg:x="0.7874in" svg:y="0.3937in" svg:width="9.38386in" svg:height="3.93701in">
          <draw:text-box>
            <text:p text:style-name="a1080" text:class-names="" text:cond-style-name=""><text:span text:style-name="a1079" text:class-names="">int main() {</text:span></text:p>
            <text:p text:style-name="a1082" text:class-names="" text:cond-style-name=""><text:span text:style-name="a1081" text:class-names=""><text:s text:c="8"/>int *p, i, j, *q;// p,q are dangling</text:span></text:p>
            <text:p text:style-name="a1084" text:class-names="" text:cond-style-name=""><text:span text:style-name="a1083" text:class-names=""><text:s text:c="8"/></text:span></text:p>
            <text:p text:style-name="a1086" text:class-names="" text:cond-style-name=""><text:span text:style-name="a1085" text:class-names="">}</text:span></text:p>
          </draw:text-box>
          <svg:title/>
          <svg:desc/>
        </draw:frame>
        <draw:g draw:name="Group 2" draw:id="id125">
          <svg:title/>
          <svg:desc/>
          <draw:custom-shape svg:x="1.5748in" svg:y="6.29921in" svg:width="0.59055in" svg:height="0.59055in" draw:id="id127" draw:style-name="a1093" draw:name="Freeform: Shape 3">
            <svg:title/>
            <svg:desc/>
            <text:p text:style-name="a1092" text:class-names="" text:cond-style-name=""><text:span text:style-name="a1091" text:class-names="">p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3.34646in" svg:y="6.29921in" svg:width="0.59055in" svg:height="0.59055in" draw:id="id128" draw:style-name="a1096" draw:name="Freeform: Shape 4">
            <svg:title/>
            <svg:desc/>
            <text:p text:style-name="a1095" text:class-names="" text:cond-style-name=""><text:span text:style-name="a1094" text:class-names="">i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5.11811in" svg:y="6.29921in" svg:width="0.59055in" svg:height="0.59055in" draw:id="id129" draw:style-name="a1099" draw:name="Freeform: Shape 5">
            <svg:title/>
            <svg:desc/>
            <text:p text:style-name="a1098" text:class-names="" text:cond-style-name=""><text:span text:style-name="a1097" text:class-names="">q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6.88976in" svg:y="6.29921in" svg:width="0.59055in" svg:height="0.59055in" draw:id="id130" draw:style-name="a1102" draw:name="Freeform: Shape 6">
            <svg:title/>
            <svg:desc/>
            <text:p text:style-name="a1101" text:class-names="" text:cond-style-name=""><text:span text:style-name="a1100" text:class-names="">j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4.89409in" svg:y="5.18937in" svg:width="0.84803in" svg:height="1.25079in" draw:id="id131" draw:style-name="a1106" draw:name="Freeform: Shape 7">
            <svg:title/>
            <svg:desc/>
            <text:p text:style-name="a1104" text:class-names="" text:cond-style-name=""><text:span text:style-name="a1103" text:class-names=""/></text:p>
            <draw:enhanced-geometry xmlns:dr3d="urn:oasis:names:tc:opendocument:xmlns:dr3d:1.0" draw:type="non-primitive" svg:viewBox="0 0 2155 3178" draw:enhanced-path="M ?f3 ?f4 C ?f5 ?f6 ?f7 ?f8 ?f9 ?f10 ?f11 ?f12 ?f13 ?f14 ?f15 ?f16 L ?f9 ?f17 ?f18 ?f0 N" draw:text-areas="?f23 ?f25 ?f24 ?f26">
              <draw:equation draw:name="f0" draw:formula="0"/>
              <draw:equation draw:name="f1" draw:formula="2155"/>
              <draw:equation draw:name="f2" draw:formula="3178"/>
              <draw:equation draw:name="f3" draw:formula="1231"/>
              <draw:equation draw:name="f4" draw:formula="3175"/>
              <draw:equation draw:name="f5" draw:formula="2020"/>
              <draw:equation draw:name="f6" draw:formula="3253"/>
              <draw:equation draw:name="f7" draw:formula="2862"/>
              <draw:equation draw:name="f8" draw:formula="1864"/>
              <draw:equation draw:name="f9" draw:formula="1183"/>
              <draw:equation draw:name="f10" draw:formula="1876"/>
              <draw:equation draw:name="f11" draw:formula="719"/>
              <draw:equation draw:name="f12" draw:formula="1879"/>
              <draw:equation draw:name="f13" draw:formula="0 - 434"/>
              <draw:equation draw:name="f14" draw:formula="1770"/>
              <draw:equation draw:name="f15" draw:formula="173"/>
              <draw:equation draw:name="f16" draw:formula="914"/>
              <draw:equation draw:name="f17" draw:formula="385"/>
              <draw:equation draw:name="f18" draw:formula="1472"/>
              <draw:equation draw:name="f19" draw:formula="?f2 - ?f0"/>
              <draw:equation draw:name="f20" draw:formula="?f1 - ?f0"/>
              <draw:equation draw:name="f21" draw:formula="?f20 / 2155"/>
              <draw:equation draw:name="f22" draw:formula="?f19 / 3178"/>
              <draw:equation draw:name="f23" draw:formula="?f0 / ?f21"/>
              <draw:equation draw:name="f24" draw:formula="?f1 / ?f21"/>
              <draw:equation draw:name="f25" draw:formula="?f0 / ?f22"/>
              <draw:equation draw:name="f26" draw:formula="?f2 / ?f22"/>
            </draw:enhanced-geometry>
          </draw:custom-shape>
          <draw:custom-shape svg:width="0.81417in" svg:height="0.78346in" draw:id="id132" draw:style-name="a1110" draw:transform="translate(-0.40708in -0.39173in) rotate(-2.55307) translate(1.39467in 6.32063in)" draw:name="Freeform: Shape 8">
            <svg:title/>
            <svg:desc/>
            <text:p text:style-name="a1108" text:class-names="" text:cond-style-name=""><text:span text:style-name="a1107" text:class-names=""/></text:p>
            <draw:enhanced-geometry xmlns:dr3d="urn:oasis:names:tc:opendocument:xmlns:dr3d:1.0" draw:type="non-primitive" svg:viewBox="0 0 2069 1991" draw:enhanced-path="M ?f0 ?f0 C ?f3 ?f4 ?f5 ?f6 ?f7 ?f8 ?f9 ?f10 ?f11 ?f12 ?f13 ?f14 L ?f15 ?f16 ?f1 ?f17 N" draw:text-areas="?f22 ?f24 ?f23 ?f25">
              <draw:equation draw:name="f0" draw:formula="0"/>
              <draw:equation draw:name="f1" draw:formula="2069"/>
              <draw:equation draw:name="f2" draw:formula="1991"/>
              <draw:equation draw:name="f3" draw:formula="381"/>
              <draw:equation draw:name="f4" draw:formula="163"/>
              <draw:equation draw:name="f5" draw:formula="2195"/>
              <draw:equation draw:name="f6" draw:formula="0 - 208"/>
              <draw:equation draw:name="f7" draw:formula="1055"/>
              <draw:equation draw:name="f8" draw:formula="627"/>
              <draw:equation draw:name="f9" draw:formula="570"/>
              <draw:equation draw:name="f10" draw:formula="982"/>
              <draw:equation draw:name="f11" draw:formula="0 - 706"/>
              <draw:equation draw:name="f12" draw:formula="2482"/>
              <draw:equation draw:name="f13" draw:formula="1162"/>
              <draw:equation draw:name="f14" draw:formula="1827"/>
              <draw:equation draw:name="f15" draw:formula="1615"/>
              <draw:equation draw:name="f16" draw:formula="1640"/>
              <draw:equation draw:name="f17" draw:formula="1800"/>
              <draw:equation draw:name="f18" draw:formula="?f2 - ?f0"/>
              <draw:equation draw:name="f19" draw:formula="?f1 - ?f0"/>
              <draw:equation draw:name="f20" draw:formula="?f19 / 2069"/>
              <draw:equation draw:name="f21" draw:formula="?f18 / 1991"/>
              <draw:equation draw:name="f22" draw:formula="?f0 / ?f20"/>
              <draw:equation draw:name="f23" draw:formula="?f1 / ?f20"/>
              <draw:equation draw:name="f24" draw:formula="?f0 / ?f21"/>
              <draw:equation draw:name="f25" draw:formula="?f2 / ?f21"/>
            </draw:enhanced-geometry>
          </draw:custom-shape>
        </draw:g>
        <draw:frame draw:id="id126" draw:style-name="a1090" draw:name="TextBox 9" svg:x="0.98425in" svg:y="7.28346in" svg:width="8.85827in" svg:height="0.47402in">
          <draw:text-box>
            <text:p text:style-name="a1089" text:class-names="" text:cond-style-name=""><text:span text:style-name="a1088" text:class-names="">Dangling Pointers Example: 1</text:span></text:p>
          </draw:text-box>
          <svg:title/>
          <svg:desc/>
        </draw:frame>
        <presentation:notes draw:style-name="a1116">
          <draw:frame draw:id="id133" draw:style-name="a1113" draw:name="Slide Number Placeholder 6" svg:x="4.67953in" svg:y="11.10827in" svg:width="3.5878in" svg:height="0.58425in">
            <draw:text-box>
              <text:p text:style-name="a1112" text:class-names="" text:cond-style-name=""><text:span text:style-name="a1111" text:class-names=""><text:page-number style:num-format="1" text:fixed="false"/></text:span></text:p>
            </draw:text-box>
            <svg:title/>
            <svg:desc/>
          </draw:frame>
          <draw:page-thumbnail draw:page-number="4" svg:x="1.21063in" svg:y="0.88858in" svg:width="5.84567in" svg:height="4.38386in" presentation:class="page" draw:id="id134" presentation:style-name="a1114" draw:name="Slide Image Placeholder 1">
            <svg:title/>
            <svg:desc/>
          </draw:page-thumbnail>
          <draw:frame draw:id="id135" presentation:style-name="a111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6" draw:style-name="a1117" draw:master-page-name="Master2-Layout7-blank-Blank" presentation:presentation-page-layout-name="Master2-PPL7" draw:id="Slide-301">
        <draw:frame draw:id="id136" draw:style-name="a1128" draw:name="TextBox 1" svg:x="0.7874in" svg:y="0.3937in" svg:width="9.38386in" svg:height="3.93701in">
          <draw:text-box>
            <text:p text:style-name="a1119" text:class-names="" text:cond-style-name=""><text:span text:style-name="a1118" text:class-names="">int main() {</text:span></text:p>
            <text:p text:style-name="a1121" text:class-names="" text:cond-style-name=""><text:span text:style-name="a1120" text:class-names=""><text:s text:c="8"/>int *p, i, j, *q;// p,q are dangling</text:span></text:p>
            <text:p text:style-name="a1123" text:class-names="" text:cond-style-name=""><text:span text:style-name="a1122" text:class-names=""><text:s text:c="8"/>p = &amp;i; // p not dangling</text:span></text:p>
            <text:p text:style-name="a1125" text:class-names="" text:cond-style-name=""><text:span text:style-name="a1124" text:class-names=""><text:s text:c="8"/></text:span></text:p>
            <text:p text:style-name="a1127" text:class-names="" text:cond-style-name=""><text:span text:style-name="a1126" text:class-names="">}</text:span></text:p>
          </draw:text-box>
          <svg:title/>
          <svg:desc/>
        </draw:frame>
        <draw:g draw:name="Group 2" draw:id="id137">
          <svg:title/>
          <svg:desc/>
          <draw:custom-shape svg:x="1.5748in" svg:y="6.29961in" svg:width="0.59055in" svg:height="0.59055in" draw:id="id139" draw:style-name="a1134" draw:name="Freeform: Shape 3">
            <svg:title/>
            <svg:desc/>
            <text:p text:style-name="a1133" text:class-names="" text:cond-style-name=""><text:span text:style-name="a1132" text:class-names="">p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3.34646in" svg:y="6.29961in" svg:width="0.59055in" svg:height="0.59055in" draw:id="id140" draw:style-name="a1137" draw:name="Freeform: Shape 4">
            <svg:title/>
            <svg:desc/>
            <text:p text:style-name="a1136" text:class-names="" text:cond-style-name=""><text:span text:style-name="a1135" text:class-names="">i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5.11811in" svg:y="6.29961in" svg:width="0.59055in" svg:height="0.59055in" draw:id="id141" draw:style-name="a1140" draw:name="Freeform: Shape 5">
            <svg:title/>
            <svg:desc/>
            <text:p text:style-name="a1139" text:class-names="" text:cond-style-name=""><text:span text:style-name="a1138" text:class-names="">q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6.88976in" svg:y="6.29961in" svg:width="0.59055in" svg:height="0.59055in" draw:id="id142" draw:style-name="a1143" draw:name="Freeform: Shape 6">
            <svg:title/>
            <svg:desc/>
            <text:p text:style-name="a1142" text:class-names="" text:cond-style-name=""><text:span text:style-name="a1141" text:class-names="">j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4.89409in" svg:y="5.18976in" svg:width="0.84803in" svg:height="1.25079in" draw:id="id143" draw:style-name="a1147" draw:name="Freeform: Shape 7">
            <svg:title/>
            <svg:desc/>
            <text:p text:style-name="a1145" text:class-names="" text:cond-style-name=""><text:span text:style-name="a1144" text:class-names=""/></text:p>
            <draw:enhanced-geometry xmlns:dr3d="urn:oasis:names:tc:opendocument:xmlns:dr3d:1.0" draw:type="non-primitive" svg:viewBox="0 0 2155 3178" draw:enhanced-path="M ?f3 ?f4 C ?f5 ?f6 ?f7 ?f8 ?f9 ?f10 ?f11 ?f12 ?f13 ?f14 ?f15 ?f16 L ?f9 ?f17 ?f18 ?f0 N" draw:text-areas="?f23 ?f25 ?f24 ?f26">
              <draw:equation draw:name="f0" draw:formula="0"/>
              <draw:equation draw:name="f1" draw:formula="2155"/>
              <draw:equation draw:name="f2" draw:formula="3178"/>
              <draw:equation draw:name="f3" draw:formula="1231"/>
              <draw:equation draw:name="f4" draw:formula="3175"/>
              <draw:equation draw:name="f5" draw:formula="2020"/>
              <draw:equation draw:name="f6" draw:formula="3253"/>
              <draw:equation draw:name="f7" draw:formula="2862"/>
              <draw:equation draw:name="f8" draw:formula="1864"/>
              <draw:equation draw:name="f9" draw:formula="1183"/>
              <draw:equation draw:name="f10" draw:formula="1876"/>
              <draw:equation draw:name="f11" draw:formula="719"/>
              <draw:equation draw:name="f12" draw:formula="1879"/>
              <draw:equation draw:name="f13" draw:formula="0 - 434"/>
              <draw:equation draw:name="f14" draw:formula="1770"/>
              <draw:equation draw:name="f15" draw:formula="173"/>
              <draw:equation draw:name="f16" draw:formula="914"/>
              <draw:equation draw:name="f17" draw:formula="385"/>
              <draw:equation draw:name="f18" draw:formula="1472"/>
              <draw:equation draw:name="f19" draw:formula="?f2 - ?f0"/>
              <draw:equation draw:name="f20" draw:formula="?f1 - ?f0"/>
              <draw:equation draw:name="f21" draw:formula="?f20 / 2155"/>
              <draw:equation draw:name="f22" draw:formula="?f19 / 3178"/>
              <draw:equation draw:name="f23" draw:formula="?f0 / ?f21"/>
              <draw:equation draw:name="f24" draw:formula="?f1 / ?f21"/>
              <draw:equation draw:name="f25" draw:formula="?f0 / ?f22"/>
              <draw:equation draw:name="f26" draw:formula="?f2 / ?f22"/>
            </draw:enhanced-geometry>
          </draw:custom-shape>
          <draw:custom-shape svg:x="2.16535in" svg:y="6.49606in" svg:width="1.1811in" svg:height="0in" draw:id="id144" draw:style-name="a1151" draw:name="Straight Connector 8">
            <svg:title/>
            <svg:desc/>
            <text:p text:style-name="a1149" text:class-names="" text:cond-style-name=""><text:span text:style-name="a114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</draw:g>
        <draw:frame draw:id="id138" draw:style-name="a1131" draw:name="TextBox 9" svg:x="0.98425in" svg:y="7.28386in" svg:width="8.85827in" svg:height="0.47402in">
          <draw:text-box>
            <text:p text:style-name="a1130" text:class-names="" text:cond-style-name=""><text:span text:style-name="a1129" text:class-names="">Dangling Pointers Example: 1</text:span></text:p>
          </draw:text-box>
          <svg:title/>
          <svg:desc/>
        </draw:frame>
        <presentation:notes draw:style-name="a1157">
          <draw:frame draw:id="id145" draw:style-name="a1154" draw:name="Slide Number Placeholder 6" svg:x="4.67953in" svg:y="11.10827in" svg:width="3.5878in" svg:height="0.58425in">
            <draw:text-box>
              <text:p text:style-name="a1153" text:class-names="" text:cond-style-name=""><text:span text:style-name="a1152" text:class-names=""><text:page-number style:num-format="1" text:fixed="false"/></text:span></text:p>
            </draw:text-box>
            <svg:title/>
            <svg:desc/>
          </draw:frame>
          <draw:page-thumbnail draw:page-number="5" svg:x="1.21063in" svg:y="0.88858in" svg:width="5.84567in" svg:height="4.38386in" presentation:class="page" draw:id="id146" presentation:style-name="a1155" draw:name="Slide Image Placeholder 1">
            <svg:title/>
            <svg:desc/>
          </draw:page-thumbnail>
          <draw:frame draw:id="id147" presentation:style-name="a115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7" draw:style-name="a1158" draw:master-page-name="Master2-Layout7-blank-Blank" presentation:presentation-page-layout-name="Master2-PPL7" draw:id="Slide-302">
        <draw:frame draw:id="id148" draw:style-name="a1171" draw:name="TextBox 1" svg:x="0.7874in" svg:y="0.3937in" svg:width="9.38386in" svg:height="3.93701in">
          <draw:text-box>
            <text:p text:style-name="a1160" text:class-names="" text:cond-style-name=""><text:span text:style-name="a1159" text:class-names="">int main() {</text:span></text:p>
            <text:p text:style-name="a1162" text:class-names="" text:cond-style-name=""><text:span text:style-name="a1161" text:class-names=""><text:s text:c="8"/>int *p, i, j, *q;// p,q are dangling</text:span></text:p>
            <text:p text:style-name="a1164" text:class-names="" text:cond-style-name=""><text:span text:style-name="a1163" text:class-names=""><text:s text:c="8"/>p = &amp;i; // p not dangling</text:span></text:p>
            <text:p text:style-name="a1166" text:class-names="" text:cond-style-name=""><text:span text:style-name="a1165" text:class-names=""><text:s text:c="8"/>i = 10; // *p = 10</text:span></text:p>
            <text:p text:style-name="a1168" text:class-names="" text:cond-style-name=""><text:span text:style-name="a1167" text:class-names=""><text:s text:c="7"/></text:span></text:p>
            <text:p text:style-name="a1170" text:class-names="" text:cond-style-name=""><text:span text:style-name="a1169" text:class-names="">}</text:span></text:p>
          </draw:text-box>
          <svg:title/>
          <svg:desc/>
        </draw:frame>
        <draw:g draw:name="Group 2" draw:id="id149">
          <svg:title/>
          <svg:desc/>
          <draw:custom-shape svg:x="1.5748in" svg:y="6.3in" svg:width="0.59055in" svg:height="0.59055in" draw:id="id151" draw:style-name="a1177" draw:name="Freeform: Shape 3">
            <svg:title/>
            <svg:desc/>
            <text:p text:style-name="a1176" text:class-names="" text:cond-style-name=""><text:span text:style-name="a1175" text:class-names="">p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3.34646in" svg:y="6.3in" svg:width="0.98425in" svg:height="0.59055in" draw:id="id152" draw:style-name="a1180" draw:name="Freeform: Shape 4">
            <svg:title/>
            <svg:desc/>
            <text:p text:style-name="a1179" text:class-names="" text:cond-style-name=""><text:span text:style-name="a1178" text:class-names="">I = 10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5.11811in" svg:y="6.3in" svg:width="0.59055in" svg:height="0.59055in" draw:id="id153" draw:style-name="a1183" draw:name="Freeform: Shape 5">
            <svg:title/>
            <svg:desc/>
            <text:p text:style-name="a1182" text:class-names="" text:cond-style-name=""><text:span text:style-name="a1181" text:class-names="">q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6.88976in" svg:y="6.3in" svg:width="0.59055in" svg:height="0.59055in" draw:id="id154" draw:style-name="a1186" draw:name="Freeform: Shape 6">
            <svg:title/>
            <svg:desc/>
            <text:p text:style-name="a1185" text:class-names="" text:cond-style-name=""><text:span text:style-name="a1184" text:class-names="">j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4.89409in" svg:y="5.19016in" svg:width="0.84803in" svg:height="1.25079in" draw:id="id155" draw:style-name="a1190" draw:name="Freeform: Shape 7">
            <svg:title/>
            <svg:desc/>
            <text:p text:style-name="a1188" text:class-names="" text:cond-style-name=""><text:span text:style-name="a1187" text:class-names=""/></text:p>
            <draw:enhanced-geometry xmlns:dr3d="urn:oasis:names:tc:opendocument:xmlns:dr3d:1.0" draw:type="non-primitive" svg:viewBox="0 0 2155 3178" draw:enhanced-path="M ?f3 ?f4 C ?f5 ?f6 ?f7 ?f8 ?f9 ?f10 ?f11 ?f12 ?f13 ?f14 ?f15 ?f16 L ?f9 ?f17 ?f18 ?f0 N" draw:text-areas="?f23 ?f25 ?f24 ?f26">
              <draw:equation draw:name="f0" draw:formula="0"/>
              <draw:equation draw:name="f1" draw:formula="2155"/>
              <draw:equation draw:name="f2" draw:formula="3178"/>
              <draw:equation draw:name="f3" draw:formula="1231"/>
              <draw:equation draw:name="f4" draw:formula="3175"/>
              <draw:equation draw:name="f5" draw:formula="2020"/>
              <draw:equation draw:name="f6" draw:formula="3253"/>
              <draw:equation draw:name="f7" draw:formula="2862"/>
              <draw:equation draw:name="f8" draw:formula="1864"/>
              <draw:equation draw:name="f9" draw:formula="1183"/>
              <draw:equation draw:name="f10" draw:formula="1876"/>
              <draw:equation draw:name="f11" draw:formula="719"/>
              <draw:equation draw:name="f12" draw:formula="1879"/>
              <draw:equation draw:name="f13" draw:formula="0 - 434"/>
              <draw:equation draw:name="f14" draw:formula="1770"/>
              <draw:equation draw:name="f15" draw:formula="173"/>
              <draw:equation draw:name="f16" draw:formula="914"/>
              <draw:equation draw:name="f17" draw:formula="385"/>
              <draw:equation draw:name="f18" draw:formula="1472"/>
              <draw:equation draw:name="f19" draw:formula="?f2 - ?f0"/>
              <draw:equation draw:name="f20" draw:formula="?f1 - ?f0"/>
              <draw:equation draw:name="f21" draw:formula="?f20 / 2155"/>
              <draw:equation draw:name="f22" draw:formula="?f19 / 3178"/>
              <draw:equation draw:name="f23" draw:formula="?f0 / ?f21"/>
              <draw:equation draw:name="f24" draw:formula="?f1 / ?f21"/>
              <draw:equation draw:name="f25" draw:formula="?f0 / ?f22"/>
              <draw:equation draw:name="f26" draw:formula="?f2 / ?f22"/>
            </draw:enhanced-geometry>
          </draw:custom-shape>
          <draw:custom-shape svg:x="2.16535in" svg:y="6.49646in" svg:width="1.1811in" svg:height="0in" draw:id="id156" draw:style-name="a1194" draw:name="Straight Connector 8">
            <svg:title/>
            <svg:desc/>
            <text:p text:style-name="a1192" text:class-names="" text:cond-style-name=""><text:span text:style-name="a1191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</draw:g>
        <draw:frame draw:id="id150" draw:style-name="a1174" draw:name="TextBox 9" svg:x="0.98425in" svg:y="7.28386in" svg:width="8.85827in" svg:height="0.47402in">
          <draw:text-box>
            <text:p text:style-name="a1173" text:class-names="" text:cond-style-name=""><text:span text:style-name="a1172" text:class-names="">Dangling Pointers Example: 1</text:span></text:p>
          </draw:text-box>
          <svg:title/>
          <svg:desc/>
        </draw:frame>
        <presentation:notes draw:style-name="a1200">
          <draw:frame draw:id="id157" draw:style-name="a1197" draw:name="Slide Number Placeholder 6" svg:x="4.67953in" svg:y="11.10827in" svg:width="3.5878in" svg:height="0.58425in">
            <draw:text-box>
              <text:p text:style-name="a1196" text:class-names="" text:cond-style-name=""><text:span text:style-name="a1195" text:class-names=""><text:page-number style:num-format="1" text:fixed="false"/></text:span></text:p>
            </draw:text-box>
            <svg:title/>
            <svg:desc/>
          </draw:frame>
          <draw:page-thumbnail draw:page-number="6" svg:x="1.21063in" svg:y="0.88858in" svg:width="5.84567in" svg:height="4.38386in" presentation:class="page" draw:id="id158" presentation:style-name="a1198" draw:name="Slide Image Placeholder 1">
            <svg:title/>
            <svg:desc/>
          </draw:page-thumbnail>
          <draw:frame draw:id="id159" presentation:style-name="a119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8" draw:style-name="a1201" draw:master-page-name="Master2-Layout7-blank-Blank" presentation:presentation-page-layout-name="Master2-PPL7" draw:id="Slide-303">
        <draw:frame draw:id="id160" draw:style-name="a1216" draw:name="TextBox 1" svg:x="0.7874in" svg:y="0.3937in" svg:width="9.38386in" svg:height="3.93701in">
          <draw:text-box>
            <text:p text:style-name="a1203" text:class-names="" text:cond-style-name=""><text:span text:style-name="a1202" text:class-names="">int main() {</text:span></text:p>
            <text:p text:style-name="a1205" text:class-names="" text:cond-style-name=""><text:span text:style-name="a1204" text:class-names=""><text:s text:c="8"/>int *p, i, j, *q;// p,q are dangling</text:span></text:p>
            <text:p text:style-name="a1207" text:class-names="" text:cond-style-name=""><text:span text:style-name="a1206" text:class-names=""><text:s text:c="8"/>p = &amp;i; // p not dangling</text:span></text:p>
            <text:p text:style-name="a1209" text:class-names="" text:cond-style-name=""><text:span text:style-name="a1208" text:class-names=""><text:s text:c="8"/>i = 10; // *p = 10</text:span></text:p>
            <text:p text:style-name="a1211" text:class-names="" text:cond-style-name=""><text:span text:style-name="a1210" text:class-names=""><text:s text:c="8"/>q = &amp;j; // q not dangling</text:span></text:p>
            <text:p text:style-name="a1213" text:class-names="" text:cond-style-name=""><text:span text:style-name="a1212" text:class-names=""><text:s text:c="7"/></text:span></text:p>
            <text:p text:style-name="a1215" text:class-names="" text:cond-style-name=""><text:span text:style-name="a1214" text:class-names="">}</text:span></text:p>
          </draw:text-box>
          <svg:title/>
          <svg:desc/>
        </draw:frame>
        <draw:g draw:name="Group 2" draw:id="id161">
          <svg:title/>
          <svg:desc/>
          <draw:custom-shape svg:x="1.5748in" svg:y="6.30039in" svg:width="0.59055in" svg:height="0.59055in" draw:id="id163" draw:style-name="a1222" draw:name="Freeform: Shape 3">
            <svg:title/>
            <svg:desc/>
            <text:p text:style-name="a1221" text:class-names="" text:cond-style-name=""><text:span text:style-name="a1220" text:class-names="">p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3.34646in" svg:y="6.30039in" svg:width="0.98425in" svg:height="0.59055in" draw:id="id164" draw:style-name="a1225" draw:name="Freeform: Shape 4">
            <svg:title/>
            <svg:desc/>
            <text:p text:style-name="a1224" text:class-names="" text:cond-style-name=""><text:span text:style-name="a1223" text:class-names="">I = 10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5.11811in" svg:y="6.30039in" svg:width="0.59055in" svg:height="0.59055in" draw:id="id165" draw:style-name="a1228" draw:name="Freeform: Shape 5">
            <svg:title/>
            <svg:desc/>
            <text:p text:style-name="a1227" text:class-names="" text:cond-style-name=""><text:span text:style-name="a1226" text:class-names="">q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6.88976in" svg:y="6.30039in" svg:width="0.59055in" svg:height="0.59055in" draw:id="id166" draw:style-name="a1231" draw:name="Freeform: Shape 6">
            <svg:title/>
            <svg:desc/>
            <text:p text:style-name="a1230" text:class-names="" text:cond-style-name=""><text:span text:style-name="a1229" text:class-names="">j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2.16535in" svg:y="6.49685in" svg:width="1.1811in" svg:height="0in" draw:id="id167" draw:style-name="a1235" draw:name="Straight Connector 7">
            <svg:title/>
            <svg:desc/>
            <text:p text:style-name="a1233" text:class-names="" text:cond-style-name=""><text:span text:style-name="a123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5.70866in" svg:y="6.49606in" svg:width="1.1811in" svg:height="0in" draw:id="id168" draw:style-name="a1239" draw:name="Straight Connector 8">
            <svg:title/>
            <svg:desc/>
            <text:p text:style-name="a1237" text:class-names="" text:cond-style-name=""><text:span text:style-name="a1236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</draw:g>
        <draw:frame draw:id="id162" draw:style-name="a1219" draw:name="TextBox 9" svg:x="0.98425in" svg:y="7.28386in" svg:width="8.85827in" svg:height="0.47402in">
          <draw:text-box>
            <text:p text:style-name="a1218" text:class-names="" text:cond-style-name=""><text:span text:style-name="a1217" text:class-names="">Dangling Pointers Example: 1</text:span></text:p>
          </draw:text-box>
          <svg:title/>
          <svg:desc/>
        </draw:frame>
        <presentation:notes draw:style-name="a1245">
          <draw:frame draw:id="id169" draw:style-name="a1242" draw:name="Slide Number Placeholder 6" svg:x="4.67953in" svg:y="11.10827in" svg:width="3.5878in" svg:height="0.58425in">
            <draw:text-box>
              <text:p text:style-name="a1241" text:class-names="" text:cond-style-name=""><text:span text:style-name="a1240" text:class-names=""><text:page-number style:num-format="1" text:fixed="false"/></text:span></text:p>
            </draw:text-box>
            <svg:title/>
            <svg:desc/>
          </draw:frame>
          <draw:page-thumbnail draw:page-number="7" svg:x="1.21063in" svg:y="0.88858in" svg:width="5.84567in" svg:height="4.38386in" presentation:class="page" draw:id="id170" presentation:style-name="a1243" draw:name="Slide Image Placeholder 1">
            <svg:title/>
            <svg:desc/>
          </draw:page-thumbnail>
          <draw:frame draw:id="id171" presentation:style-name="a124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9" draw:style-name="a1246" draw:master-page-name="Master2-Layout7-blank-Blank" presentation:presentation-page-layout-name="Master2-PPL7" draw:id="Slide-304">
        <draw:frame draw:id="id172" draw:style-name="a1265" draw:name="TextBox 1" svg:x="0.7874in" svg:y="0.3937in" svg:width="9.38386in" svg:height="3.93701in">
          <draw:text-box>
            <text:p text:style-name="a1248" text:class-names="" text:cond-style-name=""><text:span text:style-name="a1247" text:class-names="">int main() {</text:span></text:p>
            <text:p text:style-name="a1250" text:class-names="" text:cond-style-name=""><text:span text:style-name="a1249" text:class-names=""><text:s text:c="8"/>int *p, i, j, *q;// p,q are dangling</text:span></text:p>
            <text:p text:style-name="a1252" text:class-names="" text:cond-style-name=""><text:span text:style-name="a1251" text:class-names=""><text:s text:c="8"/>p = &amp;i; // p not dangling</text:span></text:p>
            <text:p text:style-name="a1254" text:class-names="" text:cond-style-name=""><text:span text:style-name="a1253" text:class-names=""><text:s text:c="8"/>i = 10; // *p = 10</text:span></text:p>
            <text:p text:style-name="a1256" text:class-names="" text:cond-style-name=""><text:span text:style-name="a1255" text:class-names=""><text:s text:c="8"/>q = &amp;j; // q not dangling</text:span></text:p>
            <text:p text:style-name="a1258" text:class-names="" text:cond-style-name=""><text:span text:style-name="a1257" text:class-names=""><text:s text:c="8"/>q = (int *)malloc(sizeof(int) * 4);</text:span></text:p>
            <text:p text:style-name="a1260" text:class-names="" text:cond-style-name=""><text:span text:style-name="a1259" text:class-names=""><text:tab/><text:tab/><text:tab/><text:tab/><text:tab/>// q not dangling</text:span></text:p>
            <text:p text:style-name="a1262" text:class-names="" text:cond-style-name=""><text:span text:style-name="a1261" text:class-names=""><text:s text:c="8"/></text:span></text:p>
            <text:p text:style-name="a1264" text:class-names="" text:cond-style-name=""><text:span text:style-name="a1263" text:class-names="">}</text:span></text:p>
          </draw:text-box>
          <svg:title/>
          <svg:desc/>
        </draw:frame>
        <draw:g draw:name="Group 2" draw:id="id173">
          <svg:title/>
          <svg:desc/>
          <draw:custom-shape svg:x="1.5748in" svg:y="6.30039in" svg:width="0.59055in" svg:height="0.59055in" draw:id="id175" draw:style-name="a1271" draw:name="Freeform: Shape 3">
            <svg:title/>
            <svg:desc/>
            <text:p text:style-name="a1270" text:class-names="" text:cond-style-name=""><text:span text:style-name="a1269" text:class-names="">p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3.34646in" svg:y="6.30039in" svg:width="0.98425in" svg:height="0.59055in" draw:id="id176" draw:style-name="a1274" draw:name="Freeform: Shape 4">
            <svg:title/>
            <svg:desc/>
            <text:p text:style-name="a1273" text:class-names="" text:cond-style-name=""><text:span text:style-name="a1272" text:class-names="">I = 10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5.11811in" svg:y="6.30039in" svg:width="0.59055in" svg:height="0.59055in" draw:id="id177" draw:style-name="a1277" draw:name="Freeform: Shape 5">
            <svg:title/>
            <svg:desc/>
            <text:p text:style-name="a1276" text:class-names="" text:cond-style-name=""><text:span text:style-name="a1275" text:class-names="">q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6.88976in" svg:y="6.30039in" svg:width="0.59055in" svg:height="0.59055in" draw:id="id178" draw:style-name="a1280" draw:name="Freeform: Shape 6">
            <svg:title/>
            <svg:desc/>
            <text:p text:style-name="a1279" text:class-names="" text:cond-style-name=""><text:span text:style-name="a1278" text:class-names="">j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2.16535in" svg:y="6.49685in" svg:width="1.1811in" svg:height="0in" draw:id="id179" draw:style-name="a1284" draw:name="Straight Connector 7">
            <svg:title/>
            <svg:desc/>
            <text:p text:style-name="a1282" text:class-names="" text:cond-style-name=""><text:span text:style-name="a1281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5.43307in" svg:y="4.92126in" svg:width="0.59055in" svg:height="0.59055in" draw:id="id180" draw:style-name="a1287" draw:name="Freeform: Shape 8">
            <svg:title/>
            <svg:desc/>
            <text:p text:style-name="a1286" text:class-names="" text:cond-style-name=""><text:span text:style-name="a1285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6.02362in" svg:y="4.92126in" svg:width="0.59055in" svg:height="0.59055in" draw:id="id181" draw:style-name="a1290" draw:name="Freeform: Shape 9">
            <svg:title/>
            <svg:desc/>
            <text:p text:style-name="a1289" text:class-names="" text:cond-style-name=""><text:span text:style-name="a1288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6.61417in" svg:y="4.92126in" svg:width="0.59055in" svg:height="0.59055in" draw:id="id182" draw:style-name="a1293" draw:name="Freeform: Shape 10">
            <svg:title/>
            <svg:desc/>
            <text:p text:style-name="a1292" text:class-names="" text:cond-style-name=""><text:span text:style-name="a1291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7.20472in" svg:y="4.92126in" svg:width="0.59055in" svg:height="0.59055in" draw:id="id183" draw:style-name="a1296" draw:name="Freeform: Shape 11">
            <svg:title/>
            <svg:desc/>
            <text:p text:style-name="a1295" text:class-names="" text:cond-style-name=""><text:span text:style-name="a1294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5.31496in" svg:y="5.51181in" svg:width="0.19685in" svg:height="0.7874in" draw:id="id184" draw:style-name="a1300" draw:name="Straight Connector 12">
            <svg:title/>
            <svg:desc/>
            <text:p text:style-name="a1298" text:class-names="" text:cond-style-name=""><text:span text:style-name="a1297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</draw:g>
        <draw:frame draw:id="id174" draw:style-name="a1268" draw:name="TextBox 13" svg:x="0.98425in" svg:y="7.28386in" svg:width="8.85827in" svg:height="0.47402in">
          <draw:text-box>
            <text:p text:style-name="a1267" text:class-names="" text:cond-style-name=""><text:span text:style-name="a1266" text:class-names="">Dangling Pointers Example: 1</text:span></text:p>
          </draw:text-box>
          <svg:title/>
          <svg:desc/>
        </draw:frame>
        <presentation:notes draw:style-name="a1306">
          <draw:frame draw:id="id185" draw:style-name="a1303" draw:name="Slide Number Placeholder 6" svg:x="4.67953in" svg:y="11.10827in" svg:width="3.5878in" svg:height="0.58425in">
            <draw:text-box>
              <text:p text:style-name="a1302" text:class-names="" text:cond-style-name=""><text:span text:style-name="a1301" text:class-names=""><text:page-number style:num-format="1" text:fixed="false"/></text:span></text:p>
            </draw:text-box>
            <svg:title/>
            <svg:desc/>
          </draw:frame>
          <draw:page-thumbnail draw:page-number="8" svg:x="1.21063in" svg:y="0.88858in" svg:width="5.84567in" svg:height="4.38386in" presentation:class="page" draw:id="id186" presentation:style-name="a1304" draw:name="Slide Image Placeholder 1">
            <svg:title/>
            <svg:desc/>
          </draw:page-thumbnail>
          <draw:frame draw:id="id187" presentation:style-name="a130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0" draw:style-name="a1307" draw:master-page-name="Master2-Layout7-blank-Blank" presentation:presentation-page-layout-name="Master2-PPL7" draw:id="Slide-305">
        <draw:frame draw:id="id188" draw:style-name="a1326" draw:name="TextBox 1" svg:x="0.7874in" svg:y="0.3937in" svg:width="9.38386in" svg:height="3.93701in">
          <draw:text-box>
            <text:p text:style-name="a1309" text:class-names="" text:cond-style-name=""><text:span text:style-name="a1308" text:class-names="">int main() {</text:span></text:p>
            <text:p text:style-name="a1311" text:class-names="" text:cond-style-name=""><text:span text:style-name="a1310" text:class-names=""><text:s text:c="8"/>int *p, i, j, *q;// p,q are dangling</text:span></text:p>
            <text:p text:style-name="a1313" text:class-names="" text:cond-style-name=""><text:span text:style-name="a1312" text:class-names=""><text:s text:c="8"/>p = &amp;i; // p not dangling</text:span></text:p>
            <text:p text:style-name="a1315" text:class-names="" text:cond-style-name=""><text:span text:style-name="a1314" text:class-names=""><text:s text:c="8"/>i = 10; // *p = 10</text:span></text:p>
            <text:p text:style-name="a1317" text:class-names="" text:cond-style-name=""><text:span text:style-name="a1316" text:class-names=""><text:s text:c="8"/>q = &amp;j; // q not dangling</text:span></text:p>
            <text:p text:style-name="a1319" text:class-names="" text:cond-style-name=""><text:span text:style-name="a1318" text:class-names=""><text:s text:c="8"/>q = (int *)malloc(sizeof(int) * 4);</text:span></text:p>
            <text:p text:style-name="a1321" text:class-names="" text:cond-style-name=""><text:span text:style-name="a1320" text:class-names=""><text:tab/><text:tab/><text:tab/><text:tab/><text:tab/>// q not dangling</text:span></text:p>
            <text:p text:style-name="a1323" text:class-names="" text:cond-style-name=""><text:span text:style-name="a1322" text:class-names=""><text:s text:c="8"/>q = q + 3; // q not dangling</text:span></text:p>
            <text:p text:style-name="a1325" text:class-names="" text:cond-style-name=""><text:span text:style-name="a1324" text:class-names=""><text:s text:c="7"/>}</text:span></text:p>
          </draw:text-box>
          <svg:title/>
          <svg:desc/>
        </draw:frame>
        <draw:g draw:name="Group 2" draw:id="id189">
          <svg:title/>
          <svg:desc/>
          <draw:custom-shape svg:x="1.5748in" svg:y="6.30079in" svg:width="0.59055in" svg:height="0.59055in" draw:id="id191" draw:style-name="a1332" draw:name="Freeform: Shape 3">
            <svg:title/>
            <svg:desc/>
            <text:p text:style-name="a1331" text:class-names="" text:cond-style-name=""><text:span text:style-name="a1330" text:class-names="">p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3.34646in" svg:y="6.30079in" svg:width="0.98425in" svg:height="0.59055in" draw:id="id192" draw:style-name="a1335" draw:name="Freeform: Shape 4">
            <svg:title/>
            <svg:desc/>
            <text:p text:style-name="a1334" text:class-names="" text:cond-style-name=""><text:span text:style-name="a1333" text:class-names="">I = 10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5.11811in" svg:y="6.30079in" svg:width="0.59055in" svg:height="0.59055in" draw:id="id193" draw:style-name="a1338" draw:name="Freeform: Shape 5">
            <svg:title/>
            <svg:desc/>
            <text:p text:style-name="a1337" text:class-names="" text:cond-style-name=""><text:span text:style-name="a1336" text:class-names="">q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6.88976in" svg:y="6.30079in" svg:width="0.59055in" svg:height="0.59055in" draw:id="id194" draw:style-name="a1341" draw:name="Freeform: Shape 6">
            <svg:title/>
            <svg:desc/>
            <text:p text:style-name="a1340" text:class-names="" text:cond-style-name=""><text:span text:style-name="a1339" text:class-names="">j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2.16535in" svg:y="6.49724in" svg:width="1.1811in" svg:height="0in" draw:id="id195" draw:style-name="a1345" draw:name="Straight Connector 7">
            <svg:title/>
            <svg:desc/>
            <text:p text:style-name="a1343" text:class-names="" text:cond-style-name=""><text:span text:style-name="a134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5.43307in" svg:y="4.92165in" svg:width="0.59055in" svg:height="0.59055in" draw:id="id196" draw:style-name="a1348" draw:name="Freeform: Shape 8">
            <svg:title/>
            <svg:desc/>
            <text:p text:style-name="a1347" text:class-names="" text:cond-style-name=""><text:span text:style-name="a1346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6.02362in" svg:y="4.92165in" svg:width="0.59055in" svg:height="0.59055in" draw:id="id197" draw:style-name="a1351" draw:name="Freeform: Shape 9">
            <svg:title/>
            <svg:desc/>
            <text:p text:style-name="a1350" text:class-names="" text:cond-style-name=""><text:span text:style-name="a1349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6.61417in" svg:y="4.92165in" svg:width="0.59055in" svg:height="0.59055in" draw:id="id198" draw:style-name="a1354" draw:name="Freeform: Shape 10">
            <svg:title/>
            <svg:desc/>
            <text:p text:style-name="a1353" text:class-names="" text:cond-style-name=""><text:span text:style-name="a1352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7.20472in" svg:y="4.92165in" svg:width="0.59055in" svg:height="0.59055in" draw:id="id199" draw:style-name="a1357" draw:name="Freeform: Shape 11">
            <svg:title/>
            <svg:desc/>
            <text:p text:style-name="a1356" text:class-names="" text:cond-style-name=""><text:span text:style-name="a1355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5.31496in" svg:y="5.51181in" svg:width="1.9685in" svg:height="0.7878in" draw:id="id200" draw:style-name="a1361" draw:name="Straight Connector 12">
            <svg:title/>
            <svg:desc/>
            <text:p text:style-name="a1359" text:class-names="" text:cond-style-name=""><text:span text:style-name="a135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</draw:g>
        <draw:frame draw:id="id190" draw:style-name="a1329" draw:name="TextBox 13" svg:x="0.98425in" svg:y="7.28386in" svg:width="8.85827in" svg:height="0.47402in">
          <draw:text-box>
            <text:p text:style-name="a1328" text:class-names="" text:cond-style-name=""><text:span text:style-name="a1327" text:class-names="">Dangling Pointers Example: 1</text:span></text:p>
          </draw:text-box>
          <svg:title/>
          <svg:desc/>
        </draw:frame>
        <presentation:notes draw:style-name="a1367">
          <draw:frame draw:id="id201" draw:style-name="a1364" draw:name="Slide Number Placeholder 6" svg:x="4.67953in" svg:y="11.10827in" svg:width="3.5878in" svg:height="0.58425in">
            <draw:text-box>
              <text:p text:style-name="a1363" text:class-names="" text:cond-style-name=""><text:span text:style-name="a1362" text:class-names=""><text:page-number style:num-format="1" text:fixed="false"/></text:span></text:p>
            </draw:text-box>
            <svg:title/>
            <svg:desc/>
          </draw:frame>
          <draw:page-thumbnail draw:page-number="9" svg:x="1.21063in" svg:y="0.88858in" svg:width="5.84567in" svg:height="4.38386in" presentation:class="page" draw:id="id202" presentation:style-name="a1365" draw:name="Slide Image Placeholder 1">
            <svg:title/>
            <svg:desc/>
          </draw:page-thumbnail>
          <draw:frame draw:id="id203" presentation:style-name="a136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1" draw:style-name="a1368" draw:master-page-name="Master2-Layout7-blank-Blank" presentation:presentation-page-layout-name="Master2-PPL7" draw:id="Slide-306">
        <draw:frame draw:id="id204" draw:style-name="a1391" draw:name="TextBox 1" svg:x="0.7874in" svg:y="0.3937in" svg:width="9.38386in" svg:height="4.00512in">
          <draw:text-box>
            <text:p text:style-name="a1370" text:class-names="" text:cond-style-name=""><text:span text:style-name="a1369" text:class-names="">int main() {</text:span></text:p>
            <text:p text:style-name="a1372" text:class-names="" text:cond-style-name=""><text:span text:style-name="a1371" text:class-names=""><text:s text:c="8"/>int *p, i, j, *q;// p,q are dangling</text:span></text:p>
            <text:p text:style-name="a1374" text:class-names="" text:cond-style-name=""><text:span text:style-name="a1373" text:class-names=""><text:s text:c="8"/>p = &amp;i; // p not dangling</text:span></text:p>
            <text:p text:style-name="a1376" text:class-names="" text:cond-style-name=""><text:span text:style-name="a1375" text:class-names=""><text:s text:c="8"/>i = 10; // *p = 10</text:span></text:p>
            <text:p text:style-name="a1378" text:class-names="" text:cond-style-name=""><text:span text:style-name="a1377" text:class-names=""><text:s text:c="8"/>q = &amp;j; // q not dangling</text:span></text:p>
            <text:p text:style-name="a1380" text:class-names="" text:cond-style-name=""><text:span text:style-name="a1379" text:class-names=""><text:s text:c="8"/>q = (int *)malloc(sizeof(int) * 4);</text:span></text:p>
            <text:p text:style-name="a1382" text:class-names="" text:cond-style-name=""><text:span text:style-name="a1381" text:class-names=""><text:tab/><text:tab/><text:tab/><text:tab/><text:tab/>// q not dangling</text:span></text:p>
            <text:p text:style-name="a1384" text:class-names="" text:cond-style-name=""><text:span text:style-name="a1383" text:class-names=""><text:s text:c="8"/>q = q + 3; // q not dangling</text:span></text:p>
            <text:p text:style-name="a1386" text:class-names="" text:cond-style-name=""><text:span text:style-name="a1385" text:class-names=""><text:s text:c="8"/>q = q + 1; // q IS dangling now</text:span></text:p>
            <text:p text:style-name="a1388" text:class-names="" text:cond-style-name=""><text:span text:style-name="a1387" text:class-names=""/></text:p>
            <text:p text:style-name="a1390" text:class-names="" text:cond-style-name=""><text:span text:style-name="a1389" text:class-names="">}</text:span></text:p>
          </draw:text-box>
          <svg:title/>
          <svg:desc/>
        </draw:frame>
        <draw:g draw:name="Group 2" draw:id="id205">
          <svg:title/>
          <svg:desc/>
          <draw:custom-shape svg:x="1.5748in" svg:y="6.30118in" svg:width="0.59055in" svg:height="0.59055in" draw:id="id207" draw:style-name="a1397" draw:name="Freeform: Shape 3">
            <svg:title/>
            <svg:desc/>
            <text:p text:style-name="a1396" text:class-names="" text:cond-style-name=""><text:span text:style-name="a1395" text:class-names="">p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3.34646in" svg:y="6.30118in" svg:width="0.98425in" svg:height="0.59055in" draw:id="id208" draw:style-name="a1400" draw:name="Freeform: Shape 4">
            <svg:title/>
            <svg:desc/>
            <text:p text:style-name="a1399" text:class-names="" text:cond-style-name=""><text:span text:style-name="a1398" text:class-names="">I = 10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5.11811in" svg:y="6.30118in" svg:width="0.59055in" svg:height="0.59055in" draw:id="id209" draw:style-name="a1403" draw:name="Freeform: Shape 5">
            <svg:title/>
            <svg:desc/>
            <text:p text:style-name="a1402" text:class-names="" text:cond-style-name=""><text:span text:style-name="a1401" text:class-names="">q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6.88976in" svg:y="6.30118in" svg:width="0.59055in" svg:height="0.59055in" draw:id="id210" draw:style-name="a1406" draw:name="Freeform: Shape 6">
            <svg:title/>
            <svg:desc/>
            <text:p text:style-name="a1405" text:class-names="" text:cond-style-name=""><text:span text:style-name="a1404" text:class-names="">j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2.16535in" svg:y="6.49764in" svg:width="1.1811in" svg:height="0in" draw:id="id211" draw:style-name="a1410" draw:name="Straight Connector 7">
            <svg:title/>
            <svg:desc/>
            <text:p text:style-name="a1408" text:class-names="" text:cond-style-name=""><text:span text:style-name="a1407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5.43307in" svg:y="4.92205in" svg:width="0.59055in" svg:height="0.59055in" draw:id="id212" draw:style-name="a1413" draw:name="Freeform: Shape 8">
            <svg:title/>
            <svg:desc/>
            <text:p text:style-name="a1412" text:class-names="" text:cond-style-name=""><text:span text:style-name="a1411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6.02362in" svg:y="4.92205in" svg:width="0.59055in" svg:height="0.59055in" draw:id="id213" draw:style-name="a1416" draw:name="Freeform: Shape 9">
            <svg:title/>
            <svg:desc/>
            <text:p text:style-name="a1415" text:class-names="" text:cond-style-name=""><text:span text:style-name="a1414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6.61417in" svg:y="4.92205in" svg:width="0.59055in" svg:height="0.59055in" draw:id="id214" draw:style-name="a1419" draw:name="Freeform: Shape 10">
            <svg:title/>
            <svg:desc/>
            <text:p text:style-name="a1418" text:class-names="" text:cond-style-name=""><text:span text:style-name="a1417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7.20472in" svg:y="4.92205in" svg:width="0.59055in" svg:height="0.59055in" draw:id="id215" draw:style-name="a1422" draw:name="Freeform: Shape 11">
            <svg:title/>
            <svg:desc/>
            <text:p text:style-name="a1421" text:class-names="" text:cond-style-name=""><text:span text:style-name="a1420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5.31496in" svg:y="5.51181in" svg:width="2.55906in" svg:height="0.78819in" draw:id="id216" draw:style-name="a1426" draw:name="Straight Connector 12">
            <svg:title/>
            <svg:desc/>
            <text:p text:style-name="a1424" text:class-names="" text:cond-style-name=""><text:span text:style-name="a1423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</draw:g>
        <draw:frame draw:id="id206" draw:style-name="a1394" draw:name="TextBox 13" svg:x="0.98425in" svg:y="7.28386in" svg:width="8.85827in" svg:height="0.47402in">
          <draw:text-box>
            <text:p text:style-name="a1393" text:class-names="" text:cond-style-name=""><text:span text:style-name="a1392" text:class-names="">Dangling Pointers Example: 1</text:span></text:p>
          </draw:text-box>
          <svg:title/>
          <svg:desc/>
        </draw:frame>
        <presentation:notes draw:style-name="a1432">
          <draw:frame draw:id="id217" draw:style-name="a1429" draw:name="Slide Number Placeholder 6" svg:x="4.67953in" svg:y="11.10827in" svg:width="3.5878in" svg:height="0.58425in">
            <draw:text-box>
              <text:p text:style-name="a1428" text:class-names="" text:cond-style-name=""><text:span text:style-name="a1427" text:class-names=""><text:page-number style:num-format="1" text:fixed="false"/></text:span></text:p>
            </draw:text-box>
            <svg:title/>
            <svg:desc/>
          </draw:frame>
          <draw:page-thumbnail draw:page-number="10" svg:x="1.21063in" svg:y="0.88858in" svg:width="5.84567in" svg:height="4.38386in" presentation:class="page" draw:id="id218" presentation:style-name="a1430" draw:name="Slide Image Placeholder 1">
            <svg:title/>
            <svg:desc/>
          </draw:page-thumbnail>
          <draw:frame draw:id="id219" presentation:style-name="a143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2" draw:style-name="a1433" draw:master-page-name="Master2-Layout7-blank-Blank" presentation:presentation-page-layout-name="Master2-PPL7" draw:id="Slide-307">
        <draw:frame draw:id="id220" draw:style-name="a1456" draw:name="TextBox 1" svg:x="0.7874in" svg:y="0.3937in" svg:width="9.38386in" svg:height="4.00512in">
          <draw:text-box>
            <text:p text:style-name="a1435" text:class-names="" text:cond-style-name=""><text:span text:style-name="a1434" text:class-names="">int main() {</text:span></text:p>
            <text:p text:style-name="a1437" text:class-names="" text:cond-style-name=""><text:span text:style-name="a1436" text:class-names=""><text:s text:c="8"/>int *p, i, j, *q;// p,q are dangling</text:span></text:p>
            <text:p text:style-name="a1439" text:class-names="" text:cond-style-name=""><text:span text:style-name="a1438" text:class-names=""><text:s text:c="8"/>p = &amp;i; // p not dangling</text:span></text:p>
            <text:p text:style-name="a1441" text:class-names="" text:cond-style-name=""><text:span text:style-name="a1440" text:class-names=""><text:s text:c="8"/>i = 10; // *p = 10</text:span></text:p>
            <text:p text:style-name="a1443" text:class-names="" text:cond-style-name=""><text:span text:style-name="a1442" text:class-names=""><text:s text:c="8"/>q = &amp;j; // q not dangling</text:span></text:p>
            <text:p text:style-name="a1445" text:class-names="" text:cond-style-name=""><text:span text:style-name="a1444" text:class-names=""><text:s text:c="8"/>q = (int *)malloc(sizeof(int) * 4);</text:span></text:p>
            <text:p text:style-name="a1447" text:class-names="" text:cond-style-name=""><text:span text:style-name="a1446" text:class-names=""><text:tab/><text:tab/><text:tab/><text:tab/><text:tab/>// q not dangling</text:span></text:p>
            <text:p text:style-name="a1449" text:class-names="" text:cond-style-name=""><text:span text:style-name="a1448" text:class-names=""><text:s text:c="8"/>q = q + 3; // q not dangling</text:span></text:p>
            <text:p text:style-name="a1451" text:class-names="" text:cond-style-name=""><text:span text:style-name="a1450" text:class-names=""><text:s text:c="8"/>q = q + 1; // q IS dangling now</text:span></text:p>
            <text:p text:style-name="a1453" text:class-names="" text:cond-style-name=""><text:span text:style-name="a1452" text:class-names=""><text:s text:c="8"/>p = q - 6; // p IS also dangling</text:span></text:p>
            <text:p text:style-name="a1455" text:class-names="" text:cond-style-name=""><text:span text:style-name="a1454" text:class-names="">}</text:span></text:p>
          </draw:text-box>
          <svg:title/>
          <svg:desc/>
        </draw:frame>
        <draw:custom-shape svg:x="1.5748in" svg:y="6.30157in" svg:width="0.59055in" svg:height="0.59055in" draw:id="id221" draw:style-name="a1459" draw:name="Freeform: Shape 2">
          <svg:title/>
          <svg:desc/>
          <text:p text:style-name="a1458" text:class-names="" text:cond-style-name=""><text:span text:style-name="a1457" text:class-names="">p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34646in" svg:y="6.30157in" svg:width="0.98425in" svg:height="0.59055in" draw:id="id222" draw:style-name="a1462" draw:name="Freeform: Shape 3">
          <svg:title/>
          <svg:desc/>
          <text:p text:style-name="a1461" text:class-names="" text:cond-style-name=""><text:span text:style-name="a1460" text:class-names="">I = 10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11811in" svg:y="6.30157in" svg:width="0.59055in" svg:height="0.59055in" draw:id="id223" draw:style-name="a1465" draw:name="Freeform: Shape 4">
          <svg:title/>
          <svg:desc/>
          <text:p text:style-name="a1464" text:class-names="" text:cond-style-name=""><text:span text:style-name="a1463" text:class-names="">q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88976in" svg:y="6.30157in" svg:width="0.59055in" svg:height="0.59055in" draw:id="id224" draw:style-name="a1468" draw:name="Freeform: Shape 5">
          <svg:title/>
          <svg:desc/>
          <text:p text:style-name="a1467" text:class-names="" text:cond-style-name=""><text:span text:style-name="a1466" text:class-names="">j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16535in" svg:y="5.51181in" svg:width="2.16535in" svg:height="0.98622in" draw:id="id225" draw:style-name="a1472" draw:name="Straight Connector 6">
          <svg:title/>
          <svg:desc/>
          <text:p text:style-name="a1470" text:class-names="" text:cond-style-name=""><text:span text:style-name="a146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5.43307in" svg:y="4.92244in" svg:width="0.59055in" svg:height="0.59055in" draw:id="id226" draw:style-name="a1475" draw:name="Freeform: Shape 7">
          <svg:title/>
          <svg:desc/>
          <text:p text:style-name="a1474" text:class-names="" text:cond-style-name=""><text:span text:style-name="a147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02362in" svg:y="4.92244in" svg:width="0.59055in" svg:height="0.59055in" draw:id="id227" draw:style-name="a1478" draw:name="Freeform: Shape 8">
          <svg:title/>
          <svg:desc/>
          <text:p text:style-name="a1477" text:class-names="" text:cond-style-name=""><text:span text:style-name="a147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61417in" svg:y="4.92244in" svg:width="0.59055in" svg:height="0.59055in" draw:id="id228" draw:style-name="a1481" draw:name="Freeform: Shape 9">
          <svg:title/>
          <svg:desc/>
          <text:p text:style-name="a1480" text:class-names="" text:cond-style-name=""><text:span text:style-name="a147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20472in" svg:y="4.92244in" svg:width="0.59055in" svg:height="0.59055in" draw:id="id229" draw:style-name="a1484" draw:name="Freeform: Shape 10">
          <svg:title/>
          <svg:desc/>
          <text:p text:style-name="a1483" text:class-names="" text:cond-style-name=""><text:span text:style-name="a148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31496in" svg:y="5.5122in" svg:width="2.55906in" svg:height="0.78819in" draw:id="id230" draw:style-name="a1488" draw:name="Straight Connector 11">
          <svg:title/>
          <svg:desc/>
          <text:p text:style-name="a1486" text:class-names="" text:cond-style-name=""><text:span text:style-name="a148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84252in" svg:y="4.92126in" svg:width="0.59055in" svg:height="0.59055in" draw:id="id231" draw:style-name="a1492" draw:name="Freeform: Shape 12">
          <svg:title/>
          <svg:desc/>
          <text:p text:style-name="a1490" text:class-names="" text:cond-style-name=""><text:span text:style-name="a148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25197in" svg:y="4.92126in" svg:width="0.59055in" svg:height="0.59055in" draw:id="id232" draw:style-name="a1496" draw:name="Freeform: Shape 13">
          <svg:title/>
          <svg:desc/>
          <text:p text:style-name="a1494" text:class-names="" text:cond-style-name=""><text:span text:style-name="a149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233" draw:style-name="a1499" draw:name="TextBox 14" svg:x="0.98425in" svg:y="7.28386in" svg:width="8.85827in" svg:height="0.47402in">
          <draw:text-box>
            <text:p text:style-name="a1498" text:class-names="" text:cond-style-name=""><text:span text:style-name="a1497" text:class-names="">Dangling Pointers Example: 1</text:span></text:p>
          </draw:text-box>
          <svg:title/>
          <svg:desc/>
        </draw:frame>
        <presentation:notes draw:style-name="a1505">
          <draw:frame draw:id="id234" draw:style-name="a1502" draw:name="Slide Number Placeholder 6" svg:x="4.67953in" svg:y="11.10827in" svg:width="3.5878in" svg:height="0.58425in">
            <draw:text-box>
              <text:p text:style-name="a1501" text:class-names="" text:cond-style-name=""><text:span text:style-name="a1500" text:class-names=""><text:page-number style:num-format="1" text:fixed="false"/></text:span></text:p>
            </draw:text-box>
            <svg:title/>
            <svg:desc/>
          </draw:frame>
          <draw:page-thumbnail draw:page-number="11" svg:x="1.21063in" svg:y="0.88858in" svg:width="5.84567in" svg:height="4.38386in" presentation:class="page" draw:id="id235" presentation:style-name="a1503" draw:name="Slide Image Placeholder 1">
            <svg:title/>
            <svg:desc/>
          </draw:page-thumbnail>
          <draw:frame draw:id="id236" presentation:style-name="a150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3" draw:style-name="a1506" draw:master-page-name="Master2-Layout7-blank-Blank" presentation:presentation-page-layout-name="Master2-PPL7" draw:id="Slide-308">
        <draw:frame draw:id="id237" draw:style-name="a1523" draw:name="TextBox 1" svg:x="0.57441in" svg:y="0.19685in" svg:width="6.1185in" svg:height="4.85787in">
          <draw:text-box>
            <text:p text:style-name="a1508" text:class-names="" text:cond-style-name=""><text:span text:style-name="a1507" text:class-names="">typedef struct node {</text:span></text:p>
            <text:p text:style-name="a1510" text:class-names="" text:cond-style-name=""><text:span text:style-name="a1509" text:class-names=""><text:s text:c="8"/>int val;</text:span></text:p>
            <text:p text:style-name="a1512" text:class-names="" text:cond-style-name=""><text:span text:style-name="a1511" text:class-names=""><text:s text:c="8"/>struct node *next;</text:span></text:p>
            <text:p text:style-name="a1514" text:class-names="" text:cond-style-name=""><text:span text:style-name="a1513" text:class-names="">}node;</text:span></text:p>
            <text:p text:style-name="a1516" text:class-names="" text:cond-style-name=""><text:span text:style-name="a1515" text:class-names="">int main() {</text:span></text:p>
            <text:p text:style-name="a1518" text:class-names="" text:cond-style-name=""><text:span text:style-name="a1517" text:class-names=""><text:s text:c="8"/>node *p, *q;</text:span></text:p>
            <text:p text:style-name="a1520" text:class-names="" text:cond-style-name=""><text:span text:style-name="a1519" text:class-names=""><text:s text:c="8"/>node a;</text:span></text:p>
            <text:p text:style-name="a1522" text:class-names="" text:cond-style-name=""><text:span text:style-name="a1521" text:class-names="">}</text:span></text:p>
          </draw:text-box>
          <svg:title/>
          <svg:desc/>
        </draw:frame>
        <draw:g draw:name="Group 2" draw:id="id238">
          <svg:title/>
          <svg:desc/>
          <draw:custom-shape svg:x="7.48031in" svg:y="0.59055in" svg:width="0.59055in" svg:height="0.59055in" draw:id="id240" draw:style-name="a1529" draw:name="Freeform: Shape 3">
            <svg:title/>
            <svg:desc/>
            <text:p text:style-name="a1528" text:class-names="" text:cond-style-name=""><text:span text:style-name="a1527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8.7563in" svg:y="0.59055in" svg:width="0.59055in" svg:height="0.59055in" draw:id="id241" draw:style-name="a1532" draw:name="Freeform: Shape 4">
            <svg:title/>
            <svg:desc/>
            <text:p text:style-name="a1531" text:class-names="" text:cond-style-name=""><text:span text:style-name="a1530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frame draw:id="id242" draw:style-name="a1535" draw:name="TextBox 5" svg:x="7.59843in" svg:y="0.19685in" svg:width="0.33583in" svg:height="0.37874in">
            <draw:text-box>
              <text:p text:style-name="a1534" text:class-names="" text:cond-style-name=""><text:span text:style-name="a1533" text:class-names="">p</text:span></text:p>
            </draw:text-box>
            <svg:title/>
            <svg:desc/>
          </draw:frame>
          <draw:frame draw:id="id243" draw:style-name="a1538" draw:name="TextBox 6" svg:x="8.91614in" svg:y="0.19685in" svg:width="0.33583in" svg:height="0.37874in">
            <draw:text-box>
              <text:p text:style-name="a1537" text:class-names="" text:cond-style-name=""><text:span text:style-name="a1536" text:class-names="">q</text:span></text:p>
            </draw:text-box>
            <svg:title/>
            <svg:desc/>
          </draw:frame>
          <draw:custom-shape svg:x="7.48031in" svg:y="1.77165in" svg:width="1.1811in" svg:height="1.37795in" draw:id="id244" draw:style-name="a1547" draw:name="Freeform: Shape 7">
            <svg:title/>
            <svg:desc/>
            <text:p text:style-name="a1540" text:class-names="" text:cond-style-name=""><text:span text:style-name="a1539" text:class-names="">Val</text:span></text:p>
            <text:p text:style-name="a1542" text:class-names="" text:cond-style-name=""><text:span text:style-name="a1541" text:class-names=""/></text:p>
            <text:p text:style-name="a1544" text:class-names="" text:cond-style-name=""><text:span text:style-name="a1543" text:class-names=""/></text:p>
            <text:p text:style-name="a1546" text:class-names="" text:cond-style-name=""><text:span text:style-name="a1545" text:class-names="">next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7.48031in" svg:y="2.3622in" svg:width="1.1811in" svg:height="0in" draw:id="id245" draw:style-name="a1550" draw:name="Straight Connector 8">
            <svg:title/>
            <svg:desc/>
            <text:p text:style-name="a1549" text:class-names="" text:cond-style-name=""><text:span text:style-name="a154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frame draw:id="id246" draw:style-name="a1553" draw:name="TextBox 9" svg:x="6.94764in" svg:y="1.5748in" svg:width="0.33583in" svg:height="0.59055in">
            <draw:text-box>
              <text:p text:style-name="a1552" text:class-names="" text:cond-style-name=""><text:span text:style-name="a1551" text:class-names="">a</text:span></text:p>
            </draw:text-box>
            <svg:title/>
            <svg:desc/>
          </draw:frame>
          <draw:custom-shape svg:width="0.41457in" svg:height="0.22008in" draw:id="id247" draw:style-name="a1557" draw:transform="translate(-0.20728in -0.11004in) rotate(-2.15932) translate(7.77992in 1.33213in)" draw:name="Freeform: Shape 10">
            <svg:title/>
            <svg:desc/>
            <text:p text:style-name="a1555" text:class-names="" text:cond-style-name=""><text:span text:style-name="a1554" text:class-names=""/></text:p>
            <draw:enhanced-geometry xmlns:dr3d="urn:oasis:names:tc:opendocument:xmlns:dr3d:1.0" draw:type="non-primitive" svg:viewBox="0 0 1054 560" draw:enhanced-path="F M ?f0 ?f2 L ?f3 ?f4 ?f5 ?f0 ?f1 ?f6 N" draw:text-areas="?f11 ?f13 ?f12 ?f14">
              <draw:equation draw:name="f0" draw:formula="0"/>
              <draw:equation draw:name="f1" draw:formula="1054"/>
              <draw:equation draw:name="f2" draw:formula="560"/>
              <draw:equation draw:name="f3" draw:formula="561"/>
              <draw:equation draw:name="f4" draw:formula="533"/>
              <draw:equation draw:name="f5" draw:formula="493"/>
              <draw:equation draw:name="f6" draw:formula="146"/>
              <draw:equation draw:name="f7" draw:formula="?f2 - ?f0"/>
              <draw:equation draw:name="f8" draw:formula="?f1 - ?f0"/>
              <draw:equation draw:name="f9" draw:formula="?f8 / 1054"/>
              <draw:equation draw:name="f10" draw:formula="?f7 / 560"/>
              <draw:equation draw:name="f11" draw:formula="?f0 / ?f9"/>
              <draw:equation draw:name="f12" draw:formula="?f1 / ?f9"/>
              <draw:equation draw:name="f13" draw:formula="?f0 / ?f10"/>
              <draw:equation draw:name="f14" draw:formula="?f2 / ?f10"/>
            </draw:enhanced-geometry>
          </draw:custom-shape>
          <draw:custom-shape svg:width="0.41457in" svg:height="0.22008in" draw:id="id248" draw:style-name="a1561" draw:transform="translate(-0.20728in -0.11004in) rotate(-2.15932) translate(9.14566in 1.37307in)" draw:name="Freeform: Shape 11">
            <svg:title/>
            <svg:desc/>
            <text:p text:style-name="a1559" text:class-names="" text:cond-style-name=""><text:span text:style-name="a1558" text:class-names=""/></text:p>
            <draw:enhanced-geometry xmlns:dr3d="urn:oasis:names:tc:opendocument:xmlns:dr3d:1.0" draw:type="non-primitive" svg:viewBox="0 0 1054 560" draw:enhanced-path="F M ?f0 ?f2 L ?f3 ?f4 ?f5 ?f0 ?f1 ?f6 N" draw:text-areas="?f11 ?f13 ?f12 ?f14">
              <draw:equation draw:name="f0" draw:formula="0"/>
              <draw:equation draw:name="f1" draw:formula="1054"/>
              <draw:equation draw:name="f2" draw:formula="560"/>
              <draw:equation draw:name="f3" draw:formula="561"/>
              <draw:equation draw:name="f4" draw:formula="533"/>
              <draw:equation draw:name="f5" draw:formula="493"/>
              <draw:equation draw:name="f6" draw:formula="146"/>
              <draw:equation draw:name="f7" draw:formula="?f2 - ?f0"/>
              <draw:equation draw:name="f8" draw:formula="?f1 - ?f0"/>
              <draw:equation draw:name="f9" draw:formula="?f8 / 1054"/>
              <draw:equation draw:name="f10" draw:formula="?f7 / 560"/>
              <draw:equation draw:name="f11" draw:formula="?f0 / ?f9"/>
              <draw:equation draw:name="f12" draw:formula="?f1 / ?f9"/>
              <draw:equation draw:name="f13" draw:formula="?f0 / ?f10"/>
              <draw:equation draw:name="f14" draw:formula="?f2 / ?f10"/>
            </draw:enhanced-geometry>
          </draw:custom-shape>
          <draw:custom-shape svg:width="0.41457in" svg:height="0.22008in" draw:id="id249" draw:style-name="a1565" draw:transform="translate(-0.20728in -0.11004in) rotate(-2.15932) translate(7.77519in 3.34158in)" draw:name="Freeform: Shape 12">
            <svg:title/>
            <svg:desc/>
            <text:p text:style-name="a1563" text:class-names="" text:cond-style-name=""><text:span text:style-name="a1562" text:class-names=""/></text:p>
            <draw:enhanced-geometry xmlns:dr3d="urn:oasis:names:tc:opendocument:xmlns:dr3d:1.0" draw:type="non-primitive" svg:viewBox="0 0 1054 560" draw:enhanced-path="F M ?f0 ?f2 L ?f3 ?f4 ?f5 ?f0 ?f1 ?f6 N" draw:text-areas="?f11 ?f13 ?f12 ?f14">
              <draw:equation draw:name="f0" draw:formula="0"/>
              <draw:equation draw:name="f1" draw:formula="1054"/>
              <draw:equation draw:name="f2" draw:formula="560"/>
              <draw:equation draw:name="f3" draw:formula="561"/>
              <draw:equation draw:name="f4" draw:formula="533"/>
              <draw:equation draw:name="f5" draw:formula="493"/>
              <draw:equation draw:name="f6" draw:formula="146"/>
              <draw:equation draw:name="f7" draw:formula="?f2 - ?f0"/>
              <draw:equation draw:name="f8" draw:formula="?f1 - ?f0"/>
              <draw:equation draw:name="f9" draw:formula="?f8 / 1054"/>
              <draw:equation draw:name="f10" draw:formula="?f7 / 560"/>
              <draw:equation draw:name="f11" draw:formula="?f0 / ?f9"/>
              <draw:equation draw:name="f12" draw:formula="?f1 / ?f9"/>
              <draw:equation draw:name="f13" draw:formula="?f0 / ?f10"/>
              <draw:equation draw:name="f14" draw:formula="?f2 / ?f10"/>
            </draw:enhanced-geometry>
          </draw:custom-shape>
        </draw:g>
        <draw:frame draw:id="id239" draw:style-name="a1526" draw:name="TextBox 13" svg:x="3.14961in" svg:y="7.40315in" svg:width="4.90433in" svg:height="0.47402in">
          <draw:text-box>
            <text:p text:style-name="a1525" text:class-names="" text:cond-style-name=""><text:span text:style-name="a1524" text:class-names="">Dangling Pointers Example: 2</text:span></text:p>
          </draw:text-box>
          <svg:title/>
          <svg:desc/>
        </draw:frame>
        <presentation:notes draw:style-name="a1571">
          <draw:frame draw:id="id250" draw:style-name="a1568" draw:name="Slide Number Placeholder 6" svg:x="4.67953in" svg:y="11.10827in" svg:width="3.5878in" svg:height="0.58425in">
            <draw:text-box>
              <text:p text:style-name="a1567" text:class-names="" text:cond-style-name=""><text:span text:style-name="a1566" text:class-names=""><text:page-number style:num-format="1" text:fixed="false"/></text:span></text:p>
            </draw:text-box>
            <svg:title/>
            <svg:desc/>
          </draw:frame>
          <draw:page-thumbnail draw:page-number="12" svg:x="1.21063in" svg:y="0.88858in" svg:width="5.84567in" svg:height="4.38386in" presentation:class="page" draw:id="id251" presentation:style-name="a1569" draw:name="Slide Image Placeholder 1">
            <svg:title/>
            <svg:desc/>
          </draw:page-thumbnail>
          <draw:frame draw:id="id252" presentation:style-name="a157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4" draw:style-name="a1572" draw:master-page-name="Master2-Layout7-blank-Blank" presentation:presentation-page-layout-name="Master2-PPL7" draw:id="Slide-309">
        <draw:frame draw:id="id253" draw:style-name="a1591" draw:name="TextBox 1" svg:x="0.57441in" svg:y="0.19685in" svg:width="6.1185in" svg:height="4.85787in">
          <draw:text-box>
            <text:p text:style-name="a1574" text:class-names="" text:cond-style-name=""><text:span text:style-name="a1573" text:class-names="">typedef struct node {</text:span></text:p>
            <text:p text:style-name="a1576" text:class-names="" text:cond-style-name=""><text:span text:style-name="a1575" text:class-names=""><text:s text:c="8"/>int val;</text:span></text:p>
            <text:p text:style-name="a1578" text:class-names="" text:cond-style-name=""><text:span text:style-name="a1577" text:class-names=""><text:s text:c="8"/>struct node *next;</text:span></text:p>
            <text:p text:style-name="a1580" text:class-names="" text:cond-style-name=""><text:span text:style-name="a1579" text:class-names="">}node;</text:span></text:p>
            <text:p text:style-name="a1582" text:class-names="" text:cond-style-name=""><text:span text:style-name="a1581" text:class-names="">int main() {</text:span></text:p>
            <text:p text:style-name="a1584" text:class-names="" text:cond-style-name=""><text:span text:style-name="a1583" text:class-names=""><text:s text:c="8"/>node *p, *q;</text:span></text:p>
            <text:p text:style-name="a1586" text:class-names="" text:cond-style-name=""><text:span text:style-name="a1585" text:class-names=""><text:s text:c="8"/>node a;</text:span></text:p>
            <text:p text:style-name="a1588" text:class-names="" text:cond-style-name=""><text:span text:style-name="a1587" text:class-names=""><text:s text:c="8"/>a.val = 20;</text:span></text:p>
            <text:p text:style-name="a1590" text:class-names="" text:cond-style-name=""><text:span text:style-name="a1589" text:class-names="">}</text:span></text:p>
          </draw:text-box>
          <svg:title/>
          <svg:desc/>
        </draw:frame>
        <draw:g draw:name="Group 2" draw:id="id254">
          <svg:title/>
          <svg:desc/>
          <draw:custom-shape svg:x="7.48031in" svg:y="0.59055in" svg:width="0.59055in" svg:height="0.59055in" draw:id="id256" draw:style-name="a1597" draw:name="Freeform: Shape 3">
            <svg:title/>
            <svg:desc/>
            <text:p text:style-name="a1596" text:class-names="" text:cond-style-name=""><text:span text:style-name="a1595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8.7563in" svg:y="0.59055in" svg:width="0.59055in" svg:height="0.59055in" draw:id="id257" draw:style-name="a1600" draw:name="Freeform: Shape 4">
            <svg:title/>
            <svg:desc/>
            <text:p text:style-name="a1599" text:class-names="" text:cond-style-name=""><text:span text:style-name="a1598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frame draw:id="id258" draw:style-name="a1603" draw:name="TextBox 5" svg:x="7.59843in" svg:y="0.19685in" svg:width="0.33583in" svg:height="0.37874in">
            <draw:text-box>
              <text:p text:style-name="a1602" text:class-names="" text:cond-style-name=""><text:span text:style-name="a1601" text:class-names="">p</text:span></text:p>
            </draw:text-box>
            <svg:title/>
            <svg:desc/>
          </draw:frame>
          <draw:frame draw:id="id259" draw:style-name="a1606" draw:name="TextBox 6" svg:x="8.91614in" svg:y="0.19685in" svg:width="0.33583in" svg:height="0.37874in">
            <draw:text-box>
              <text:p text:style-name="a1605" text:class-names="" text:cond-style-name=""><text:span text:style-name="a1604" text:class-names="">q</text:span></text:p>
            </draw:text-box>
            <svg:title/>
            <svg:desc/>
          </draw:frame>
          <draw:custom-shape svg:x="7.48031in" svg:y="1.77165in" svg:width="1.1811in" svg:height="1.37795in" draw:id="id260" draw:style-name="a1615" draw:name="Freeform: Shape 7">
            <svg:title/>
            <svg:desc/>
            <text:p text:style-name="a1608" text:class-names="" text:cond-style-name=""><text:span text:style-name="a1607" text:class-names="">Val =20</text:span></text:p>
            <text:p text:style-name="a1610" text:class-names="" text:cond-style-name=""><text:span text:style-name="a1609" text:class-names=""/></text:p>
            <text:p text:style-name="a1612" text:class-names="" text:cond-style-name=""><text:span text:style-name="a1611" text:class-names=""/></text:p>
            <text:p text:style-name="a1614" text:class-names="" text:cond-style-name=""><text:span text:style-name="a1613" text:class-names="">next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7.48031in" svg:y="2.3622in" svg:width="1.1811in" svg:height="0in" draw:id="id261" draw:style-name="a1618" draw:name="Straight Connector 8">
            <svg:title/>
            <svg:desc/>
            <text:p text:style-name="a1617" text:class-names="" text:cond-style-name=""><text:span text:style-name="a1616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frame draw:id="id262" draw:style-name="a1621" draw:name="TextBox 9" svg:x="6.94764in" svg:y="1.5748in" svg:width="0.33583in" svg:height="0.59055in">
            <draw:text-box>
              <text:p text:style-name="a1620" text:class-names="" text:cond-style-name=""><text:span text:style-name="a1619" text:class-names="">a</text:span></text:p>
            </draw:text-box>
            <svg:title/>
            <svg:desc/>
          </draw:frame>
          <draw:custom-shape svg:width="0.41457in" svg:height="0.22008in" draw:id="id263" draw:style-name="a1625" draw:transform="translate(-0.20728in -0.11004in) rotate(-2.15932) translate(7.77992in 1.33213in)" draw:name="Freeform: Shape 10">
            <svg:title/>
            <svg:desc/>
            <text:p text:style-name="a1623" text:class-names="" text:cond-style-name=""><text:span text:style-name="a1622" text:class-names=""/></text:p>
            <draw:enhanced-geometry xmlns:dr3d="urn:oasis:names:tc:opendocument:xmlns:dr3d:1.0" draw:type="non-primitive" svg:viewBox="0 0 1054 560" draw:enhanced-path="F M ?f0 ?f2 L ?f3 ?f4 ?f5 ?f0 ?f1 ?f6 N" draw:text-areas="?f11 ?f13 ?f12 ?f14">
              <draw:equation draw:name="f0" draw:formula="0"/>
              <draw:equation draw:name="f1" draw:formula="1054"/>
              <draw:equation draw:name="f2" draw:formula="560"/>
              <draw:equation draw:name="f3" draw:formula="561"/>
              <draw:equation draw:name="f4" draw:formula="533"/>
              <draw:equation draw:name="f5" draw:formula="493"/>
              <draw:equation draw:name="f6" draw:formula="146"/>
              <draw:equation draw:name="f7" draw:formula="?f2 - ?f0"/>
              <draw:equation draw:name="f8" draw:formula="?f1 - ?f0"/>
              <draw:equation draw:name="f9" draw:formula="?f8 / 1054"/>
              <draw:equation draw:name="f10" draw:formula="?f7 / 560"/>
              <draw:equation draw:name="f11" draw:formula="?f0 / ?f9"/>
              <draw:equation draw:name="f12" draw:formula="?f1 / ?f9"/>
              <draw:equation draw:name="f13" draw:formula="?f0 / ?f10"/>
              <draw:equation draw:name="f14" draw:formula="?f2 / ?f10"/>
            </draw:enhanced-geometry>
          </draw:custom-shape>
          <draw:custom-shape svg:width="0.41457in" svg:height="0.22008in" draw:id="id264" draw:style-name="a1629" draw:transform="translate(-0.20728in -0.11004in) rotate(-2.15932) translate(9.14566in 1.37307in)" draw:name="Freeform: Shape 11">
            <svg:title/>
            <svg:desc/>
            <text:p text:style-name="a1627" text:class-names="" text:cond-style-name=""><text:span text:style-name="a1626" text:class-names=""/></text:p>
            <draw:enhanced-geometry xmlns:dr3d="urn:oasis:names:tc:opendocument:xmlns:dr3d:1.0" draw:type="non-primitive" svg:viewBox="0 0 1054 560" draw:enhanced-path="F M ?f0 ?f2 L ?f3 ?f4 ?f5 ?f0 ?f1 ?f6 N" draw:text-areas="?f11 ?f13 ?f12 ?f14">
              <draw:equation draw:name="f0" draw:formula="0"/>
              <draw:equation draw:name="f1" draw:formula="1054"/>
              <draw:equation draw:name="f2" draw:formula="560"/>
              <draw:equation draw:name="f3" draw:formula="561"/>
              <draw:equation draw:name="f4" draw:formula="533"/>
              <draw:equation draw:name="f5" draw:formula="493"/>
              <draw:equation draw:name="f6" draw:formula="146"/>
              <draw:equation draw:name="f7" draw:formula="?f2 - ?f0"/>
              <draw:equation draw:name="f8" draw:formula="?f1 - ?f0"/>
              <draw:equation draw:name="f9" draw:formula="?f8 / 1054"/>
              <draw:equation draw:name="f10" draw:formula="?f7 / 560"/>
              <draw:equation draw:name="f11" draw:formula="?f0 / ?f9"/>
              <draw:equation draw:name="f12" draw:formula="?f1 / ?f9"/>
              <draw:equation draw:name="f13" draw:formula="?f0 / ?f10"/>
              <draw:equation draw:name="f14" draw:formula="?f2 / ?f10"/>
            </draw:enhanced-geometry>
          </draw:custom-shape>
          <draw:custom-shape svg:width="0.41457in" svg:height="0.22008in" draw:id="id265" draw:style-name="a1633" draw:transform="translate(-0.20728in -0.11004in) rotate(-2.15932) translate(7.77519in 3.34158in)" draw:name="Freeform: Shape 12">
            <svg:title/>
            <svg:desc/>
            <text:p text:style-name="a1631" text:class-names="" text:cond-style-name=""><text:span text:style-name="a1630" text:class-names=""/></text:p>
            <draw:enhanced-geometry xmlns:dr3d="urn:oasis:names:tc:opendocument:xmlns:dr3d:1.0" draw:type="non-primitive" svg:viewBox="0 0 1054 560" draw:enhanced-path="F M ?f0 ?f2 L ?f3 ?f4 ?f5 ?f0 ?f1 ?f6 N" draw:text-areas="?f11 ?f13 ?f12 ?f14">
              <draw:equation draw:name="f0" draw:formula="0"/>
              <draw:equation draw:name="f1" draw:formula="1054"/>
              <draw:equation draw:name="f2" draw:formula="560"/>
              <draw:equation draw:name="f3" draw:formula="561"/>
              <draw:equation draw:name="f4" draw:formula="533"/>
              <draw:equation draw:name="f5" draw:formula="493"/>
              <draw:equation draw:name="f6" draw:formula="146"/>
              <draw:equation draw:name="f7" draw:formula="?f2 - ?f0"/>
              <draw:equation draw:name="f8" draw:formula="?f1 - ?f0"/>
              <draw:equation draw:name="f9" draw:formula="?f8 / 1054"/>
              <draw:equation draw:name="f10" draw:formula="?f7 / 560"/>
              <draw:equation draw:name="f11" draw:formula="?f0 / ?f9"/>
              <draw:equation draw:name="f12" draw:formula="?f1 / ?f9"/>
              <draw:equation draw:name="f13" draw:formula="?f0 / ?f10"/>
              <draw:equation draw:name="f14" draw:formula="?f2 / ?f10"/>
            </draw:enhanced-geometry>
          </draw:custom-shape>
        </draw:g>
        <draw:frame draw:id="id255" draw:style-name="a1594" draw:name="TextBox 13" svg:x="3.15in" svg:y="7.40315in" svg:width="4.90433in" svg:height="0.47402in">
          <draw:text-box>
            <text:p text:style-name="a1593" text:class-names="" text:cond-style-name=""><text:span text:style-name="a1592" text:class-names="">Dangling Pointers Example: 2</text:span></text:p>
          </draw:text-box>
          <svg:title/>
          <svg:desc/>
        </draw:frame>
        <presentation:notes draw:style-name="a1639">
          <draw:frame draw:id="id266" draw:style-name="a1636" draw:name="Slide Number Placeholder 6" svg:x="4.67953in" svg:y="11.10827in" svg:width="3.5878in" svg:height="0.58425in">
            <draw:text-box>
              <text:p text:style-name="a1635" text:class-names="" text:cond-style-name=""><text:span text:style-name="a1634" text:class-names=""><text:page-number style:num-format="1" text:fixed="false"/></text:span></text:p>
            </draw:text-box>
            <svg:title/>
            <svg:desc/>
          </draw:frame>
          <draw:page-thumbnail draw:page-number="13" svg:x="1.21063in" svg:y="0.88858in" svg:width="5.84567in" svg:height="4.38386in" presentation:class="page" draw:id="id267" presentation:style-name="a1637" draw:name="Slide Image Placeholder 1">
            <svg:title/>
            <svg:desc/>
          </draw:page-thumbnail>
          <draw:frame draw:id="id268" presentation:style-name="a163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5" draw:style-name="a1640" draw:master-page-name="Master2-Layout7-blank-Blank" presentation:presentation-page-layout-name="Master2-PPL7" draw:id="Slide-310">
        <draw:frame draw:id="id269" draw:style-name="a1663" draw:name="TextBox 1" svg:x="0.57441in" svg:y="0.19685in" svg:width="6.1185in" svg:height="4.85787in">
          <draw:text-box>
            <text:p text:style-name="a1642" text:class-names="" text:cond-style-name=""><text:span text:style-name="a1641" text:class-names="">typedef struct node {</text:span></text:p>
            <text:p text:style-name="a1644" text:class-names="" text:cond-style-name=""><text:span text:style-name="a1643" text:class-names=""><text:s text:c="8"/>int val;</text:span></text:p>
            <text:p text:style-name="a1646" text:class-names="" text:cond-style-name=""><text:span text:style-name="a1645" text:class-names=""><text:s text:c="8"/>struct node *next;</text:span></text:p>
            <text:p text:style-name="a1648" text:class-names="" text:cond-style-name=""><text:span text:style-name="a1647" text:class-names="">}node;</text:span></text:p>
            <text:p text:style-name="a1650" text:class-names="" text:cond-style-name=""><text:span text:style-name="a1649" text:class-names="">int main() {</text:span></text:p>
            <text:p text:style-name="a1652" text:class-names="" text:cond-style-name=""><text:span text:style-name="a1651" text:class-names=""><text:s text:c="8"/>node *p, *q;</text:span></text:p>
            <text:p text:style-name="a1654" text:class-names="" text:cond-style-name=""><text:span text:style-name="a1653" text:class-names=""><text:s text:c="8"/>node a;</text:span></text:p>
            <text:p text:style-name="a1656" text:class-names="" text:cond-style-name=""><text:span text:style-name="a1655" text:class-names=""><text:s text:c="8"/>a.val = 20;</text:span></text:p>
            <text:p text:style-name="a1658" text:class-names="" text:cond-style-name=""><text:span text:style-name="a1657" text:class-names=""><text:s text:c="8"/>p = &amp;a;</text:span></text:p>
            <text:p text:style-name="a1660" text:class-names="" text:cond-style-name=""><text:span text:style-name="a1659" text:class-names=""><text:s text:c="8"/></text:span></text:p>
            <text:p text:style-name="a1662" text:class-names="" text:cond-style-name=""><text:span text:style-name="a1661" text:class-names="">}</text:span></text:p>
          </draw:text-box>
          <svg:title/>
          <svg:desc/>
        </draw:frame>
        <draw:g draw:name="Group 2" draw:id="id270">
          <svg:title/>
          <svg:desc/>
          <draw:g draw:name="Group 3" draw:id="id272">
            <svg:title/>
            <svg:desc/>
            <draw:custom-shape svg:x="7.48031in" svg:y="0.59055in" svg:width="0.59055in" svg:height="0.59055in" draw:id="id273" draw:style-name="a1669" draw:name="Freeform: Shape 4">
              <svg:title/>
              <svg:desc/>
              <text:p text:style-name="a1668" text:class-names="" text:cond-style-name=""><text:span text:style-name="a1667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custom-shape svg:x="8.7563in" svg:y="0.59055in" svg:width="0.59055in" svg:height="0.59055in" draw:id="id274" draw:style-name="a1672" draw:name="Freeform: Shape 5">
              <svg:title/>
              <svg:desc/>
              <text:p text:style-name="a1671" text:class-names="" text:cond-style-name=""><text:span text:style-name="a167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id="id275" draw:style-name="a1675" draw:name="TextBox 6" svg:x="7.59843in" svg:y="0.19685in" svg:width="0.33583in" svg:height="0.37874in">
              <draw:text-box>
                <text:p text:style-name="a1674" text:class-names="" text:cond-style-name=""><text:span text:style-name="a1673" text:class-names="">p</text:span></text:p>
              </draw:text-box>
              <svg:title/>
              <svg:desc/>
            </draw:frame>
            <draw:frame draw:id="id276" draw:style-name="a1678" draw:name="TextBox 7" svg:x="8.91614in" svg:y="0.19685in" svg:width="0.33583in" svg:height="0.37874in">
              <draw:text-box>
                <text:p text:style-name="a1677" text:class-names="" text:cond-style-name=""><text:span text:style-name="a1676" text:class-names="">q</text:span></text:p>
              </draw:text-box>
              <svg:title/>
              <svg:desc/>
            </draw:frame>
            <draw:custom-shape svg:x="7.48031in" svg:y="1.77165in" svg:width="1.1811in" svg:height="1.37795in" draw:id="id277" draw:style-name="a1687" draw:name="Freeform: Shape 8">
              <svg:title/>
              <svg:desc/>
              <text:p text:style-name="a1680" text:class-names="" text:cond-style-name=""><text:span text:style-name="a1679" text:class-names="">Val =20</text:span></text:p>
              <text:p text:style-name="a1682" text:class-names="" text:cond-style-name=""><text:span text:style-name="a1681" text:class-names=""/></text:p>
              <text:p text:style-name="a1684" text:class-names="" text:cond-style-name=""><text:span text:style-name="a1683" text:class-names=""/></text:p>
              <text:p text:style-name="a1686" text:class-names="" text:cond-style-name=""><text:span text:style-name="a1685" text:class-names="">next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custom-shape svg:x="7.48031in" svg:y="2.3622in" svg:width="1.1811in" svg:height="0in" draw:id="id278" draw:style-name="a1690" draw:name="Straight Connector 9">
              <svg:title/>
              <svg:desc/>
              <text:p text:style-name="a1689" text:class-names="" text:cond-style-name=""><text:span text:style-name="a1688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frame draw:id="id279" draw:style-name="a1693" draw:name="TextBox 10" svg:x="6.94764in" svg:y="1.5748in" svg:width="0.33583in" svg:height="0.59055in">
              <draw:text-box>
                <text:p text:style-name="a1692" text:class-names="" text:cond-style-name=""><text:span text:style-name="a1691" text:class-names="">a</text:span></text:p>
              </draw:text-box>
              <svg:title/>
              <svg:desc/>
            </draw:frame>
            <draw:custom-shape svg:width="0.41457in" svg:height="0.22008in" draw:id="id280" draw:style-name="a1697" draw:transform="translate(-0.20728in -0.11004in) rotate(-2.15932) translate(9.14566in 1.37307in)" draw:name="Freeform: Shape 11">
              <svg:title/>
              <svg:desc/>
              <text:p text:style-name="a1695" text:class-names="" text:cond-style-name=""><text:span text:style-name="a1694" text:class-names=""/></text:p>
              <draw:enhanced-geometry xmlns:dr3d="urn:oasis:names:tc:opendocument:xmlns:dr3d:1.0" draw:type="non-primitive" svg:viewBox="0 0 1054 560" draw:enhanced-path="F M ?f0 ?f2 L ?f3 ?f4 ?f5 ?f0 ?f1 ?f6 N" draw:text-areas="?f11 ?f13 ?f12 ?f14">
                <draw:equation draw:name="f0" draw:formula="0"/>
                <draw:equation draw:name="f1" draw:formula="1054"/>
                <draw:equation draw:name="f2" draw:formula="560"/>
                <draw:equation draw:name="f3" draw:formula="561"/>
                <draw:equation draw:name="f4" draw:formula="533"/>
                <draw:equation draw:name="f5" draw:formula="493"/>
                <draw:equation draw:name="f6" draw:formula="146"/>
                <draw:equation draw:name="f7" draw:formula="?f2 - ?f0"/>
                <draw:equation draw:name="f8" draw:formula="?f1 - ?f0"/>
                <draw:equation draw:name="f9" draw:formula="?f8 / 1054"/>
                <draw:equation draw:name="f10" draw:formula="?f7 / 560"/>
                <draw:equation draw:name="f11" draw:formula="?f0 / ?f9"/>
                <draw:equation draw:name="f12" draw:formula="?f1 / ?f9"/>
                <draw:equation draw:name="f13" draw:formula="?f0 / ?f10"/>
                <draw:equation draw:name="f14" draw:formula="?f2 / ?f10"/>
              </draw:enhanced-geometry>
            </draw:custom-shape>
            <draw:custom-shape svg:width="0.41457in" svg:height="0.22008in" draw:id="id281" draw:style-name="a1701" draw:transform="translate(-0.20728in -0.11004in) rotate(-2.15932) translate(7.77519in 3.34158in)" draw:name="Freeform: Shape 12">
              <svg:title/>
              <svg:desc/>
              <text:p text:style-name="a1699" text:class-names="" text:cond-style-name=""><text:span text:style-name="a1698" text:class-names=""/></text:p>
              <draw:enhanced-geometry xmlns:dr3d="urn:oasis:names:tc:opendocument:xmlns:dr3d:1.0" draw:type="non-primitive" svg:viewBox="0 0 1054 560" draw:enhanced-path="F M ?f0 ?f2 L ?f3 ?f4 ?f5 ?f0 ?f1 ?f6 N" draw:text-areas="?f11 ?f13 ?f12 ?f14">
                <draw:equation draw:name="f0" draw:formula="0"/>
                <draw:equation draw:name="f1" draw:formula="1054"/>
                <draw:equation draw:name="f2" draw:formula="560"/>
                <draw:equation draw:name="f3" draw:formula="561"/>
                <draw:equation draw:name="f4" draw:formula="533"/>
                <draw:equation draw:name="f5" draw:formula="493"/>
                <draw:equation draw:name="f6" draw:formula="146"/>
                <draw:equation draw:name="f7" draw:formula="?f2 - ?f0"/>
                <draw:equation draw:name="f8" draw:formula="?f1 - ?f0"/>
                <draw:equation draw:name="f9" draw:formula="?f8 / 1054"/>
                <draw:equation draw:name="f10" draw:formula="?f7 / 560"/>
                <draw:equation draw:name="f11" draw:formula="?f0 / ?f9"/>
                <draw:equation draw:name="f12" draw:formula="?f1 / ?f9"/>
                <draw:equation draw:name="f13" draw:formula="?f0 / ?f10"/>
                <draw:equation draw:name="f14" draw:formula="?f2 / ?f10"/>
              </draw:enhanced-geometry>
            </draw:custom-shape>
            <draw:custom-shape svg:x="7.67717in" svg:y="0.98425in" svg:width="0.19685in" svg:height="0.7874in" draw:id="id282" draw:style-name="a1705" draw:name="Straight Connector 13">
              <svg:title/>
              <svg:desc/>
              <text:p text:style-name="a1703" text:class-names="" text:cond-style-name=""><text:span text:style-name="a1702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draw:g>
        </draw:g>
        <draw:frame draw:id="id271" draw:style-name="a1666" draw:name="TextBox 14" svg:x="3.15in" svg:y="7.40315in" svg:width="4.90433in" svg:height="0.47402in">
          <draw:text-box>
            <text:p text:style-name="a1665" text:class-names="" text:cond-style-name=""><text:span text:style-name="a1664" text:class-names="">Dangling Pointers Example: 2</text:span></text:p>
          </draw:text-box>
          <svg:title/>
          <svg:desc/>
        </draw:frame>
        <presentation:notes draw:style-name="a1711">
          <draw:frame draw:id="id283" draw:style-name="a1708" draw:name="Slide Number Placeholder 6" svg:x="4.67953in" svg:y="11.10827in" svg:width="3.5878in" svg:height="0.58425in">
            <draw:text-box>
              <text:p text:style-name="a1707" text:class-names="" text:cond-style-name=""><text:span text:style-name="a1706" text:class-names=""><text:page-number style:num-format="1" text:fixed="false"/></text:span></text:p>
            </draw:text-box>
            <svg:title/>
            <svg:desc/>
          </draw:frame>
          <draw:page-thumbnail draw:page-number="14" svg:x="1.21063in" svg:y="0.88858in" svg:width="5.84567in" svg:height="4.38386in" presentation:class="page" draw:id="id284" presentation:style-name="a1709" draw:name="Slide Image Placeholder 1">
            <svg:title/>
            <svg:desc/>
          </draw:page-thumbnail>
          <draw:frame draw:id="id285" presentation:style-name="a171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6" draw:style-name="a1712" draw:master-page-name="Master2-Layout7-blank-Blank" presentation:presentation-page-layout-name="Master2-PPL7" draw:id="Slide-311">
        <draw:frame draw:id="id286" draw:style-name="a1737" draw:name="TextBox 1" svg:x="0.57441in" svg:y="0.19685in" svg:width="6.1185in" svg:height="4.85787in">
          <draw:text-box>
            <text:p text:style-name="a1714" text:class-names="" text:cond-style-name=""><text:span text:style-name="a1713" text:class-names="">typedef struct node {</text:span></text:p>
            <text:p text:style-name="a1716" text:class-names="" text:cond-style-name=""><text:span text:style-name="a1715" text:class-names=""><text:s text:c="8"/>int val;</text:span></text:p>
            <text:p text:style-name="a1718" text:class-names="" text:cond-style-name=""><text:span text:style-name="a1717" text:class-names=""><text:s text:c="8"/>struct node *next;</text:span></text:p>
            <text:p text:style-name="a1720" text:class-names="" text:cond-style-name=""><text:span text:style-name="a1719" text:class-names="">}node;</text:span></text:p>
            <text:p text:style-name="a1722" text:class-names="" text:cond-style-name=""><text:span text:style-name="a1721" text:class-names="">int main() {</text:span></text:p>
            <text:p text:style-name="a1724" text:class-names="" text:cond-style-name=""><text:span text:style-name="a1723" text:class-names=""><text:s text:c="8"/>node *p, *q;</text:span></text:p>
            <text:p text:style-name="a1726" text:class-names="" text:cond-style-name=""><text:span text:style-name="a1725" text:class-names=""><text:s text:c="8"/>node a;</text:span></text:p>
            <text:p text:style-name="a1728" text:class-names="" text:cond-style-name=""><text:span text:style-name="a1727" text:class-names=""><text:s text:c="8"/>a.val = 20;</text:span></text:p>
            <text:p text:style-name="a1730" text:class-names="" text:cond-style-name=""><text:span text:style-name="a1729" text:class-names=""><text:s text:c="8"/>p = &amp;a;</text:span></text:p>
            <text:p text:style-name="a1732" text:class-names="" text:cond-style-name=""><text:span text:style-name="a1731" text:class-names=""><text:s text:c="8"/>a.next = (node *)malloc(sizeof(node));</text:span></text:p>
            <text:p text:style-name="a1734" text:class-names="" text:cond-style-name=""><text:span text:style-name="a1733" text:class-names=""><text:s text:c="7"/></text:span></text:p>
            <text:p text:style-name="a1736" text:class-names="" text:cond-style-name=""><text:span text:style-name="a1735" text:class-names="">}</text:span></text:p>
          </draw:text-box>
          <svg:title/>
          <svg:desc/>
        </draw:frame>
        <draw:g draw:name="Group 2" draw:id="id287">
          <svg:title/>
          <svg:desc/>
          <draw:custom-shape svg:x="7.48031in" svg:y="0.59055in" svg:width="0.59055in" svg:height="0.59055in" draw:id="id289" draw:style-name="a1743" draw:name="Freeform: Shape 3">
            <svg:title/>
            <svg:desc/>
            <text:p text:style-name="a1742" text:class-names="" text:cond-style-name=""><text:span text:style-name="a1741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8.7563in" svg:y="0.59055in" svg:width="0.59055in" svg:height="0.59055in" draw:id="id290" draw:style-name="a1746" draw:name="Freeform: Shape 4">
            <svg:title/>
            <svg:desc/>
            <text:p text:style-name="a1745" text:class-names="" text:cond-style-name=""><text:span text:style-name="a1744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frame draw:id="id291" draw:style-name="a1749" draw:name="TextBox 5" svg:x="7.59843in" svg:y="0.19685in" svg:width="0.33583in" svg:height="0.37874in">
            <draw:text-box>
              <text:p text:style-name="a1748" text:class-names="" text:cond-style-name=""><text:span text:style-name="a1747" text:class-names="">p</text:span></text:p>
            </draw:text-box>
            <svg:title/>
            <svg:desc/>
          </draw:frame>
          <draw:frame draw:id="id292" draw:style-name="a1752" draw:name="TextBox 6" svg:x="8.91614in" svg:y="0.19685in" svg:width="0.33583in" svg:height="0.37874in">
            <draw:text-box>
              <text:p text:style-name="a1751" text:class-names="" text:cond-style-name=""><text:span text:style-name="a1750" text:class-names="">q</text:span></text:p>
            </draw:text-box>
            <svg:title/>
            <svg:desc/>
          </draw:frame>
          <draw:custom-shape svg:x="7.48031in" svg:y="1.77165in" svg:width="1.1811in" svg:height="1.37795in" draw:id="id293" draw:style-name="a1759" draw:name="Freeform: Shape 7">
            <svg:title/>
            <svg:desc/>
            <text:p text:style-name="a1754" text:class-names="" text:cond-style-name=""><text:span text:style-name="a1753" text:class-names="">Val =20</text:span></text:p>
            <text:p text:style-name="a1756" text:class-names="" text:cond-style-name=""><text:span text:style-name="a1755" text:class-names=""/></text:p>
            <text:p text:style-name="a1758" text:class-names="" text:cond-style-name=""><text:span text:style-name="a1757" text:class-names="">next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7.48031in" svg:y="2.3622in" svg:width="1.1811in" svg:height="0in" draw:id="id294" draw:style-name="a1762" draw:name="Straight Connector 8">
            <svg:title/>
            <svg:desc/>
            <text:p text:style-name="a1761" text:class-names="" text:cond-style-name=""><text:span text:style-name="a1760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frame draw:id="id295" draw:style-name="a1765" draw:name="TextBox 9" svg:x="6.94764in" svg:y="1.5748in" svg:width="0.33583in" svg:height="0.59055in">
            <draw:text-box>
              <text:p text:style-name="a1764" text:class-names="" text:cond-style-name=""><text:span text:style-name="a1763" text:class-names="">a</text:span></text:p>
            </draw:text-box>
            <svg:title/>
            <svg:desc/>
          </draw:frame>
          <draw:custom-shape svg:width="0.41457in" svg:height="0.22008in" draw:id="id296" draw:style-name="a1769" draw:transform="translate(-0.20728in -0.11004in) rotate(-2.15932) translate(9.14566in 1.37307in)" draw:name="Freeform: Shape 10">
            <svg:title/>
            <svg:desc/>
            <text:p text:style-name="a1767" text:class-names="" text:cond-style-name=""><text:span text:style-name="a1766" text:class-names=""/></text:p>
            <draw:enhanced-geometry xmlns:dr3d="urn:oasis:names:tc:opendocument:xmlns:dr3d:1.0" draw:type="non-primitive" svg:viewBox="0 0 1054 560" draw:enhanced-path="F M ?f0 ?f2 L ?f3 ?f4 ?f5 ?f0 ?f1 ?f6 N" draw:text-areas="?f11 ?f13 ?f12 ?f14">
              <draw:equation draw:name="f0" draw:formula="0"/>
              <draw:equation draw:name="f1" draw:formula="1054"/>
              <draw:equation draw:name="f2" draw:formula="560"/>
              <draw:equation draw:name="f3" draw:formula="561"/>
              <draw:equation draw:name="f4" draw:formula="533"/>
              <draw:equation draw:name="f5" draw:formula="493"/>
              <draw:equation draw:name="f6" draw:formula="146"/>
              <draw:equation draw:name="f7" draw:formula="?f2 - ?f0"/>
              <draw:equation draw:name="f8" draw:formula="?f1 - ?f0"/>
              <draw:equation draw:name="f9" draw:formula="?f8 / 1054"/>
              <draw:equation draw:name="f10" draw:formula="?f7 / 560"/>
              <draw:equation draw:name="f11" draw:formula="?f0 / ?f9"/>
              <draw:equation draw:name="f12" draw:formula="?f1 / ?f9"/>
              <draw:equation draw:name="f13" draw:formula="?f0 / ?f10"/>
              <draw:equation draw:name="f14" draw:formula="?f2 / ?f10"/>
            </draw:enhanced-geometry>
          </draw:custom-shape>
          <draw:custom-shape svg:x="7.67717in" svg:y="0.98425in" svg:width="0.19685in" svg:height="0.7874in" draw:id="id297" draw:style-name="a1773" draw:name="Straight Connector 11">
            <svg:title/>
            <svg:desc/>
            <text:p text:style-name="a1771" text:class-names="" text:cond-style-name=""><text:span text:style-name="a1770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7.42244in" svg:y="3.74016in" svg:width="1.1811in" svg:height="1.37795in" draw:id="id298" draw:style-name="a1782" draw:name="Freeform: Shape 12">
            <svg:title/>
            <svg:desc/>
            <text:p text:style-name="a1775" text:class-names="" text:cond-style-name=""><text:span text:style-name="a1774" text:class-names="">Val</text:span></text:p>
            <text:p text:style-name="a1777" text:class-names="" text:cond-style-name=""><text:span text:style-name="a1776" text:class-names=""/></text:p>
            <text:p text:style-name="a1779" text:class-names="" text:cond-style-name=""><text:span text:style-name="a1778" text:class-names=""/></text:p>
            <text:p text:style-name="a1781" text:class-names="" text:cond-style-name=""><text:span text:style-name="a1780" text:class-names="">next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7.42244in" svg:y="4.33071in" svg:width="1.1811in" svg:height="0in" draw:id="id299" draw:style-name="a1785" draw:name="Straight Connector 13">
            <svg:title/>
            <svg:desc/>
            <text:p text:style-name="a1784" text:class-names="" text:cond-style-name=""><text:span text:style-name="a1783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8.07087in" svg:y="2.95276in" svg:width="0in" svg:height="0.7874in" draw:id="id300" draw:style-name="a1789" draw:name="Straight Connector 14">
            <svg:title/>
            <svg:desc/>
            <text:p text:style-name="a1787" text:class-names="" text:cond-style-name=""><text:span text:style-name="a1786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</draw:g>
        <draw:frame draw:id="id288" draw:style-name="a1740" draw:name="TextBox 15" svg:x="3.15in" svg:y="7.40315in" svg:width="4.90433in" svg:height="0.47402in">
          <draw:text-box>
            <text:p text:style-name="a1739" text:class-names="" text:cond-style-name=""><text:span text:style-name="a1738" text:class-names="">Dangling Pointers Example: 2</text:span></text:p>
          </draw:text-box>
          <svg:title/>
          <svg:desc/>
        </draw:frame>
        <presentation:notes draw:style-name="a1795">
          <draw:frame draw:id="id301" draw:style-name="a1792" draw:name="Slide Number Placeholder 6" svg:x="4.67953in" svg:y="11.10827in" svg:width="3.5878in" svg:height="0.58425in">
            <draw:text-box>
              <text:p text:style-name="a1791" text:class-names="" text:cond-style-name=""><text:span text:style-name="a1790" text:class-names=""><text:page-number style:num-format="1" text:fixed="false"/></text:span></text:p>
            </draw:text-box>
            <svg:title/>
            <svg:desc/>
          </draw:frame>
          <draw:page-thumbnail draw:page-number="15" svg:x="1.21063in" svg:y="0.88858in" svg:width="5.84567in" svg:height="4.38386in" presentation:class="page" draw:id="id302" presentation:style-name="a1793" draw:name="Slide Image Placeholder 1">
            <svg:title/>
            <svg:desc/>
          </draw:page-thumbnail>
          <draw:frame draw:id="id303" presentation:style-name="a179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7" draw:style-name="a1796" draw:master-page-name="Master2-Layout7-blank-Blank" presentation:presentation-page-layout-name="Master2-PPL7" draw:id="Slide-312">
        <draw:frame draw:id="id304" draw:style-name="a1823" draw:name="TextBox 1" svg:x="0.57441in" svg:y="0.19685in" svg:width="6.1185in" svg:height="4.85787in">
          <draw:text-box>
            <text:p text:style-name="a1798" text:class-names="" text:cond-style-name=""><text:span text:style-name="a1797" text:class-names="">typedef struct node {</text:span></text:p>
            <text:p text:style-name="a1800" text:class-names="" text:cond-style-name=""><text:span text:style-name="a1799" text:class-names=""><text:s text:c="8"/>int val;</text:span></text:p>
            <text:p text:style-name="a1802" text:class-names="" text:cond-style-name=""><text:span text:style-name="a1801" text:class-names=""><text:s text:c="8"/>struct node *next;</text:span></text:p>
            <text:p text:style-name="a1804" text:class-names="" text:cond-style-name=""><text:span text:style-name="a1803" text:class-names="">}node;</text:span></text:p>
            <text:p text:style-name="a1806" text:class-names="" text:cond-style-name=""><text:span text:style-name="a1805" text:class-names="">int main() {</text:span></text:p>
            <text:p text:style-name="a1808" text:class-names="" text:cond-style-name=""><text:span text:style-name="a1807" text:class-names=""><text:s text:c="8"/>node *p, *q;</text:span></text:p>
            <text:p text:style-name="a1810" text:class-names="" text:cond-style-name=""><text:span text:style-name="a1809" text:class-names=""><text:s text:c="8"/>node a;</text:span></text:p>
            <text:p text:style-name="a1812" text:class-names="" text:cond-style-name=""><text:span text:style-name="a1811" text:class-names=""><text:s text:c="8"/>a.val = 20;</text:span></text:p>
            <text:p text:style-name="a1814" text:class-names="" text:cond-style-name=""><text:span text:style-name="a1813" text:class-names=""><text:s text:c="8"/>p = &amp;a;</text:span></text:p>
            <text:p text:style-name="a1816" text:class-names="" text:cond-style-name=""><text:span text:style-name="a1815" text:class-names=""><text:s text:c="8"/>a.next = (node *)malloc(sizeof(node));</text:span></text:p>
            <text:p text:style-name="a1818" text:class-names="" text:cond-style-name=""><text:span text:style-name="a1817" text:class-names=""><text:s text:c="8"/>a.next-&gt;val = 50;</text:span></text:p>
            <text:p text:style-name="a1820" text:class-names="" text:cond-style-name=""><text:span text:style-name="a1819" text:class-names=""><text:s text:c="6"/></text:span></text:p>
            <text:p text:style-name="a1822" text:class-names="" text:cond-style-name=""><text:span text:style-name="a1821" text:class-names="">}</text:span></text:p>
          </draw:text-box>
          <svg:title/>
          <svg:desc/>
        </draw:frame>
        <draw:g draw:name="Group 2" draw:id="id305">
          <svg:title/>
          <svg:desc/>
          <draw:custom-shape svg:x="7.48031in" svg:y="0.59055in" svg:width="0.59055in" svg:height="0.59055in" draw:id="id307" draw:style-name="a1829" draw:name="Freeform: Shape 3">
            <svg:title/>
            <svg:desc/>
            <text:p text:style-name="a1828" text:class-names="" text:cond-style-name=""><text:span text:style-name="a1827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8.7563in" svg:y="0.59055in" svg:width="0.59055in" svg:height="0.59055in" draw:id="id308" draw:style-name="a1832" draw:name="Freeform: Shape 4">
            <svg:title/>
            <svg:desc/>
            <text:p text:style-name="a1831" text:class-names="" text:cond-style-name=""><text:span text:style-name="a1830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frame draw:id="id309" draw:style-name="a1835" draw:name="TextBox 5" svg:x="7.59843in" svg:y="0.19685in" svg:width="0.33583in" svg:height="0.37874in">
            <draw:text-box>
              <text:p text:style-name="a1834" text:class-names="" text:cond-style-name=""><text:span text:style-name="a1833" text:class-names="">p</text:span></text:p>
            </draw:text-box>
            <svg:title/>
            <svg:desc/>
          </draw:frame>
          <draw:frame draw:id="id310" draw:style-name="a1838" draw:name="TextBox 6" svg:x="8.91614in" svg:y="0.19685in" svg:width="0.33583in" svg:height="0.37874in">
            <draw:text-box>
              <text:p text:style-name="a1837" text:class-names="" text:cond-style-name=""><text:span text:style-name="a1836" text:class-names="">q</text:span></text:p>
            </draw:text-box>
            <svg:title/>
            <svg:desc/>
          </draw:frame>
          <draw:custom-shape svg:x="7.48031in" svg:y="1.77165in" svg:width="1.1811in" svg:height="1.37795in" draw:id="id311" draw:style-name="a1845" draw:name="Freeform: Shape 7">
            <svg:title/>
            <svg:desc/>
            <text:p text:style-name="a1840" text:class-names="" text:cond-style-name=""><text:span text:style-name="a1839" text:class-names="">Val =20</text:span></text:p>
            <text:p text:style-name="a1842" text:class-names="" text:cond-style-name=""><text:span text:style-name="a1841" text:class-names=""/></text:p>
            <text:p text:style-name="a1844" text:class-names="" text:cond-style-name=""><text:span text:style-name="a1843" text:class-names="">next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7.48031in" svg:y="2.3622in" svg:width="1.1811in" svg:height="0in" draw:id="id312" draw:style-name="a1848" draw:name="Straight Connector 8">
            <svg:title/>
            <svg:desc/>
            <text:p text:style-name="a1847" text:class-names="" text:cond-style-name=""><text:span text:style-name="a1846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frame draw:id="id313" draw:style-name="a1851" draw:name="TextBox 9" svg:x="6.94764in" svg:y="1.5748in" svg:width="0.33583in" svg:height="0.59055in">
            <draw:text-box>
              <text:p text:style-name="a1850" text:class-names="" text:cond-style-name=""><text:span text:style-name="a1849" text:class-names="">a</text:span></text:p>
            </draw:text-box>
            <svg:title/>
            <svg:desc/>
          </draw:frame>
          <draw:custom-shape svg:width="0.41457in" svg:height="0.22008in" draw:id="id314" draw:style-name="a1855" draw:transform="translate(-0.20728in -0.11004in) rotate(-2.15932) translate(9.14566in 1.37307in)" draw:name="Freeform: Shape 10">
            <svg:title/>
            <svg:desc/>
            <text:p text:style-name="a1853" text:class-names="" text:cond-style-name=""><text:span text:style-name="a1852" text:class-names=""/></text:p>
            <draw:enhanced-geometry xmlns:dr3d="urn:oasis:names:tc:opendocument:xmlns:dr3d:1.0" draw:type="non-primitive" svg:viewBox="0 0 1054 560" draw:enhanced-path="F M ?f0 ?f2 L ?f3 ?f4 ?f5 ?f0 ?f1 ?f6 N" draw:text-areas="?f11 ?f13 ?f12 ?f14">
              <draw:equation draw:name="f0" draw:formula="0"/>
              <draw:equation draw:name="f1" draw:formula="1054"/>
              <draw:equation draw:name="f2" draw:formula="560"/>
              <draw:equation draw:name="f3" draw:formula="561"/>
              <draw:equation draw:name="f4" draw:formula="533"/>
              <draw:equation draw:name="f5" draw:formula="493"/>
              <draw:equation draw:name="f6" draw:formula="146"/>
              <draw:equation draw:name="f7" draw:formula="?f2 - ?f0"/>
              <draw:equation draw:name="f8" draw:formula="?f1 - ?f0"/>
              <draw:equation draw:name="f9" draw:formula="?f8 / 1054"/>
              <draw:equation draw:name="f10" draw:formula="?f7 / 560"/>
              <draw:equation draw:name="f11" draw:formula="?f0 / ?f9"/>
              <draw:equation draw:name="f12" draw:formula="?f1 / ?f9"/>
              <draw:equation draw:name="f13" draw:formula="?f0 / ?f10"/>
              <draw:equation draw:name="f14" draw:formula="?f2 / ?f10"/>
            </draw:enhanced-geometry>
          </draw:custom-shape>
          <draw:custom-shape svg:x="7.67717in" svg:y="0.98425in" svg:width="0.19685in" svg:height="0.7874in" draw:id="id315" draw:style-name="a1859" draw:name="Straight Connector 11">
            <svg:title/>
            <svg:desc/>
            <text:p text:style-name="a1857" text:class-names="" text:cond-style-name=""><text:span text:style-name="a1856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7.42244in" svg:y="3.74016in" svg:width="1.1811in" svg:height="1.37795in" draw:id="id316" draw:style-name="a1868" draw:name="Freeform: Shape 12">
            <svg:title/>
            <svg:desc/>
            <text:p text:style-name="a1861" text:class-names="" text:cond-style-name=""><text:span text:style-name="a1860" text:class-names="">Val=50</text:span></text:p>
            <text:p text:style-name="a1863" text:class-names="" text:cond-style-name=""><text:span text:style-name="a1862" text:class-names=""/></text:p>
            <text:p text:style-name="a1865" text:class-names="" text:cond-style-name=""><text:span text:style-name="a1864" text:class-names=""/></text:p>
            <text:p text:style-name="a1867" text:class-names="" text:cond-style-name=""><text:span text:style-name="a1866" text:class-names="">next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7.42244in" svg:y="4.33071in" svg:width="1.1811in" svg:height="0in" draw:id="id317" draw:style-name="a1871" draw:name="Straight Connector 13">
            <svg:title/>
            <svg:desc/>
            <text:p text:style-name="a1870" text:class-names="" text:cond-style-name=""><text:span text:style-name="a1869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8.07087in" svg:y="2.95276in" svg:width="0in" svg:height="0.7874in" draw:id="id318" draw:style-name="a1875" draw:name="Straight Connector 14">
            <svg:title/>
            <svg:desc/>
            <text:p text:style-name="a1873" text:class-names="" text:cond-style-name=""><text:span text:style-name="a187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</draw:g>
        <draw:frame draw:id="id306" draw:style-name="a1826" draw:name="TextBox 15" svg:x="3.15in" svg:y="7.40315in" svg:width="4.90433in" svg:height="0.47402in">
          <draw:text-box>
            <text:p text:style-name="a1825" text:class-names="" text:cond-style-name=""><text:span text:style-name="a1824" text:class-names="">Dangling Pointers Example: 2</text:span></text:p>
          </draw:text-box>
          <svg:title/>
          <svg:desc/>
        </draw:frame>
        <presentation:notes draw:style-name="a1881">
          <draw:frame draw:id="id319" draw:style-name="a1878" draw:name="Slide Number Placeholder 6" svg:x="4.67953in" svg:y="11.10827in" svg:width="3.5878in" svg:height="0.58425in">
            <draw:text-box>
              <text:p text:style-name="a1877" text:class-names="" text:cond-style-name=""><text:span text:style-name="a1876" text:class-names=""><text:page-number style:num-format="1" text:fixed="false"/></text:span></text:p>
            </draw:text-box>
            <svg:title/>
            <svg:desc/>
          </draw:frame>
          <draw:page-thumbnail draw:page-number="16" svg:x="1.21063in" svg:y="0.88858in" svg:width="5.84567in" svg:height="4.38386in" presentation:class="page" draw:id="id320" presentation:style-name="a1879" draw:name="Slide Image Placeholder 1">
            <svg:title/>
            <svg:desc/>
          </draw:page-thumbnail>
          <draw:frame draw:id="id321" presentation:style-name="a188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8" draw:style-name="a1882" draw:master-page-name="Master2-Layout7-blank-Blank" presentation:presentation-page-layout-name="Master2-PPL7" draw:id="Slide-313">
        <draw:frame draw:id="id322" draw:style-name="a1911" draw:name="TextBox 1" svg:x="0.57441in" svg:y="0.19685in" svg:width="6.1185in" svg:height="4.88307in">
          <draw:text-box>
            <text:p text:style-name="a1884" text:class-names="" text:cond-style-name=""><text:span text:style-name="a1883" text:class-names="">typedef struct node {</text:span></text:p>
            <text:p text:style-name="a1886" text:class-names="" text:cond-style-name=""><text:span text:style-name="a1885" text:class-names=""><text:s text:c="8"/>int val;</text:span></text:p>
            <text:p text:style-name="a1888" text:class-names="" text:cond-style-name=""><text:span text:style-name="a1887" text:class-names=""><text:s text:c="8"/>struct node *next;</text:span></text:p>
            <text:p text:style-name="a1890" text:class-names="" text:cond-style-name=""><text:span text:style-name="a1889" text:class-names="">}node;</text:span></text:p>
            <text:p text:style-name="a1892" text:class-names="" text:cond-style-name=""><text:span text:style-name="a1891" text:class-names="">int main() {</text:span></text:p>
            <text:p text:style-name="a1894" text:class-names="" text:cond-style-name=""><text:span text:style-name="a1893" text:class-names=""><text:s text:c="8"/>node *p, *q;</text:span></text:p>
            <text:p text:style-name="a1896" text:class-names="" text:cond-style-name=""><text:span text:style-name="a1895" text:class-names=""><text:s text:c="8"/>node a;</text:span></text:p>
            <text:p text:style-name="a1898" text:class-names="" text:cond-style-name=""><text:span text:style-name="a1897" text:class-names=""><text:s text:c="8"/>a.val = 20;</text:span></text:p>
            <text:p text:style-name="a1900" text:class-names="" text:cond-style-name=""><text:span text:style-name="a1899" text:class-names=""><text:s text:c="8"/>p = &amp;a;</text:span></text:p>
            <text:p text:style-name="a1902" text:class-names="" text:cond-style-name=""><text:span text:style-name="a1901" text:class-names=""><text:s text:c="8"/>a.next = (node *)malloc(sizeof(node));</text:span></text:p>
            <text:p text:style-name="a1904" text:class-names="" text:cond-style-name=""><text:span text:style-name="a1903" text:class-names=""><text:s text:c="8"/>a.next-&gt;val = 50;</text:span></text:p>
            <text:p text:style-name="a1906" text:class-names="" text:cond-style-name=""><text:span text:style-name="a1905" text:class-names=""><text:s text:c="8"/>q = a.next;</text:span></text:p>
            <text:p text:style-name="a1908" text:class-names="" text:cond-style-name=""><text:span text:style-name="a1907" text:class-names=""><text:s text:c="6"/></text:span></text:p>
            <text:p text:style-name="a1910" text:class-names="" text:cond-style-name=""><text:span text:style-name="a1909" text:class-names="">}</text:span></text:p>
          </draw:text-box>
          <svg:title/>
          <svg:desc/>
        </draw:frame>
        <draw:custom-shape svg:x="7.48031in" svg:y="0.59055in" svg:width="0.59055in" svg:height="0.59055in" draw:id="id323" draw:style-name="a1914" draw:name="Freeform: Shape 2">
          <svg:title/>
          <svg:desc/>
          <text:p text:style-name="a1913" text:class-names="" text:cond-style-name=""><text:span text:style-name="a191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7563in" svg:y="0.59055in" svg:width="0.59055in" svg:height="0.59055in" draw:id="id324" draw:style-name="a1917" draw:name="Freeform: Shape 3">
          <svg:title/>
          <svg:desc/>
          <text:p text:style-name="a1916" text:class-names="" text:cond-style-name=""><text:span text:style-name="a191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325" draw:style-name="a1920" draw:name="TextBox 4" svg:x="7.59843in" svg:y="0.19685in" svg:width="0.33583in" svg:height="0.37874in">
          <draw:text-box>
            <text:p text:style-name="a1919" text:class-names="" text:cond-style-name=""><text:span text:style-name="a1918" text:class-names="">p</text:span></text:p>
          </draw:text-box>
          <svg:title/>
          <svg:desc/>
        </draw:frame>
        <draw:frame draw:id="id326" draw:style-name="a1923" draw:name="TextBox 5" svg:x="8.91614in" svg:y="0.19685in" svg:width="0.33583in" svg:height="0.37874in">
          <draw:text-box>
            <text:p text:style-name="a1922" text:class-names="" text:cond-style-name=""><text:span text:style-name="a1921" text:class-names="">q</text:span></text:p>
          </draw:text-box>
          <svg:title/>
          <svg:desc/>
        </draw:frame>
        <draw:custom-shape svg:x="7.48031in" svg:y="1.77165in" svg:width="1.1811in" svg:height="1.37795in" draw:id="id327" draw:style-name="a1930" draw:name="Freeform: Shape 6">
          <svg:title/>
          <svg:desc/>
          <text:p text:style-name="a1925" text:class-names="" text:cond-style-name=""><text:span text:style-name="a1924" text:class-names="">Val =20</text:span></text:p>
          <text:p text:style-name="a1927" text:class-names="" text:cond-style-name=""><text:span text:style-name="a1926" text:class-names=""/></text:p>
          <text:p text:style-name="a1929" text:class-names="" text:cond-style-name=""><text:span text:style-name="a1928" text:class-names="">next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48031in" svg:y="2.3622in" svg:width="1.1811in" svg:height="0in" draw:id="id328" draw:style-name="a1933" draw:name="Straight Connector 7">
          <svg:title/>
          <svg:desc/>
          <text:p text:style-name="a1932" text:class-names="" text:cond-style-name=""><text:span text:style-name="a193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329" draw:style-name="a1936" draw:name="TextBox 8" svg:x="6.94764in" svg:y="1.5748in" svg:width="0.33583in" svg:height="0.59055in">
          <draw:text-box>
            <text:p text:style-name="a1935" text:class-names="" text:cond-style-name=""><text:span text:style-name="a1934" text:class-names="">a</text:span></text:p>
          </draw:text-box>
          <svg:title/>
          <svg:desc/>
        </draw:frame>
        <draw:custom-shape svg:x="7.67717in" svg:y="0.98425in" svg:width="0.19685in" svg:height="0.7874in" draw:id="id330" draw:style-name="a1940" draw:name="Straight Connector 9">
          <svg:title/>
          <svg:desc/>
          <text:p text:style-name="a1938" text:class-names="" text:cond-style-name=""><text:span text:style-name="a193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7.42244in" svg:y="3.74016in" svg:width="1.1811in" svg:height="1.37795in" draw:id="id331" draw:style-name="a1949" draw:name="Freeform: Shape 10">
          <svg:title/>
          <svg:desc/>
          <text:p text:style-name="a1942" text:class-names="" text:cond-style-name=""><text:span text:style-name="a1941" text:class-names="">Val=50</text:span></text:p>
          <text:p text:style-name="a1944" text:class-names="" text:cond-style-name=""><text:span text:style-name="a1943" text:class-names=""/></text:p>
          <text:p text:style-name="a1946" text:class-names="" text:cond-style-name=""><text:span text:style-name="a1945" text:class-names=""/></text:p>
          <text:p text:style-name="a1948" text:class-names="" text:cond-style-name=""><text:span text:style-name="a1947" text:class-names="">next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42244in" svg:y="4.33071in" svg:width="1.1811in" svg:height="0in" draw:id="id332" draw:style-name="a1952" draw:name="Straight Connector 11">
          <svg:title/>
          <svg:desc/>
          <text:p text:style-name="a1951" text:class-names="" text:cond-style-name=""><text:span text:style-name="a195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8.07087in" svg:y="2.95276in" svg:width="0in" svg:height="0.7874in" draw:id="id333" draw:style-name="a1956" draw:name="Straight Connector 12">
          <svg:title/>
          <svg:desc/>
          <text:p text:style-name="a1954" text:class-names="" text:cond-style-name=""><text:span text:style-name="a195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8.66142in" svg:y="0.98425in" svg:width="0.59055in" svg:height="2.75591in" draw:id="id334" draw:style-name="a1960" draw:name="Straight Connector 13">
          <svg:title/>
          <svg:desc/>
          <text:p text:style-name="a1958" text:class-names="" text:cond-style-name=""><text:span text:style-name="a195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335" draw:style-name="a1963" draw:name="TextBox 14" svg:x="3.15in" svg:y="7.40315in" svg:width="4.90433in" svg:height="0.47402in">
          <draw:text-box>
            <text:p text:style-name="a1962" text:class-names="" text:cond-style-name=""><text:span text:style-name="a1961" text:class-names="">Dangling Pointers Example: 2</text:span></text:p>
          </draw:text-box>
          <svg:title/>
          <svg:desc/>
        </draw:frame>
        <presentation:notes draw:style-name="a1969">
          <draw:frame draw:id="id336" draw:style-name="a1966" draw:name="Slide Number Placeholder 6" svg:x="4.67953in" svg:y="11.10827in" svg:width="3.5878in" svg:height="0.58425in">
            <draw:text-box>
              <text:p text:style-name="a1965" text:class-names="" text:cond-style-name=""><text:span text:style-name="a1964" text:class-names=""><text:page-number style:num-format="1" text:fixed="false"/></text:span></text:p>
            </draw:text-box>
            <svg:title/>
            <svg:desc/>
          </draw:frame>
          <draw:page-thumbnail draw:page-number="17" svg:x="1.21063in" svg:y="0.88858in" svg:width="5.84567in" svg:height="4.38386in" presentation:class="page" draw:id="id337" presentation:style-name="a1967" draw:name="Slide Image Placeholder 1">
            <svg:title/>
            <svg:desc/>
          </draw:page-thumbnail>
          <draw:frame draw:id="id338" presentation:style-name="a196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9" draw:style-name="a1970" draw:master-page-name="Master2-Layout7-blank-Blank" presentation:presentation-page-layout-name="Master2-PPL7" draw:id="Slide-314">
        <draw:frame draw:id="id339" draw:style-name="a2001" draw:name="TextBox 1" svg:x="0.57441in" svg:y="0.19685in" svg:width="6.1185in" svg:height="5.2248in">
          <draw:text-box>
            <text:p text:style-name="a1972" text:class-names="" text:cond-style-name=""><text:span text:style-name="a1971" text:class-names="">typedef struct node {</text:span></text:p>
            <text:p text:style-name="a1974" text:class-names="" text:cond-style-name=""><text:span text:style-name="a1973" text:class-names=""><text:s text:c="8"/>int val;</text:span></text:p>
            <text:p text:style-name="a1976" text:class-names="" text:cond-style-name=""><text:span text:style-name="a1975" text:class-names=""><text:s text:c="8"/>struct node *next;</text:span></text:p>
            <text:p text:style-name="a1978" text:class-names="" text:cond-style-name=""><text:span text:style-name="a1977" text:class-names="">}node;</text:span></text:p>
            <text:p text:style-name="a1980" text:class-names="" text:cond-style-name=""><text:span text:style-name="a1979" text:class-names="">int main() {</text:span></text:p>
            <text:p text:style-name="a1982" text:class-names="" text:cond-style-name=""><text:span text:style-name="a1981" text:class-names=""><text:s text:c="8"/>node *p, *q;</text:span></text:p>
            <text:p text:style-name="a1984" text:class-names="" text:cond-style-name=""><text:span text:style-name="a1983" text:class-names=""><text:s text:c="8"/>node a;</text:span></text:p>
            <text:p text:style-name="a1986" text:class-names="" text:cond-style-name=""><text:span text:style-name="a1985" text:class-names=""><text:s text:c="8"/>a.val = 20;</text:span></text:p>
            <text:p text:style-name="a1988" text:class-names="" text:cond-style-name=""><text:span text:style-name="a1987" text:class-names=""><text:s text:c="8"/>p = &amp;a;</text:span></text:p>
            <text:p text:style-name="a1990" text:class-names="" text:cond-style-name=""><text:span text:style-name="a1989" text:class-names=""><text:s text:c="8"/>a.next = (node *)malloc(sizeof(node));</text:span></text:p>
            <text:p text:style-name="a1992" text:class-names="" text:cond-style-name=""><text:span text:style-name="a1991" text:class-names=""><text:s text:c="8"/>a.next-&gt;val = 50;</text:span></text:p>
            <text:p text:style-name="a1994" text:class-names="" text:cond-style-name=""><text:span text:style-name="a1993" text:class-names=""><text:s text:c="8"/>q = a.next;</text:span></text:p>
            <text:p text:style-name="a1996" text:class-names="" text:cond-style-name=""><text:span text:style-name="a1995" text:class-names=""><text:s text:c="8"/>free(a.next);</text:span></text:p>
            <text:p text:style-name="a1998" text:class-names="" text:cond-style-name=""><text:span text:style-name="a1997" text:class-names=""><text:s text:c="7"/></text:span></text:p>
            <text:p text:style-name="a2000" text:class-names="" text:cond-style-name=""><text:span text:style-name="a1999" text:class-names="">}</text:span></text:p>
          </draw:text-box>
          <svg:title/>
          <svg:desc/>
        </draw:frame>
        <draw:custom-shape svg:x="7.48031in" svg:y="0.59055in" svg:width="0.59055in" svg:height="0.59055in" draw:id="id340" draw:style-name="a2004" draw:name="Freeform: Shape 2">
          <svg:title/>
          <svg:desc/>
          <text:p text:style-name="a2003" text:class-names="" text:cond-style-name=""><text:span text:style-name="a200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7563in" svg:y="0.59055in" svg:width="0.59055in" svg:height="0.59055in" draw:id="id341" draw:style-name="a2007" draw:name="Freeform: Shape 3">
          <svg:title/>
          <svg:desc/>
          <text:p text:style-name="a2006" text:class-names="" text:cond-style-name=""><text:span text:style-name="a200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342" draw:style-name="a2010" draw:name="TextBox 4" svg:x="7.59843in" svg:y="0.19685in" svg:width="0.33583in" svg:height="0.37874in">
          <draw:text-box>
            <text:p text:style-name="a2009" text:class-names="" text:cond-style-name=""><text:span text:style-name="a2008" text:class-names="">p</text:span></text:p>
          </draw:text-box>
          <svg:title/>
          <svg:desc/>
        </draw:frame>
        <draw:frame draw:id="id343" draw:style-name="a2013" draw:name="TextBox 5" svg:x="8.91614in" svg:y="0.19685in" svg:width="0.33583in" svg:height="0.37874in">
          <draw:text-box>
            <text:p text:style-name="a2012" text:class-names="" text:cond-style-name=""><text:span text:style-name="a2011" text:class-names="">q</text:span></text:p>
          </draw:text-box>
          <svg:title/>
          <svg:desc/>
        </draw:frame>
        <draw:custom-shape svg:x="7.48031in" svg:y="1.77165in" svg:width="1.1811in" svg:height="1.37795in" draw:id="id344" draw:style-name="a2020" draw:name="Freeform: Shape 6">
          <svg:title/>
          <svg:desc/>
          <text:p text:style-name="a2015" text:class-names="" text:cond-style-name=""><text:span text:style-name="a2014" text:class-names="">Val =20</text:span></text:p>
          <text:p text:style-name="a2017" text:class-names="" text:cond-style-name=""><text:span text:style-name="a2016" text:class-names=""/></text:p>
          <text:p text:style-name="a2019" text:class-names="" text:cond-style-name=""><text:span text:style-name="a2018" text:class-names="">next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48031in" svg:y="2.3622in" svg:width="1.1811in" svg:height="0in" draw:id="id345" draw:style-name="a2023" draw:name="Straight Connector 7">
          <svg:title/>
          <svg:desc/>
          <text:p text:style-name="a2022" text:class-names="" text:cond-style-name=""><text:span text:style-name="a202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346" draw:style-name="a2026" draw:name="TextBox 8" svg:x="6.94764in" svg:y="1.5748in" svg:width="0.33583in" svg:height="0.59055in">
          <draw:text-box>
            <text:p text:style-name="a2025" text:class-names="" text:cond-style-name=""><text:span text:style-name="a2024" text:class-names="">a</text:span></text:p>
          </draw:text-box>
          <svg:title/>
          <svg:desc/>
        </draw:frame>
        <draw:custom-shape svg:x="7.67717in" svg:y="0.98425in" svg:width="0.19685in" svg:height="0.7874in" draw:id="id347" draw:style-name="a2030" draw:name="Straight Connector 9">
          <svg:title/>
          <svg:desc/>
          <text:p text:style-name="a2028" text:class-names="" text:cond-style-name=""><text:span text:style-name="a202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7.42244in" svg:y="3.74016in" svg:width="1.1811in" svg:height="1.37795in" draw:id="id348" draw:style-name="a2034" draw:name="Freeform: Shape 10">
          <svg:title/>
          <svg:desc/>
          <text:p text:style-name="a2032" text:class-names="" text:cond-style-name=""><text:span text:style-name="a203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width="0.34331in" svg:height="0.75197in" draw:id="id349" draw:style-name="a2038" draw:transform="translate(-0.17165in -0.37598in) rotate(-3.03111) translate(7.97281in 3.34651in)" draw:name="Freeform: Shape 11">
          <svg:title/>
          <svg:desc/>
          <text:p text:style-name="a2036" text:class-names="" text:cond-style-name=""><text:span text:style-name="a2035" text:class-names=""/></text:p>
          <draw:enhanced-geometry xmlns:dr3d="urn:oasis:names:tc:opendocument:xmlns:dr3d:1.0" draw:type="non-primitive" svg:viewBox="0 0 873 1911" draw:enhanced-path="M ?f3 ?f4 C ?f5 ?f6 ?f7 ?f8 ?f9 ?f10 L ?f0 ?f11 ?f12 ?f13 ?f14 ?f0 N" draw:text-areas="?f19 ?f21 ?f20 ?f22">
            <draw:equation draw:name="f0" draw:formula="0"/>
            <draw:equation draw:name="f1" draw:formula="873"/>
            <draw:equation draw:name="f2" draw:formula="1911"/>
            <draw:equation draw:name="f3" draw:formula="144"/>
            <draw:equation draw:name="f4" draw:formula="1827"/>
            <draw:equation draw:name="f5" draw:formula="739"/>
            <draw:equation draw:name="f6" draw:formula="2234"/>
            <draw:equation draw:name="f7" draw:formula="1283"/>
            <draw:equation draw:name="f8" draw:formula="1026"/>
            <draw:equation draw:name="f9" draw:formula="436"/>
            <draw:equation draw:name="f10" draw:formula="940"/>
            <draw:equation draw:name="f11" draw:formula="505"/>
            <draw:equation draw:name="f12" draw:formula="5"/>
            <draw:equation draw:name="f13" draw:formula="22"/>
            <draw:equation draw:name="f14" draw:formula="250"/>
            <draw:equation draw:name="f15" draw:formula="?f2 - ?f0"/>
            <draw:equation draw:name="f16" draw:formula="?f1 - ?f0"/>
            <draw:equation draw:name="f17" draw:formula="?f16 / 873"/>
            <draw:equation draw:name="f18" draw:formula="?f15 / 1911"/>
            <draw:equation draw:name="f19" draw:formula="?f0 / ?f17"/>
            <draw:equation draw:name="f20" draw:formula="?f1 / ?f17"/>
            <draw:equation draw:name="f21" draw:formula="?f0 / ?f18"/>
            <draw:equation draw:name="f22" draw:formula="?f2 / ?f18"/>
          </draw:enhanced-geometry>
        </draw:custom-shape>
        <draw:custom-shape svg:x="8.52283in" svg:y="1.13622in" svg:width="1.0685in" svg:height="2.5374in" draw:id="id350" draw:style-name="a2042" draw:name="Freeform: Shape 12">
          <svg:title/>
          <svg:desc/>
          <text:p text:style-name="a2040" text:class-names="" text:cond-style-name=""><text:span text:style-name="a2039" text:class-names=""/></text:p>
          <draw:enhanced-geometry xmlns:dr3d="urn:oasis:names:tc:opendocument:xmlns:dr3d:1.0" draw:type="non-primitive" svg:viewBox="0 0 2715 6446" draw:enhanced-path="M ?f3 ?f0 C ?f4 ?f5 ?f6 ?f7 ?f8 ?f9 ?f10 ?f10 ?f11 ?f12 ?f13 ?f14 ?f15 ?f16 ?f17 ?f18 ?f3 ?f19 L ?f20 ?f21 ?f22 ?f23 ?f0 ?f2 N" draw:text-areas="?f28 ?f30 ?f29 ?f31">
            <draw:equation draw:name="f0" draw:formula="0"/>
            <draw:equation draw:name="f1" draw:formula="2715"/>
            <draw:equation draw:name="f2" draw:formula="6446"/>
            <draw:equation draw:name="f3" draw:formula="1443"/>
            <draw:equation draw:name="f4" draw:formula="1695"/>
            <draw:equation draw:name="f5" draw:formula="664"/>
            <draw:equation draw:name="f6" draw:formula="900"/>
            <draw:equation draw:name="f7" draw:formula="1875"/>
            <draw:equation draw:name="f8" draw:formula="1683"/>
            <draw:equation draw:name="f9" draw:formula="2117"/>
            <draw:equation draw:name="f10" draw:formula="2311"/>
            <draw:equation draw:name="f11" draw:formula="3103"/>
            <draw:equation draw:name="f12" draw:formula="2918"/>
            <draw:equation draw:name="f13" draw:formula="2501"/>
            <draw:equation draw:name="f14" draw:formula="3271"/>
            <draw:equation draw:name="f15" draw:formula="1684"/>
            <draw:equation draw:name="f16" draw:formula="3750"/>
            <draw:equation draw:name="f17" draw:formula="1586"/>
            <draw:equation draw:name="f18" draw:formula="4541"/>
            <draw:equation draw:name="f19" draw:formula="5292"/>
            <draw:equation draw:name="f20" draw:formula="1106"/>
            <draw:equation draw:name="f21" draw:formula="5869"/>
            <draw:equation draw:name="f22" draw:formula="384"/>
            <draw:equation draw:name="f23" draw:formula="6206"/>
            <draw:equation draw:name="f24" draw:formula="?f2 - ?f0"/>
            <draw:equation draw:name="f25" draw:formula="?f1 - ?f0"/>
            <draw:equation draw:name="f26" draw:formula="?f25 / 2715"/>
            <draw:equation draw:name="f27" draw:formula="?f24 / 6446"/>
            <draw:equation draw:name="f28" draw:formula="?f0 / ?f26"/>
            <draw:equation draw:name="f29" draw:formula="?f1 / ?f26"/>
            <draw:equation draw:name="f30" draw:formula="?f0 / ?f27"/>
            <draw:equation draw:name="f31" draw:formula="?f2 / ?f27"/>
          </draw:enhanced-geometry>
        </draw:custom-shape>
        <draw:frame draw:id="id351" draw:style-name="a2045" draw:name="TextBox 13" svg:x="3.15in" svg:y="7.40315in" svg:width="4.90433in" svg:height="0.47402in">
          <draw:text-box>
            <text:p text:style-name="a2044" text:class-names="" text:cond-style-name=""><text:span text:style-name="a2043" text:class-names="">Dangling Pointers Example: 2</text:span></text:p>
          </draw:text-box>
          <svg:title/>
          <svg:desc/>
        </draw:frame>
        <presentation:notes draw:style-name="a2051">
          <draw:frame draw:id="id352" draw:style-name="a2048" draw:name="Slide Number Placeholder 6" svg:x="4.67953in" svg:y="11.10827in" svg:width="3.5878in" svg:height="0.58425in">
            <draw:text-box>
              <text:p text:style-name="a2047" text:class-names="" text:cond-style-name=""><text:span text:style-name="a2046" text:class-names=""><text:page-number style:num-format="1" text:fixed="false"/></text:span></text:p>
            </draw:text-box>
            <svg:title/>
            <svg:desc/>
          </draw:frame>
          <draw:page-thumbnail draw:page-number="18" svg:x="1.21063in" svg:y="0.88858in" svg:width="5.84567in" svg:height="4.38386in" presentation:class="page" draw:id="id353" presentation:style-name="a2049" draw:name="Slide Image Placeholder 1">
            <svg:title/>
            <svg:desc/>
          </draw:page-thumbnail>
          <draw:frame draw:id="id354" presentation:style-name="a205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0" draw:style-name="a2052" draw:master-page-name="Master2-Layout7-blank-Blank" presentation:presentation-page-layout-name="Master2-PPL7" draw:id="Slide-315">
        <draw:frame draw:id="id355" draw:style-name="a2086" draw:name="TextBox 1" svg:x="0.57441in" svg:y="0.19685in" svg:width="6.1185in" svg:height="5.56654in">
          <draw:text-box>
            <text:p text:style-name="a2054" text:class-names="" text:cond-style-name=""><text:span text:style-name="a2053" text:class-names="">typedef struct node {</text:span></text:p>
            <text:p text:style-name="a2056" text:class-names="" text:cond-style-name=""><text:span text:style-name="a2055" text:class-names=""><text:s text:c="8"/>int val;</text:span></text:p>
            <text:p text:style-name="a2058" text:class-names="" text:cond-style-name=""><text:span text:style-name="a2057" text:class-names=""><text:s text:c="8"/>struct node *next;</text:span></text:p>
            <text:p text:style-name="a2060" text:class-names="" text:cond-style-name=""><text:span text:style-name="a2059" text:class-names="">}node;</text:span></text:p>
            <text:p text:style-name="a2062" text:class-names="" text:cond-style-name=""><text:span text:style-name="a2061" text:class-names="">int main() {</text:span></text:p>
            <text:p text:style-name="a2064" text:class-names="" text:cond-style-name=""><text:span text:style-name="a2063" text:class-names=""><text:s text:c="8"/>node *p, *q;</text:span></text:p>
            <text:p text:style-name="a2066" text:class-names="" text:cond-style-name=""><text:span text:style-name="a2065" text:class-names=""><text:s text:c="8"/>node a;</text:span></text:p>
            <text:p text:style-name="a2068" text:class-names="" text:cond-style-name=""><text:span text:style-name="a2067" text:class-names=""><text:s text:c="8"/>a.val = 20;</text:span></text:p>
            <text:p text:style-name="a2070" text:class-names="" text:cond-style-name=""><text:span text:style-name="a2069" text:class-names=""><text:s text:c="8"/>p = &amp;a;</text:span></text:p>
            <text:p text:style-name="a2072" text:class-names="" text:cond-style-name=""><text:span text:style-name="a2071" text:class-names=""><text:s text:c="8"/>a.next = (node *)malloc(sizeof(node));</text:span></text:p>
            <text:p text:style-name="a2074" text:class-names="" text:cond-style-name=""><text:span text:style-name="a2073" text:class-names=""><text:s text:c="8"/>a.next-&gt;val = 50;</text:span></text:p>
            <text:p text:style-name="a2076" text:class-names="" text:cond-style-name=""><text:span text:style-name="a2075" text:class-names=""><text:s text:c="8"/>q = a.next;</text:span></text:p>
            <text:p text:style-name="a2078" text:class-names="" text:cond-style-name=""><text:span text:style-name="a2077" text:class-names=""><text:s text:c="8"/>free(a.next);</text:span></text:p>
            <text:p text:style-name="a2081" text:class-names="" text:cond-style-name=""><text:span text:style-name="a2079" text:class-names=""><text:tab/></text:span><text:span text:style-name="a2080" text:class-names=""><text:s text:c="2"/>q-&gt;val = 100; // segfault</text:span></text:p>
            <text:p text:style-name="a2083" text:class-names="" text:cond-style-name=""><text:span text:style-name="a2082" text:class-names=""><text:s text:c="7"/></text:span></text:p>
            <text:p text:style-name="a2085" text:class-names="" text:cond-style-name=""><text:span text:style-name="a2084" text:class-names="">}</text:span></text:p>
          </draw:text-box>
          <svg:title/>
          <svg:desc/>
        </draw:frame>
        <draw:custom-shape svg:x="7.48031in" svg:y="0.59055in" svg:width="0.59055in" svg:height="0.59055in" draw:id="id356" draw:style-name="a2089" draw:name="Freeform: Shape 2">
          <svg:title/>
          <svg:desc/>
          <text:p text:style-name="a2088" text:class-names="" text:cond-style-name=""><text:span text:style-name="a208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7563in" svg:y="0.59055in" svg:width="0.59055in" svg:height="0.59055in" draw:id="id357" draw:style-name="a2092" draw:name="Freeform: Shape 3">
          <svg:title/>
          <svg:desc/>
          <text:p text:style-name="a2091" text:class-names="" text:cond-style-name=""><text:span text:style-name="a209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358" draw:style-name="a2095" draw:name="TextBox 4" svg:x="7.59843in" svg:y="0.19685in" svg:width="0.33583in" svg:height="0.37874in">
          <draw:text-box>
            <text:p text:style-name="a2094" text:class-names="" text:cond-style-name=""><text:span text:style-name="a2093" text:class-names="">p</text:span></text:p>
          </draw:text-box>
          <svg:title/>
          <svg:desc/>
        </draw:frame>
        <draw:frame draw:id="id359" draw:style-name="a2098" draw:name="TextBox 5" svg:x="8.91614in" svg:y="0.19685in" svg:width="0.33583in" svg:height="0.37874in">
          <draw:text-box>
            <text:p text:style-name="a2097" text:class-names="" text:cond-style-name=""><text:span text:style-name="a2096" text:class-names="">q</text:span></text:p>
          </draw:text-box>
          <svg:title/>
          <svg:desc/>
        </draw:frame>
        <draw:custom-shape svg:x="7.48031in" svg:y="1.77165in" svg:width="1.1811in" svg:height="1.37795in" draw:id="id360" draw:style-name="a2105" draw:name="Freeform: Shape 6">
          <svg:title/>
          <svg:desc/>
          <text:p text:style-name="a2100" text:class-names="" text:cond-style-name=""><text:span text:style-name="a2099" text:class-names="">Val =20</text:span></text:p>
          <text:p text:style-name="a2102" text:class-names="" text:cond-style-name=""><text:span text:style-name="a2101" text:class-names=""/></text:p>
          <text:p text:style-name="a2104" text:class-names="" text:cond-style-name=""><text:span text:style-name="a2103" text:class-names="">next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48031in" svg:y="2.3622in" svg:width="1.1811in" svg:height="0in" draw:id="id361" draw:style-name="a2108" draw:name="Straight Connector 7">
          <svg:title/>
          <svg:desc/>
          <text:p text:style-name="a2107" text:class-names="" text:cond-style-name=""><text:span text:style-name="a210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362" draw:style-name="a2111" draw:name="TextBox 8" svg:x="6.94764in" svg:y="1.5748in" svg:width="0.33583in" svg:height="0.59055in">
          <draw:text-box>
            <text:p text:style-name="a2110" text:class-names="" text:cond-style-name=""><text:span text:style-name="a2109" text:class-names="">a</text:span></text:p>
          </draw:text-box>
          <svg:title/>
          <svg:desc/>
        </draw:frame>
        <draw:custom-shape svg:x="7.67717in" svg:y="0.98425in" svg:width="0.19685in" svg:height="0.7874in" draw:id="id363" draw:style-name="a2115" draw:name="Straight Connector 9">
          <svg:title/>
          <svg:desc/>
          <text:p text:style-name="a2113" text:class-names="" text:cond-style-name=""><text:span text:style-name="a211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7.42244in" svg:y="3.74016in" svg:width="1.1811in" svg:height="1.37795in" draw:id="id364" draw:style-name="a2119" draw:name="Freeform: Shape 10">
          <svg:title/>
          <svg:desc/>
          <text:p text:style-name="a2117" text:class-names="" text:cond-style-name=""><text:span text:style-name="a211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width="0.34331in" svg:height="0.75197in" draw:id="id365" draw:style-name="a2123" draw:transform="translate(-0.17165in -0.37598in) rotate(-3.03111) translate(7.97281in 3.34651in)" draw:name="Freeform: Shape 11">
          <svg:title/>
          <svg:desc/>
          <text:p text:style-name="a2121" text:class-names="" text:cond-style-name=""><text:span text:style-name="a2120" text:class-names=""/></text:p>
          <draw:enhanced-geometry xmlns:dr3d="urn:oasis:names:tc:opendocument:xmlns:dr3d:1.0" draw:type="non-primitive" svg:viewBox="0 0 873 1911" draw:enhanced-path="M ?f3 ?f4 C ?f5 ?f6 ?f7 ?f8 ?f9 ?f10 L ?f0 ?f11 ?f12 ?f13 ?f14 ?f0 N" draw:text-areas="?f19 ?f21 ?f20 ?f22">
            <draw:equation draw:name="f0" draw:formula="0"/>
            <draw:equation draw:name="f1" draw:formula="873"/>
            <draw:equation draw:name="f2" draw:formula="1911"/>
            <draw:equation draw:name="f3" draw:formula="144"/>
            <draw:equation draw:name="f4" draw:formula="1827"/>
            <draw:equation draw:name="f5" draw:formula="739"/>
            <draw:equation draw:name="f6" draw:formula="2234"/>
            <draw:equation draw:name="f7" draw:formula="1283"/>
            <draw:equation draw:name="f8" draw:formula="1026"/>
            <draw:equation draw:name="f9" draw:formula="436"/>
            <draw:equation draw:name="f10" draw:formula="940"/>
            <draw:equation draw:name="f11" draw:formula="505"/>
            <draw:equation draw:name="f12" draw:formula="5"/>
            <draw:equation draw:name="f13" draw:formula="22"/>
            <draw:equation draw:name="f14" draw:formula="250"/>
            <draw:equation draw:name="f15" draw:formula="?f2 - ?f0"/>
            <draw:equation draw:name="f16" draw:formula="?f1 - ?f0"/>
            <draw:equation draw:name="f17" draw:formula="?f16 / 873"/>
            <draw:equation draw:name="f18" draw:formula="?f15 / 1911"/>
            <draw:equation draw:name="f19" draw:formula="?f0 / ?f17"/>
            <draw:equation draw:name="f20" draw:formula="?f1 / ?f17"/>
            <draw:equation draw:name="f21" draw:formula="?f0 / ?f18"/>
            <draw:equation draw:name="f22" draw:formula="?f2 / ?f18"/>
          </draw:enhanced-geometry>
        </draw:custom-shape>
        <draw:custom-shape svg:x="8.52283in" svg:y="1.13622in" svg:width="1.0685in" svg:height="2.5374in" draw:id="id366" draw:style-name="a2127" draw:name="Freeform: Shape 12">
          <svg:title/>
          <svg:desc/>
          <text:p text:style-name="a2125" text:class-names="" text:cond-style-name=""><text:span text:style-name="a2124" text:class-names=""/></text:p>
          <draw:enhanced-geometry xmlns:dr3d="urn:oasis:names:tc:opendocument:xmlns:dr3d:1.0" draw:type="non-primitive" svg:viewBox="0 0 2715 6446" draw:enhanced-path="M ?f3 ?f0 C ?f4 ?f5 ?f6 ?f7 ?f8 ?f9 ?f10 ?f10 ?f11 ?f12 ?f13 ?f14 ?f15 ?f16 ?f17 ?f18 ?f3 ?f19 L ?f20 ?f21 ?f22 ?f23 ?f0 ?f2 N" draw:text-areas="?f28 ?f30 ?f29 ?f31">
            <draw:equation draw:name="f0" draw:formula="0"/>
            <draw:equation draw:name="f1" draw:formula="2715"/>
            <draw:equation draw:name="f2" draw:formula="6446"/>
            <draw:equation draw:name="f3" draw:formula="1443"/>
            <draw:equation draw:name="f4" draw:formula="1695"/>
            <draw:equation draw:name="f5" draw:formula="664"/>
            <draw:equation draw:name="f6" draw:formula="900"/>
            <draw:equation draw:name="f7" draw:formula="1875"/>
            <draw:equation draw:name="f8" draw:formula="1683"/>
            <draw:equation draw:name="f9" draw:formula="2117"/>
            <draw:equation draw:name="f10" draw:formula="2311"/>
            <draw:equation draw:name="f11" draw:formula="3103"/>
            <draw:equation draw:name="f12" draw:formula="2918"/>
            <draw:equation draw:name="f13" draw:formula="2501"/>
            <draw:equation draw:name="f14" draw:formula="3271"/>
            <draw:equation draw:name="f15" draw:formula="1684"/>
            <draw:equation draw:name="f16" draw:formula="3750"/>
            <draw:equation draw:name="f17" draw:formula="1586"/>
            <draw:equation draw:name="f18" draw:formula="4541"/>
            <draw:equation draw:name="f19" draw:formula="5292"/>
            <draw:equation draw:name="f20" draw:formula="1106"/>
            <draw:equation draw:name="f21" draw:formula="5869"/>
            <draw:equation draw:name="f22" draw:formula="384"/>
            <draw:equation draw:name="f23" draw:formula="6206"/>
            <draw:equation draw:name="f24" draw:formula="?f2 - ?f0"/>
            <draw:equation draw:name="f25" draw:formula="?f1 - ?f0"/>
            <draw:equation draw:name="f26" draw:formula="?f25 / 2715"/>
            <draw:equation draw:name="f27" draw:formula="?f24 / 6446"/>
            <draw:equation draw:name="f28" draw:formula="?f0 / ?f26"/>
            <draw:equation draw:name="f29" draw:formula="?f1 / ?f26"/>
            <draw:equation draw:name="f30" draw:formula="?f0 / ?f27"/>
            <draw:equation draw:name="f31" draw:formula="?f2 / ?f27"/>
          </draw:enhanced-geometry>
        </draw:custom-shape>
        <draw:frame draw:id="id367" draw:style-name="a2130" draw:name="TextBox 13" svg:x="3.15in" svg:y="7.40315in" svg:width="4.90433in" svg:height="0.47402in">
          <draw:text-box>
            <text:p text:style-name="a2129" text:class-names="" text:cond-style-name=""><text:span text:style-name="a2128" text:class-names="">Dangling Pointers Example: 2</text:span></text:p>
          </draw:text-box>
          <svg:title/>
          <svg:desc/>
        </draw:frame>
        <presentation:notes draw:style-name="a2136">
          <draw:frame draw:id="id368" draw:style-name="a2133" draw:name="Slide Number Placeholder 6" svg:x="4.67953in" svg:y="11.10827in" svg:width="3.5878in" svg:height="0.58425in">
            <draw:text-box>
              <text:p text:style-name="a2132" text:class-names="" text:cond-style-name=""><text:span text:style-name="a2131" text:class-names=""><text:page-number style:num-format="1" text:fixed="false"/></text:span></text:p>
            </draw:text-box>
            <svg:title/>
            <svg:desc/>
          </draw:frame>
          <draw:page-thumbnail draw:page-number="19" svg:x="1.21063in" svg:y="0.88858in" svg:width="5.84567in" svg:height="4.38386in" presentation:class="page" draw:id="id369" presentation:style-name="a2134" draw:name="Slide Image Placeholder 1">
            <svg:title/>
            <svg:desc/>
          </draw:page-thumbnail>
          <draw:frame draw:id="id370" presentation:style-name="a213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1" draw:style-name="a2137" draw:master-page-name="Master2-Layout7-blank-Blank" presentation:presentation-page-layout-name="Master2-PPL7" draw:id="Slide-316">
        <draw:frame draw:id="id371" presentation:style-name="a2140" draw:name="Title 1" svg:x="0.55118in" svg:y="0.32953in" svg:width="9.92087in" svg:height="1.38031in" presentation:class="title" presentation:placeholder="false">
          <draw:text-box>
            <text:p text:style-name="a2139" text:class-names="" text:cond-style-name=""><text:span text:style-name="a2138" text:class-names="">Remember</text:span></text:p>
          </draw:text-box>
          <svg:title/>
          <svg:desc/>
        </draw:frame>
        <draw:frame draw:id="id372" presentation:style-name="a2156" draw:name="Text Placeholder 2" svg:x="0.55118in" svg:y="1.93465in" svg:width="9.92087in" svg:height="4.79488in" presentation:class="outline" presentation:placeholder="false">
          <draw:text-box>
            <text:list text:style-name="a2143">
              <text:list-item>
                <text:p text:style-name="a2142" text:class-names="" text:cond-style-name=""><text:span text:style-name="a2141" text:class-names="">Dereferencing a dangling pointer is a cause of segmentation fault</text:span></text:p>
              </text:list-item>
            </text:list>
            <text:list text:style-name="a2146">
              <text:list-item>
                <text:p text:style-name="a2145" text:class-names="" text:cond-style-name=""><text:span text:style-name="a2144" text:class-names="">Dereferencing can occur using * <text:s text:c="1"/>or <text:s text:c="1"/>[ ]</text:span></text:p>
              </text:list-item>
            </text:list>
            <text:list text:style-name="a2149">
              <text:list-item>
                <text:p text:style-name="a2148" text:class-names="" text:cond-style-name=""><text:span text:style-name="a2147" text:class-names="">Having a dangling pointer does not cause segmentation fault</text:span></text:p>
              </text:list-item>
            </text:list>
            <text:list text:style-name="a2152">
              <text:list-item>
                <text:list text:style-name="a2152">
                  <text:list-item>
                    <text:p text:style-name="a2151" text:class-names="" text:cond-style-name=""><text:span text:style-name="a2150" text:class-names="">Dereferencing it causes</text:span></text:p>
                  </text:list-item>
                </text:list>
              </text:list-item>
            </text:list>
            <text:list text:style-name="a2155">
              <text:list-item>
                <text:list text:style-name="a2155">
                  <text:list-item>
                    <text:p text:style-name="a2154" text:class-names="" text:cond-style-name=""><text:span text:style-name="a2153" text:class-names="">Having dangling pointers is not wrong, but why have them?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162">
          <draw:frame draw:id="id373" draw:style-name="a2159" draw:name="Slide Number Placeholder 6" svg:x="4.67953in" svg:y="11.10827in" svg:width="3.5878in" svg:height="0.58425in">
            <draw:text-box>
              <text:p text:style-name="a2158" text:class-names="" text:cond-style-name=""><text:span text:style-name="a2157" text:class-names=""><text:page-number style:num-format="1" text:fixed="false"/></text:span></text:p>
            </draw:text-box>
            <svg:title/>
            <svg:desc/>
          </draw:frame>
          <draw:page-thumbnail draw:page-number="20" svg:x="1.21007in" svg:y="0.88889in" svg:width="5.84549in" svg:height="4.38368in" presentation:class="page" draw:id="id374" presentation:style-name="a2160" draw:name="Slide Image Placeholder 1">
            <svg:title/>
            <svg:desc/>
          </draw:page-thumbnail>
          <draw:frame draw:id="id375" presentation:style-name="a216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2" draw:style-name="a2163" draw:master-page-name="Master2-Layout7-blank-Blank" presentation:presentation-page-layout-name="Master2-PPL7" draw:id="Slide-317">
        <draw:frame draw:id="id376" presentation:style-name="a2166" draw:name="Title 1" svg:x="0.07874in" svg:y="0.01457in" svg:width="4.96063in" svg:height="1.56024in" presentation:class="title" presentation:placeholder="false">
          <draw:text-box>
            <text:p text:style-name="a2165" text:class-names="" text:cond-style-name=""><text:span text:style-name="a2164" text:class-names="">Garbage Memory</text:span></text:p>
          </draw:text-box>
          <svg:title/>
          <svg:desc/>
        </draw:frame>
        <draw:frame draw:id="id381" presentation:style-name="a2179" draw:name="Text Placeholder 2" svg:x="0.55118in" svg:y="1.93465in" svg:width="4.84134in" svg:height="4.79488in" presentation:class="outline" presentation:placeholder="false">
          <draw:text-box>
            <text:list text:style-name="a2169">
              <text:list-item>
                <text:p text:style-name="a2168" text:class-names="" text:cond-style-name="" text:id="id377"><text:span text:style-name="a2167" text:class-names="">int *p, i;</text:span></text:p>
              </text:list-item>
            </text:list>
            <text:list text:style-name="a2172">
              <text:list-item>
                <text:p text:style-name="a2171" text:class-names="" text:cond-style-name="" text:id="id378"><text:span text:style-name="a2170" text:class-names="">p = malloc</text:span></text:p>
              </text:list-item>
            </text:list>
            <text:list text:style-name="a2175">
              <text:list-item>
                <text:p text:style-name="a2174" text:class-names="" text:cond-style-name="" text:id="id379"><text:span text:style-name="a2173" text:class-names=""><text:s text:c="7"/>(sizeof(int) * 4);</text:span></text:p>
              </text:list-item>
            </text:list>
            <text:list text:style-name="a2178">
              <text:list-item>
                <text:p text:style-name="a2177" text:class-names="" text:cond-style-name="" text:id="id380"><text:span text:style-name="a2176" text:class-names="">p = &amp;i;</text:span></text:p>
              </text:list-item>
            </text:list>
          </draw:text-box>
          <svg:title/>
          <svg:desc/>
        </draw:frame>
        <draw:frame draw:id="id395" presentation:style-name="a2219" draw:name="Text Placeholder 3" svg:x="4.95122in" svg:y="0.20236in" svg:width="5.83618in" svg:height="7.98661in" presentation:class="outline" presentation:placeholder="false">
          <draw:text-box>
            <text:list text:style-name="a2182">
              <text:list-item>
                <text:p text:style-name="a2181" text:class-names="" text:cond-style-name="" text:id="id382"><text:span text:style-name="a2180" text:class-names="">p was pointing to malloced memory</text:span></text:p>
              </text:list-item>
            </text:list>
            <text:list text:style-name="a2185">
              <text:list-item>
                <text:p text:style-name="a2184" text:class-names="" text:cond-style-name="" text:id="id383"><text:span text:style-name="a2183" text:class-names="">In the end p points to i</text:span></text:p>
              </text:list-item>
            </text:list>
            <text:list text:style-name="a2188">
              <text:list-item>
                <text:p text:style-name="a2187" text:class-names="" text:cond-style-name="" text:id="id384"><text:span text:style-name="a2186" text:class-names="">How to access the malloced memory now?</text:span></text:p>
              </text:list-item>
            </text:list>
            <text:list text:style-name="a2191">
              <text:list-item>
                <text:list text:style-name="a2191">
                  <text:list-item>
                    <text:p text:style-name="a2190" text:class-names="" text:cond-style-name="" text:id="id385"><text:span text:style-name="a2189" text:class-names="">No way! It's Lost!</text:span></text:p>
                  </text:list-item>
                </text:list>
              </text:list-item>
            </text:list>
            <text:list text:style-name="a2194">
              <text:list-item>
                <text:list text:style-name="a2194">
                  <text:list-item>
                    <text:p text:style-name="a2193" text:class-names="" text:cond-style-name="" text:id="id386"><text:span text:style-name="a2192" text:class-names="">It became “garbage memory”</text:span></text:p>
                  </text:list-item>
                </text:list>
              </text:list-item>
            </text:list>
            <text:list text:style-name="a2197">
              <text:list-item>
                <text:p text:style-name="a2196" text:class-names="" text:cond-style-name="" text:id="id387"><text:span text:style-name="a2195" text:class-names="">Problems like this result in memory waste</text:span></text:p>
              </text:list-item>
            </text:list>
            <text:list text:style-name="a2200">
              <text:list-item>
                <text:list text:style-name="a2200">
                  <text:list-item>
                    <text:p text:style-name="a2199" text:class-names="" text:cond-style-name="" text:id="id388"><text:span text:style-name="a2198" text:class-names="">Also called as Memory leak</text:span></text:p>
                  </text:list-item>
                </text:list>
              </text:list-item>
            </text:list>
            <text:list text:style-name="a2203">
              <text:list-item>
                <text:p text:style-name="a2202" text:class-names="" text:cond-style-name="" text:id="id389"><text:span text:style-name="a2201" text:class-names="">Solution</text:span></text:p>
              </text:list-item>
            </text:list>
            <text:list text:style-name="a2206">
              <text:list-item>
                <text:list text:style-name="a2206">
                  <text:list-item>
                    <text:p text:style-name="a2205" text:class-names="" text:cond-style-name="" text:id="id390"><text:span text:style-name="a2204" text:class-names="">Keep another point pointing to malloced <text:s text:c="1"/>memory</text:span></text:p>
                  </text:list-item>
                </text:list>
              </text:list-item>
            </text:list>
            <text:list text:style-name="a2209">
              <text:list-item>
                <text:list text:style-name="a2209">
                  <text:list-item>
                    <text:p text:style-name="a2208" text:class-names="" text:cond-style-name="" text:id="id391"><text:span text:style-name="a2207" text:class-names="">p = malloc(sizeof(int) * 4);</text:span></text:p>
                  </text:list-item>
                </text:list>
              </text:list-item>
            </text:list>
            <text:list text:style-name="a2212">
              <text:list-item>
                <text:list text:style-name="a2212">
                  <text:list-item>
                    <text:p text:style-name="a2211" text:class-names="" text:cond-style-name="" text:id="id392"><text:span text:style-name="a2210" text:class-names="">q <text:s text:c="1"/>= p;</text:span></text:p>
                  </text:list-item>
                </text:list>
              </text:list-item>
            </text:list>
            <text:list text:style-name="a2215">
              <text:list-item>
                <text:list text:style-name="a2215">
                  <text:list-item>
                    <text:p text:style-name="a2214" text:class-names="" text:cond-style-name="" text:id="id393"><text:span text:style-name="a2213" text:class-names="">p = &amp;i;</text:span></text:p>
                  </text:list-item>
                </text:list>
              </text:list-item>
            </text:list>
            <text:list text:style-name="a2218">
              <text:list-item>
                <text:list text:style-name="a2218">
                  <text:list-item>
                    <text:p text:style-name="a2217" text:class-names="" text:cond-style-name="" text:id="id394"><text:span text:style-name="a2216" text:class-names="">Malloced memory is available through pointer q</text:span></text:p>
                  </text:list-item>
                </text:list>
              </text:list-item>
            </text:list>
          </draw:text-box>
          <svg:title/>
          <svg:desc/>
        </draw:frame>
        <draw:custom-shape svg:x="0.23622in" svg:y="6.9685in" svg:width="0.7874in" svg:height="0.7874in" draw:id="id397" draw:style-name="a2222" draw:name="Freeform: Shape 4">
          <svg:title/>
          <svg:desc/>
          <text:p text:style-name="a2221" text:class-names="" text:cond-style-name="" text:id="id396"><text:span text:style-name="a222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399" draw:style-name="a2225" draw:name="TextBox 5" svg:x="0.31496in" svg:y="6.29921in" svg:width="0.3937in" svg:height="0.86614in">
          <draw:text-box>
            <text:p text:style-name="a2224" text:class-names="" text:cond-style-name="" text:id="id398"><text:span text:style-name="a2223" text:class-names="">p</text:span></text:p>
          </draw:text-box>
          <svg:title/>
          <svg:desc/>
        </draw:frame>
        <draw:custom-shape svg:x="1.5748in" svg:y="7.04724in" svg:width="0.7874in" svg:height="0.7874in" draw:id="id401" draw:style-name="a2228" draw:name="Freeform: Shape 6">
          <svg:title/>
          <svg:desc/>
          <text:p text:style-name="a2227" text:class-names="" text:cond-style-name="" text:id="id400"><text:span text:style-name="a222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3622in" svg:y="7.04724in" svg:width="0.7874in" svg:height="0.7874in" draw:id="id403" draw:style-name="a2231" draw:name="Freeform: Shape 7">
          <svg:title/>
          <svg:desc/>
          <text:p text:style-name="a2230" text:class-names="" text:cond-style-name="" text:id="id402"><text:span text:style-name="a222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14961in" svg:y="7.04724in" svg:width="0.7874in" svg:height="0.7874in" draw:id="id405" draw:style-name="a2234" draw:name="Freeform: Shape 8">
          <svg:title/>
          <svg:desc/>
          <text:p text:style-name="a2233" text:class-names="" text:cond-style-name="" text:id="id404"><text:span text:style-name="a223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93701in" svg:y="7.04724in" svg:width="0.7874in" svg:height="0.7874in" draw:id="id407" draw:style-name="a2237" draw:name="Freeform: Shape 9">
          <svg:title/>
          <svg:desc/>
          <text:p text:style-name="a2236" text:class-names="" text:cond-style-name="" text:id="id406"><text:span text:style-name="a223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86614in" svg:y="7.24409in" svg:width="0.70827in" svg:height="0.07835in" draw:id="id409" draw:style-name="a2241" draw:name="Freeform: Shape 10">
          <svg:title/>
          <svg:desc/>
          <text:p text:style-name="a2239" text:class-names="" text:cond-style-name="" text:id="id408"><text:span text:style-name="a2238" text:class-names=""/></text:p>
          <draw:enhanced-geometry xmlns:dr3d="urn:oasis:names:tc:opendocument:xmlns:dr3d:1.0" draw:type="non-primitive" svg:viewBox="0 0 1800 200" draw:enhanced-path="F M ?f0 ?f0 L ?f1 ?f2 N" draw:text-areas="?f7 ?f9 ?f8 ?f10">
            <draw:equation draw:name="f0" draw:formula="0"/>
            <draw:equation draw:name="f1" draw:formula="1800"/>
            <draw:equation draw:name="f2" draw:formula="200"/>
            <draw:equation draw:name="f3" draw:formula="?f2 - ?f0"/>
            <draw:equation draw:name="f4" draw:formula="?f1 - ?f0"/>
            <draw:equation draw:name="f5" draw:formula="?f4 / 1800"/>
            <draw:equation draw:name="f6" draw:formula="?f3 / 200"/>
            <draw:equation draw:name="f7" draw:formula="?f0 / ?f5"/>
            <draw:equation draw:name="f8" draw:formula="?f1 / ?f5"/>
            <draw:equation draw:name="f9" draw:formula="?f0 / ?f6"/>
            <draw:equation draw:name="f10" draw:formula="?f2 / ?f6"/>
          </draw:enhanced-geometry>
        </draw:custom-shape>
        <draw:frame draw:id="id411" draw:style-name="a2244" draw:name="TextBox 11" svg:x="1.5748in" svg:y="6.72953in" svg:width="3.62205in" svg:height="0.78228in">
          <draw:text-box>
            <text:p text:style-name="a2243" text:class-names="" text:cond-style-name="" text:id="id410"><text:span text:style-name="a2242" text:class-names=""><text:s text:c="1"/>0 <text:s text:c="7"/>1 <text:s text:c="7"/>2 <text:s text:c="7"/>3</text:span></text:p>
          </draw:text-box>
          <svg:title/>
          <svg:desc/>
        </draw:frame>
        <draw:custom-shape svg:x="1.65354in" svg:y="5.35433in" svg:width="0.7874in" svg:height="0.7874in" draw:id="id413" draw:style-name="a2247" draw:name="Freeform: Shape 12">
          <svg:title/>
          <svg:desc/>
          <text:p text:style-name="a2246" text:class-names="" text:cond-style-name="" text:id="id412"><text:span text:style-name="a224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415" draw:style-name="a2250" draw:name="TextBox 13" svg:x="1.81102in" svg:y="4.88189in" svg:width="0.3937in" svg:height="0.86614in">
          <draw:text-box>
            <text:p text:style-name="a2249" text:class-names="" text:cond-style-name="" text:id="id414"><text:span text:style-name="a2248" text:class-names="">i</text:span></text:p>
          </draw:text-box>
          <svg:title/>
          <svg:desc/>
        </draw:frame>
        <draw:custom-shape svg:width="0.48779in" svg:height="0.42874in" draw:id="id417" draw:style-name="a2254" draw:transform="translate(-0.24389in -0.21437in) rotate(-1.21056) translate(0.99787in 7.79797in)" draw:name="Freeform: Shape 14">
          <svg:title/>
          <svg:desc/>
          <text:p text:style-name="a2252" text:class-names="" text:cond-style-name="" text:id="id416"><text:span text:style-name="a2251" text:class-names=""/></text:p>
          <draw:enhanced-geometry xmlns:dr3d="urn:oasis:names:tc:opendocument:xmlns:dr3d:1.0" draw:type="non-primitive" svg:viewBox="0 0 1240 1090" draw:enhanced-path="M ?f0 ?f3 C ?f4 ?f5 ?f6 ?f7 ?f8 ?f9 L ?f1 ?f0 N" draw:text-areas="?f14 ?f16 ?f15 ?f17">
            <draw:equation draw:name="f0" draw:formula="0"/>
            <draw:equation draw:name="f1" draw:formula="1240"/>
            <draw:equation draw:name="f2" draw:formula="1090"/>
            <draw:equation draw:name="f3" draw:formula="1041"/>
            <draw:equation draw:name="f4" draw:formula="530"/>
            <draw:equation draw:name="f5" draw:formula="1245"/>
            <draw:equation draw:name="f6" draw:formula="1110"/>
            <draw:equation draw:name="f7" draw:formula="778"/>
            <draw:equation draw:name="f8" draw:formula="1147"/>
            <draw:equation draw:name="f9" draw:formula="247"/>
            <draw:equation draw:name="f10" draw:formula="?f2 - ?f0"/>
            <draw:equation draw:name="f11" draw:formula="?f1 - ?f0"/>
            <draw:equation draw:name="f12" draw:formula="?f11 / 1240"/>
            <draw:equation draw:name="f13" draw:formula="?f10 / 1090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0.70866in" svg:y="6.06299in" svg:width="0.94449in" svg:height="1.02323in" draw:id="id419" draw:style-name="a2258" draw:name="Freeform: Shape 15">
          <svg:title/>
          <svg:desc/>
          <text:p text:style-name="a2256" text:class-names="" text:cond-style-name="" text:id="id418"><text:span text:style-name="a2255" text:class-names=""/></text:p>
          <draw:enhanced-geometry xmlns:dr3d="urn:oasis:names:tc:opendocument:xmlns:dr3d:1.0" draw:type="non-primitive" svg:viewBox="0 0 2400 2600" draw:enhanced-path="F M ?f0 ?f2 L ?f1 ?f0 N" draw:text-areas="?f7 ?f9 ?f8 ?f10">
            <draw:equation draw:name="f0" draw:formula="0"/>
            <draw:equation draw:name="f1" draw:formula="2400"/>
            <draw:equation draw:name="f2" draw:formula="2600"/>
            <draw:equation draw:name="f3" draw:formula="?f2 - ?f0"/>
            <draw:equation draw:name="f4" draw:formula="?f1 - ?f0"/>
            <draw:equation draw:name="f5" draw:formula="?f4 / 2400"/>
            <draw:equation draw:name="f6" draw:formula="?f3 / 2600"/>
            <draw:equation draw:name="f7" draw:formula="?f0 / ?f5"/>
            <draw:equation draw:name="f8" draw:formula="?f1 / ?f5"/>
            <draw:equation draw:name="f9" draw:formula="?f0 / ?f6"/>
            <draw:equation draw:name="f10" draw:formula="?f2 / ?f6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77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97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99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417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413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41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77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78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7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01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403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405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407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41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09" smil:attributeName="visibility" smil:to="visible" smil:begin="0.0s" smil:dur="0.00100000004749745s" smil:fill="hold"/>
                </anim:par>
                <anim:par presentation:node-type="with-previous" presentation:preset-class="exit" smil:begin="0.0s" smil:fill="hold">
                  <anim:set smil:targetElement="id417" smil:attributeName="visibility" smil:to="hidden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8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xit" smil:begin="0.0s" smil:fill="hold">
                  <anim:set smil:targetElement="id409" smil:attributeName="visibility" smil:to="hidden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41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82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8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8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8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86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87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8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89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9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91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92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93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94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2264">
          <draw:frame draw:id="id420" draw:style-name="a2261" draw:name="Slide Number Placeholder 6" svg:x="4.67953in" svg:y="11.10827in" svg:width="3.5878in" svg:height="0.58425in">
            <draw:text-box>
              <text:p text:style-name="a2260" text:class-names="" text:cond-style-name=""><text:span text:style-name="a2259" text:class-names=""><text:page-number style:num-format="1" text:fixed="false"/></text:span></text:p>
            </draw:text-box>
            <svg:title/>
            <svg:desc/>
          </draw:frame>
          <draw:page-thumbnail draw:page-number="21" svg:x="1.21007in" svg:y="0.88889in" svg:width="5.84549in" svg:height="4.38368in" presentation:class="page" draw:id="id421" presentation:style-name="a2262" draw:name="Slide Image Placeholder 1">
            <svg:title/>
            <svg:desc/>
          </draw:page-thumbnail>
          <draw:frame draw:id="id422" presentation:style-name="a226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3" draw:style-name="a2265" draw:master-page-name="Master2-Layout7-blank-Blank" presentation:presentation-page-layout-name="Master2-PPL7" draw:id="Slide-318">
        <draw:frame draw:id="id423" presentation:style-name="a2268" draw:name="Subtitle 1" svg:x="0.55118in" svg:y="0.32953in" svg:width="9.92087in" svg:height="6.39961in" presentation:class="subtitle" presentation:placeholder="false">
          <draw:text-box>
            <text:p text:style-name="a2267" text:class-names="" text:cond-style-name=""><text:span text:style-name="a2266" text:class-names="">Segmentation Fault</text:span></text:p>
          </draw:text-box>
          <svg:title/>
          <svg:desc/>
        </draw:frame>
        <presentation:notes draw:style-name="a2274">
          <draw:frame draw:id="id424" draw:style-name="a2271" draw:name="Slide Number Placeholder 6" svg:x="4.67953in" svg:y="11.10827in" svg:width="3.5878in" svg:height="0.58425in">
            <draw:text-box>
              <text:p text:style-name="a2270" text:class-names="" text:cond-style-name=""><text:span text:style-name="a2269" text:class-names=""><text:page-number style:num-format="1" text:fixed="false"/></text:span></text:p>
            </draw:text-box>
            <svg:title/>
            <svg:desc/>
          </draw:frame>
          <draw:page-thumbnail draw:page-number="22" svg:x="1.21007in" svg:y="0.88889in" svg:width="5.84549in" svg:height="4.38368in" presentation:class="page" draw:id="id425" presentation:style-name="a2272" draw:name="Slide Image Placeholder 1">
            <svg:title/>
            <svg:desc/>
          </draw:page-thumbnail>
          <draw:frame draw:id="id426" presentation:style-name="a227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4" draw:style-name="a2275" draw:master-page-name="Master2-Layout7-blank-Blank" presentation:presentation-page-layout-name="Master2-PPL7" draw:id="Slide-319">
        <draw:frame draw:id="id427" presentation:style-name="a2278" draw:name="Title 1" svg:x="0.55118in" svg:y="0.32953in" svg:width="9.92087in" svg:height="1.38031in" presentation:class="title" presentation:placeholder="false">
          <draw:text-box>
            <text:p text:style-name="a2277" text:class-names="" text:cond-style-name=""><text:span text:style-name="a2276" text:class-names="">What is segmentation fault?</text:span></text:p>
          </draw:text-box>
          <svg:title/>
          <svg:desc/>
        </draw:frame>
        <draw:frame draw:id="id437" presentation:style-name="a2308" draw:name="Text Placeholder 2" svg:x="0.55118in" svg:y="1.53221in" svg:width="9.92087in" svg:height="5.45669in" presentation:class="outline" presentation:placeholder="false">
          <draw:text-box>
            <text:list text:style-name="a2281">
              <text:list-item>
                <text:p text:style-name="a2280" text:class-names="" text:cond-style-name="" text:id="id428"><text:span text:style-name="a2279" text:class-names="">A program accessing an “illegal” memory location</text:span></text:p>
              </text:list-item>
            </text:list>
            <text:list text:style-name="a2284">
              <text:list-item>
                <text:list text:style-name="a2284">
                  <text:list-item>
                    <text:p text:style-name="a2283" text:class-names="" text:cond-style-name="" text:id="id429"><text:span text:style-name="a2282" text:class-names="">Is punished by the operating system for doing so</text:span></text:p>
                  </text:list-item>
                </text:list>
              </text:list-item>
            </text:list>
            <text:list text:style-name="a2287">
              <text:list-item>
                <text:list text:style-name="a2287">
                  <text:list-item>
                    <text:p text:style-name="a2286" text:class-names="" text:cond-style-name="" text:id="id430"><text:span text:style-name="a2285" text:class-names="">The program gets “terminated” (killed)</text:span></text:p>
                  </text:list-item>
                </text:list>
              </text:list-item>
            </text:list>
            <text:list text:style-name="a2290">
              <text:list-item>
                <text:list text:style-name="a2290">
                  <text:list-item>
                    <text:p text:style-name="a2289" text:class-names="" text:cond-style-name="" text:id="id431"><text:span text:style-name="a2288" text:class-names="">“segmentation” comes from “memory management” <text:s text:c="1"/>concepts in operating systems</text:span></text:p>
                  </text:list-item>
                </text:list>
              </text:list-item>
            </text:list>
            <text:list text:style-name="a2295">
              <text:list-item>
                <text:p text:style-name="a2294" text:class-names="" text:cond-style-name="" text:id="id432"><text:span text:style-name="a2291" text:class-names="">It is<text:s text:c="1"/></text:span><text:span text:style-name="a2292" text:class-names="">ALWAYS</text:span><text:span text:style-name="a2293" text:class-names=""><text:s text:c="1"/>a fault of the programmer!</text:span></text:p>
              </text:list-item>
            </text:list>
            <text:list text:style-name="a2298">
              <text:list-item>
                <text:p text:style-name="a2297" text:class-names="" text:cond-style-name="" text:id="id433"><text:span text:style-name="a2296" text:class-names="">Beware</text:span></text:p>
              </text:list-item>
            </text:list>
            <text:list text:style-name="a2301">
              <text:list-item>
                <text:list text:style-name="a2301">
                  <text:list-item>
                    <text:p text:style-name="a2300" text:class-names="" text:cond-style-name="" text:id="id434"><text:span text:style-name="a2299" text:class-names="">Bad compilers may generate machine code which hide some memory violations</text:span></text:p>
                  </text:list-item>
                </text:list>
              </text:list-item>
            </text:list>
            <text:list text:style-name="a2304">
              <text:list-item>
                <text:list text:style-name="a2304">
                  <text:list-item>
                    <text:p text:style-name="a2303" text:class-names="" text:cond-style-name="" text:id="id435"><text:span text:style-name="a2302" text:class-names="">If a programmer does <text:s text:c="1"/>illegal memory access, segmentation fault may not occur sometimes!</text:span></text:p>
                  </text:list-item>
                </text:list>
              </text:list-item>
            </text:list>
            <text:list text:style-name="a2307">
              <text:list-item>
                <text:list text:style-name="a2307">
                  <text:list-item>
                    <text:list text:style-name="a2307">
                      <text:list-item>
                        <text:p text:style-name="a2306" text:class-names="" text:cond-style-name="" text:id="id436"><text:span text:style-name="a2305" text:class-names="">OS may “forgive” your program :-; <text:s text:c="2"/>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2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2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3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3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3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3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3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35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436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2314">
          <draw:frame draw:id="id438" draw:style-name="a2311" draw:name="Slide Number Placeholder 6" svg:x="4.67953in" svg:y="11.10827in" svg:width="3.5878in" svg:height="0.58425in">
            <draw:text-box>
              <text:p text:style-name="a2310" text:class-names="" text:cond-style-name=""><text:span text:style-name="a2309" text:class-names=""><text:page-number style:num-format="1" text:fixed="false"/></text:span></text:p>
            </draw:text-box>
            <svg:title/>
            <svg:desc/>
          </draw:frame>
          <draw:page-thumbnail draw:page-number="23" svg:x="1.21007in" svg:y="0.88889in" svg:width="5.84549in" svg:height="4.38368in" presentation:class="page" draw:id="id439" presentation:style-name="a2312" draw:name="Slide Image Placeholder 1">
            <svg:title/>
            <svg:desc/>
          </draw:page-thumbnail>
          <draw:frame draw:id="id440" presentation:style-name="a231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5" draw:style-name="a2315" draw:master-page-name="Master2-Layout7-blank-Blank" presentation:presentation-page-layout-name="Master2-PPL7" draw:id="Slide-320">
        <draw:frame draw:id="id441" presentation:style-name="a2318" draw:name="Title 1" svg:x="0.55118in" svg:y="0.32953in" svg:width="9.92087in" svg:height="1.38031in" presentation:class="title" presentation:placeholder="false">
          <draw:text-box>
            <text:p text:style-name="a2317" text:class-names="" text:cond-style-name=""><text:span text:style-name="a2316" text:class-names="">Some Typical Reasons for Seg-fault</text:span></text:p>
          </draw:text-box>
          <svg:title/>
          <svg:desc/>
        </draw:frame>
        <draw:frame draw:id="id442" presentation:style-name="a2328" draw:name="Text Placeholder 2" svg:x="0.55118in" svg:y="1.93465in" svg:width="9.92087in" svg:height="5.45669in" presentation:class="outline" presentation:placeholder="false">
          <draw:text-box>
            <text:list text:style-name="a2321">
              <text:list-item>
                <text:p text:style-name="a2320" text:class-names="" text:cond-style-name=""><text:span text:style-name="a2319" text:class-names="">Deferencing Dangling Pointers</text:span></text:p>
              </text:list-item>
            </text:list>
            <text:list text:style-name="a2324">
              <text:list-item>
                <text:p text:style-name="a2323" text:class-names="" text:cond-style-name=""><text:span text:style-name="a2322" text:class-names="">Array Index Violation</text:span></text:p>
              </text:list-item>
            </text:list>
            <text:list text:style-name="a2327">
              <text:list-item>
                <text:p text:style-name="a2326" text:class-names="" text:cond-style-name=""><text:span text:style-name="a2325" text:class-names="">Incorrect Function Arguments</text:span></text:p>
              </text:list-item>
            </text:list>
          </draw:text-box>
          <svg:title/>
          <svg:desc/>
        </draw:frame>
        <presentation:notes draw:style-name="a2334">
          <draw:frame draw:id="id443" draw:style-name="a2331" draw:name="Slide Number Placeholder 6" svg:x="4.67953in" svg:y="11.10827in" svg:width="3.5878in" svg:height="0.58425in">
            <draw:text-box>
              <text:p text:style-name="a2330" text:class-names="" text:cond-style-name=""><text:span text:style-name="a2329" text:class-names=""><text:page-number style:num-format="1" text:fixed="false"/></text:span></text:p>
            </draw:text-box>
            <svg:title/>
            <svg:desc/>
          </draw:frame>
          <draw:page-thumbnail draw:page-number="24" svg:x="1.21007in" svg:y="0.88889in" svg:width="5.84549in" svg:height="4.38368in" presentation:class="page" draw:id="id444" presentation:style-name="a2332" draw:name="Slide Image Placeholder 1">
            <svg:title/>
            <svg:desc/>
          </draw:page-thumbnail>
          <draw:frame draw:id="id445" presentation:style-name="a233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6" draw:style-name="a2335" draw:master-page-name="Master2-Layout7-blank-Blank" presentation:presentation-page-layout-name="Master2-PPL7" draw:id="Slide-321">
        <draw:frame draw:id="id446" presentation:style-name="a2338" draw:name="Title 1" svg:x="0.55118in" svg:y="-0.11681in" svg:width="9.92087in" svg:height="1.21172in" presentation:class="title" presentation:placeholder="false">
          <draw:text-box>
            <text:p text:style-name="a2337" text:class-names="" text:cond-style-name=""><text:span text:style-name="a2336" text:class-names="">Dangling Pointer Dereference: Some examples</text:span></text:p>
          </draw:text-box>
          <svg:title/>
          <svg:desc/>
        </draw:frame>
        <draw:frame draw:id="id449" presentation:style-name="a2345" draw:name="Text Placeholder 2" svg:x="0.55118in" svg:y="1.26535in" svg:width="2.44094in" svg:height="1.05748in" presentation:class="outline" presentation:placeholder="false">
          <draw:text-box>
            <text:list text:style-name="a2341">
              <text:list-item>
                <text:p text:style-name="a2340" text:class-names="" text:cond-style-name="" text:id="id447"><text:span text:style-name="a2339" text:class-names="">int *p, i;</text:span></text:p>
              </text:list-item>
            </text:list>
            <text:list text:style-name="a2344">
              <text:list-item>
                <text:p text:style-name="a2343" text:class-names="" text:cond-style-name="" text:id="id448"><text:span text:style-name="a2342" text:class-names="">*p = 20;</text:span></text:p>
              </text:list-item>
            </text:list>
          </draw:text-box>
          <svg:title/>
          <svg:desc/>
        </draw:frame>
        <draw:frame draw:id="id460" presentation:style-name="a2376" draw:name="Text Placeholder 3" svg:x="5.74803in" svg:y="0.86675in" svg:width="4.96063in" svg:height="5.90146in" presentation:class="outline" presentation:placeholder="false">
          <draw:text-box>
            <text:list text:style-name="a2348">
              <text:list-item>
                <text:p text:style-name="a2347" text:class-names="" text:cond-style-name="" text:id="id450"><text:span text:style-name="a2346" text:class-names=""><text:tab/>int *f(int *p) {</text:span></text:p>
              </text:list-item>
            </text:list>
            <text:list text:style-name="a2351">
              <text:list-item>
                <text:p text:style-name="a2350" text:class-names="" text:cond-style-name="" text:id="id451"><text:span text:style-name="a2349" text:class-names=""><text:s text:c="6"/><text:tab/><text:tab/>int x = *p + 2;</text:span></text:p>
              </text:list-item>
            </text:list>
            <text:list text:style-name="a2354">
              <text:list-item>
                <text:p text:style-name="a2353" text:class-names="" text:cond-style-name="" text:id="id452"><text:span text:style-name="a2352" text:class-names=""><text:s text:c="6"/><text:tab/><text:tab/>return &amp;x;</text:span></text:p>
              </text:list-item>
            </text:list>
            <text:list text:style-name="a2357">
              <text:list-item>
                <text:p text:style-name="a2356" text:class-names="" text:cond-style-name="" text:id="id453"><text:span text:style-name="a2355" text:class-names=""><text:tab/>}</text:span></text:p>
              </text:list-item>
            </text:list>
            <text:list text:style-name="a2360">
              <text:list-item>
                <text:p text:style-name="a2359" text:class-names="" text:cond-style-name="" text:id="id454"><text:span text:style-name="a2358" text:class-names=""><text:tab/>int main() {</text:span></text:p>
              </text:list-item>
            </text:list>
            <text:list text:style-name="a2363">
              <text:list-item>
                <text:p text:style-name="a2362" text:class-names="" text:cond-style-name="" text:id="id455"><text:span text:style-name="a2361" text:class-names=""><text:s text:c="5"/><text:tab/><text:tab/>int i, *q;</text:span></text:p>
              </text:list-item>
            </text:list>
            <text:list text:style-name="a2366">
              <text:list-item>
                <text:p text:style-name="a2365" text:class-names="" text:cond-style-name="" text:id="id456"><text:span text:style-name="a2364" text:class-names=""><text:s text:c="5"/><text:tab/><text:tab/>scanf(“%d”, &amp;i);</text:span></text:p>
              </text:list-item>
            </text:list>
            <text:list text:style-name="a2369">
              <text:list-item>
                <text:p text:style-name="a2368" text:class-names="" text:cond-style-name="" text:id="id457"><text:span text:style-name="a2367" text:class-names=""><text:s text:c="5"/><text:tab/><text:tab/>q = f(&amp;i);</text:span></text:p>
              </text:list-item>
            </text:list>
            <text:list text:style-name="a2372">
              <text:list-item>
                <text:p text:style-name="a2371" text:class-names="" text:cond-style-name="" text:id="id458"><text:span text:style-name="a2370" text:class-names=""><text:s text:c="6"/><text:tab/><text:tab/>*q = 20;</text:span></text:p>
              </text:list-item>
            </text:list>
            <text:list text:style-name="a2375">
              <text:list-item>
                <text:p text:style-name="a2374" text:class-names="" text:cond-style-name="" text:id="id459"><text:span text:style-name="a2373" text:class-names=""><text:tab/>}</text:span></text:p>
              </text:list-item>
            </text:list>
          </draw:text-box>
          <svg:title/>
          <svg:desc/>
        </draw:frame>
        <draw:frame draw:id="id465" presentation:style-name="a2389" draw:name="Text Placeholder 4" svg:x="0.47244in" svg:y="2.42647in" svg:width="4.96063in" svg:height="2.89774in" presentation:class="outline" presentation:placeholder="false">
          <draw:text-box>
            <text:list text:style-name="a2379">
              <text:list-item>
                <text:p text:style-name="a2378" text:class-names="" text:cond-style-name="" text:id="id461"><text:span text:style-name="a2377" text:class-names=""><text:tab/>int *p, i;</text:span></text:p>
              </text:list-item>
            </text:list>
            <text:list text:style-name="a2382">
              <text:list-item>
                <text:p text:style-name="a2381" text:class-names="" text:cond-style-name="" text:id="id462"><text:span text:style-name="a2380" text:class-names=""><text:tab/>p = malloc( sizeof(int)*2);</text:span></text:p>
              </text:list-item>
            </text:list>
            <text:list text:style-name="a2385">
              <text:list-item>
                <text:p text:style-name="a2384" text:class-names="" text:cond-style-name="" text:id="id463"><text:span text:style-name="a2383" text:class-names=""><text:tab/>free(p);</text:span></text:p>
              </text:list-item>
            </text:list>
            <text:list text:style-name="a2388">
              <text:list-item>
                <text:p text:style-name="a2387" text:class-names="" text:cond-style-name="" text:id="id464"><text:span text:style-name="a2386" text:class-names=""><text:tab/>p[2] = 20;</text:span></text:p>
              </text:list-item>
            </text:list>
          </draw:text-box>
          <svg:title/>
          <svg:desc/>
        </draw:frame>
        <draw:frame draw:id="id467" draw:style-name="a2392" draw:name="TextBox 5" svg:x="0.15748in" svg:y="6.77795in" svg:width="10.55118in" svg:height="1.48976in">
          <draw:text-box>
            <text:p text:style-name="a2391" text:class-names="" text:cond-style-name="" text:id="id466"><text:span text:style-name="a2390" text:class-names="">Don't return address of a local variable! The variable disappears after function call, and the returned address is a dangling pointer.</text:span></text:p>
          </draw:text-box>
          <svg:title/>
          <svg:desc/>
        </draw:frame>
        <draw:frame draw:id="id471" presentation:style-name="a2402" draw:name="Text Placeholder 6" svg:x="0.47244in" svg:y="5.23278in" svg:width="2.99213in" svg:height="1.53543in" presentation:class="outline" presentation:placeholder="false">
          <draw:text-box>
            <text:list text:style-name="a2395">
              <text:list-item>
                <text:p text:style-name="a2394" text:class-names="" text:cond-style-name="" text:id="id468"><text:span text:style-name="a2393" text:class-names="">int *p, i;</text:span></text:p>
              </text:list-item>
            </text:list>
            <text:list text:style-name="a2398">
              <text:list-item>
                <text:p text:style-name="a2397" text:class-names="" text:cond-style-name="" text:id="id469"><text:span text:style-name="a2396" text:class-names="">p = &amp;i;</text:span></text:p>
              </text:list-item>
            </text:list>
            <text:list text:style-name="a2401">
              <text:list-item>
                <text:p text:style-name="a2400" text:class-names="" text:cond-style-name="" text:id="id470"><text:span text:style-name="a2399" text:class-names="">p[1] = 20;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4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6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7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6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presentation:group-id="0" smil:begin="0.0s" smil:fill="hold">
                  <anim:set smil:targetElement="id466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2408">
          <draw:frame draw:id="id472" draw:style-name="a2405" draw:name="Slide Number Placeholder 6" svg:x="4.67953in" svg:y="11.10827in" svg:width="3.5878in" svg:height="0.58425in">
            <draw:text-box>
              <text:p text:style-name="a2404" text:class-names="" text:cond-style-name=""><text:span text:style-name="a2403" text:class-names=""><text:page-number style:num-format="1" text:fixed="false"/></text:span></text:p>
            </draw:text-box>
            <svg:title/>
            <svg:desc/>
          </draw:frame>
          <draw:page-thumbnail draw:page-number="25" svg:x="1.21007in" svg:y="0.88889in" svg:width="5.84549in" svg:height="4.38368in" presentation:class="page" draw:id="id473" presentation:style-name="a2406" draw:name="Slide Image Placeholder 1">
            <svg:title/>
            <svg:desc/>
          </draw:page-thumbnail>
          <draw:frame draw:id="id474" presentation:style-name="a240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7" draw:style-name="a2409" draw:master-page-name="Master2-Layout7-blank-Blank" presentation:presentation-page-layout-name="Master2-PPL7" draw:id="Slide-322">
        <draw:frame draw:id="id475" presentation:style-name="a2412" draw:name="Title 1" svg:x="0.55118in" svg:y="0.32953in" svg:width="9.92087in" svg:height="0.40218in" presentation:class="title" presentation:placeholder="false">
          <draw:text-box>
            <text:p text:style-name="a2411" text:class-names="" text:cond-style-name=""><text:span text:style-name="a2410" text:class-names="">Array Index Violation</text:span></text:p>
          </draw:text-box>
          <svg:title/>
          <svg:desc/>
        </draw:frame>
        <draw:frame draw:id="id481" presentation:style-name="a2438" draw:name="Text Placeholder 2" svg:x="0.55118in" svg:y="1.4622in" svg:width="9.92087in" svg:height="5.45669in" presentation:class="outline" presentation:placeholder="false">
          <draw:text-box>
            <text:list text:style-name="a2416">
              <text:list-item>
                <text:p text:style-name="a2415" text:class-names="" text:cond-style-name="" text:id="id476"><text:span text:style-name="a2413" text:class-names="">Valid indices for an array of size n</text:span><text:span text:style-name="a2414" text:class-names="">: 0 .. n-1</text:span></text:p>
              </text:list-item>
            </text:list>
            <text:list text:style-name="a2428">
              <text:list-item>
                <text:p text:style-name="a2427" text:class-names="" text:cond-style-name="" text:id="id477"><text:span text:style-name="a2417" text:class-names="">Accessing any<text:s text:c="1"/></text:span><text:span text:style-name="a2418" text:class-names="">index</text:span><text:span text:style-name="a2419" text:class-names=""><text:s text:c="1"/></text:span><text:span text:style-name="a2420" text:class-names="">&lt;= -</text:span><text:span text:style-name="a2421" text:class-names="">1<text:s text:c="1"/></text:span><text:span text:style-name="a2422" text:class-names="">or<text:s text:c="1"/></text:span><text:span text:style-name="a2423" text:class-names="">&gt;= n</text:span><text:span text:style-name="a2424" text:class-names=""><text:s text:c="1"/></text:span><text:span text:style-name="a2425" text:class-names="">may</text:span><text:span text:style-name="a2426" text:class-names=""><text:s text:c="1"/>result in seg-fault<text:s text:c="1"/></text:span></text:p>
              </text:list-item>
            </text:list>
            <text:list text:style-name="a2431">
              <text:list-item>
                <text:p text:style-name="a2430" text:class-names="" text:cond-style-name="" text:id="id478"><text:span text:style-name="a2429" text:class-names="">(it may not result in some cases, but it is STILL WRONG to do it!)</text:span></text:p>
              </text:list-item>
            </text:list>
            <text:list text:style-name="a2434">
              <text:list-item>
                <text:p text:style-name="a2433" text:class-names="" text:cond-style-name="" text:id="id479"><text:span text:style-name="a2432" text:class-names="">Try this code:</text:span></text:p>
              </text:list-item>
            </text:list>
            <text:list text:style-name="a2437">
              <text:list-item>
                <text:p text:style-name="a2436" text:class-names="" text:cond-style-name="" text:id="id480"><text:span text:style-name="a2435" text:class-names=""/></text:p>
              </text:list-item>
            </text:list>
          </draw:text-box>
          <svg:title/>
          <svg:desc/>
        </draw:frame>
        <draw:frame draw:id="id491" draw:style-name="a2471" draw:name="TextBox 3" svg:x="4.30103in" svg:y="3.05752in" svg:width="6.80872in" svg:height="3.29488in">
          <draw:text-box>
            <text:p text:style-name="a2442" text:class-names="" text:cond-style-name="" text:id="id482"><text:span text:style-name="a2439" text:class-names="">#include &lt;</text:span><text:span text:style-name="a2440" text:class-names="">stdio.h</text:span><text:span text:style-name="a2441" text:class-names="">&gt;</text:span></text:p>
            <text:p text:style-name="a2444" text:class-names="" text:cond-style-name="" text:id="id483"><text:span text:style-name="a2443" text:class-names="">int main() {</text:span></text:p>
            <text:p text:style-name="a2448" text:class-names="" text:cond-style-name="" text:id="id484"><text:span text:style-name="a2445" text:class-names=""><text:tab/>int a[16],<text:s text:c="1"/></text:span><text:span text:style-name="a2446" text:class-names="">i</text:span><text:span text:style-name="a2447" text:class-names=""><text:s text:c="1"/>= 0;</text:span></text:p>
            <text:p text:style-name="a2450" text:class-names="" text:cond-style-name="" text:id="id485"><text:span text:style-name="a2449" text:class-names=""><text:tab/>while(1) {</text:span></text:p>
            <text:p text:style-name="a2456" text:class-names="" text:cond-style-name="" text:id="id486"><text:span text:style-name="a2451" text:class-names=""><text:tab/><text:tab/>a[</text:span><text:span text:style-name="a2452" text:class-names="">i</text:span><text:span text:style-name="a2453" text:class-names="">] =<text:s text:c="1"/></text:span><text:span text:style-name="a2454" text:class-names="">i</text:span><text:span text:style-name="a2455" text:class-names="">;</text:span></text:p>
            <text:p text:style-name="a2462" text:class-names="" text:cond-style-name="" text:id="id487"><text:span text:style-name="a2457" text:class-names=""><text:tab/><text:tab/></text:span><text:span text:style-name="a2458" text:class-names="">printf</text:span><text:span text:style-name="a2459" text:class-names="">("%d\n", a[</text:span><text:span text:style-name="a2460" text:class-names="">i</text:span><text:span text:style-name="a2461" text:class-names="">]);</text:span></text:p>
            <text:p text:style-name="a2466" text:class-names="" text:cond-style-name="" text:id="id488"><text:span text:style-name="a2463" text:class-names=""><text:tab/><text:tab/></text:span><text:span text:style-name="a2464" text:class-names="">i</text:span><text:span text:style-name="a2465" text:class-names="">++;</text:span></text:p>
            <text:p text:style-name="a2468" text:class-names="" text:cond-style-name="" text:id="id489"><text:span text:style-name="a2467" text:class-names=""><text:tab/>}</text:span></text:p>
            <text:p text:style-name="a2470" text:class-names="" text:cond-style-name="" text:id="id490"><text:span text:style-name="a2469" text:class-names="">}</text:span></text:p>
          </draw:text-box>
          <svg:title/>
          <svg:desc/>
        </draw:frame>
        <draw:frame draw:id="id493" draw:style-name="a2474" draw:name="TextBox 4" svg:x="1in" svg:y="3.65179in" svg:width="2.71327in" svg:height="1.64741in">
          <draw:text-box>
            <text:p text:style-name="a2473" text:class-names="" text:cond-style-name="" text:id="id492"><text:span text:style-name="a2472" text:class-names="">At what value of i does the code seg-fault? Try 2-3 times.</text:span></text:p>
          </draw:text-box>
          <svg:title/>
          <svg:desc/>
        </draw:frame>
        <draw:frame draw:id="id495" draw:style-name="a2484" draw:name="TextBox 5" svg:x="0.66228in" svg:y="6.3524in" svg:width="9.44882in" svg:height="1.58543in">
          <draw:text-box>
            <text:p text:style-name="a2483" text:class-names="" text:cond-style-name="" text:id="id494"><text:span text:style-name="a2475" text:class-names="">Reason: OS may allocate more than 16-integer size memory for the program. So the seg fault<text:s text:c="1"/></text:span><text:span text:style-name="a2476" text:class-names="">may not</text:span><text:span text:style-name="a2477" text:class-names=""><text:s text:c="1"/>occur at index 16 or<text:s text:c="1"/></text:span><text:span text:style-name="a2478" text:class-names="">slightely</text:span><text:span text:style-name="a2479" text:class-names=""><text:s text:c="1"/>higher indices also.</text:span><text:span text:style-name="a2480" text:class-names=""><text:s text:c="1"/>Rule:</text:span><text:span text:style-name="a2481" text:class-names=""><text:s text:c="1"/></text:span><text:span text:style-name="a2482" text:class-names="">wrong to access index &gt;=n <text:s text:c="1"/>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47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47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47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47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76" smil:attributeName="visibility" smil:to="visible" smil:begin="0.0s" smil:dur="0.00100000004749745s" smil:fill="hold"/>
                </anim:par>
              </anim:par>
              <anim:par smil:begin="0.0s" smil:fill="hold">
                <anim:par presentation:node-type="after-previous" presentation:preset-class="entrance" smil:begin="0.0s" smil:fill="hold">
                  <anim:set smil:targetElement="id47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79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49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9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presentation:group-id="0" smil:begin="0.0s" smil:fill="hold">
                  <anim:set smil:targetElement="id494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2490">
          <draw:frame draw:id="id496" draw:style-name="a2487" draw:name="Slide Number Placeholder 6" svg:x="4.67953in" svg:y="11.10827in" svg:width="3.5878in" svg:height="0.58425in">
            <draw:text-box>
              <text:p text:style-name="a2486" text:class-names="" text:cond-style-name=""><text:span text:style-name="a2485" text:class-names=""><text:page-number style:num-format="1" text:fixed="false"/></text:span></text:p>
            </draw:text-box>
            <svg:title/>
            <svg:desc/>
          </draw:frame>
          <draw:page-thumbnail draw:page-number="26" svg:x="1.21007in" svg:y="0.88889in" svg:width="5.84549in" svg:height="4.38368in" presentation:class="page" draw:id="id497" presentation:style-name="a2488" draw:name="Slide Image Placeholder 1">
            <svg:title/>
            <svg:desc/>
          </draw:page-thumbnail>
          <draw:frame draw:id="id498" presentation:style-name="a248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8" draw:style-name="a2491" draw:master-page-name="Master2-Layout7-blank-Blank" presentation:presentation-page-layout-name="Master2-PPL7" draw:id="Slide-323">
        <draw:frame draw:id="id499" presentation:style-name="a2494" draw:name="Title 1" svg:x="0.55118in" svg:y="0.32953in" svg:width="9.92087in" svg:height="1.38031in" presentation:class="title" presentation:placeholder="false">
          <draw:text-box>
            <text:p text:style-name="a2493" text:class-names="" text:cond-style-name=""><text:span text:style-name="a2492" text:class-names="">Functions: Pointer Arguments</text:span></text:p>
          </draw:text-box>
          <svg:title/>
          <svg:desc/>
        </draw:frame>
        <draw:frame draw:id="id500" presentation:style-name="a2510" draw:name="Text Placeholder 2" svg:x="0.55118in" svg:y="1.93465in" svg:width="10.18053in" svg:height="5.45669in" presentation:class="outline" presentation:placeholder="false">
          <draw:text-box>
            <text:list text:style-name="a2497">
              <text:list-item>
                <text:p text:style-name="a2496" text:class-names="" text:cond-style-name=""><text:span text:style-name="a2495" text:class-names="">Rule: When you want a function to change ACTUAL arguments</text:span></text:p>
              </text:list-item>
            </text:list>
            <text:list text:style-name="a2500">
              <text:list-item>
                <text:list text:style-name="a2500">
                  <text:list-item>
                    <text:p text:style-name="a2499" text:class-names="" text:cond-style-name=""><text:span text:style-name="a2498" text:class-names="">Function takes pointer arguments</text:span></text:p>
                  </text:list-item>
                </text:list>
              </text:list-item>
            </text:list>
            <text:list text:style-name="a2503">
              <text:list-item>
                <text:list text:style-name="a2503">
                  <text:list-item>
                    <text:p text:style-name="a2502" text:class-names="" text:cond-style-name=""><text:span text:style-name="a2501" text:class-names="">Call passes address of “actual argument”</text:span></text:p>
                  </text:list-item>
                </text:list>
              </text:list-item>
            </text:list>
            <text:list text:style-name="a2506">
              <text:list-item>
                <text:p text:style-name="a2505" text:class-names="" text:cond-style-name=""><text:span text:style-name="a2504" text:class-names="">Example: Swap function (correct code)</text:span></text:p>
              </text:list-item>
            </text:list>
            <text:list text:style-name="a2509">
              <text:list-item>
                <text:p text:style-name="a2508" text:class-names="" text:cond-style-name=""><text:span text:style-name="a2507" text:class-names=""/></text:p>
              </text:list-item>
            </text:list>
          </draw:text-box>
          <svg:title/>
          <svg:desc/>
        </draw:frame>
        <draw:frame draw:id="id501" draw:style-name="a2531" draw:name="TextBox 3" svg:x="0.55118in" svg:y="4.28783in" svg:width="8.71457in" svg:height="3.65in">
          <draw:text-box>
            <text:p text:style-name="a2512" text:class-names="" text:cond-style-name=""><text:span text:style-name="a2511" text:class-names="">void swap(int *a, int *b ) {</text:span></text:p>
            <text:p text:style-name="a2514" text:class-names="" text:cond-style-name=""><text:span text:style-name="a2513" text:class-names=""><text:tab/><text:tab/>int temp;</text:span></text:p>
            <text:p text:style-name="a2516" text:class-names="" text:cond-style-name=""><text:span text:style-name="a2515" text:class-names=""><text:tab/><text:tab/>temp = *a;</text:span></text:p>
            <text:p text:style-name="a2518" text:class-names="" text:cond-style-name=""><text:span text:style-name="a2517" text:class-names=""><text:tab/><text:tab/>*a = * b;</text:span></text:p>
            <text:p text:style-name="a2520" text:class-names="" text:cond-style-name=""><text:span text:style-name="a2519" text:class-names=""><text:tab/><text:tab/>*b = temp;</text:span></text:p>
            <text:p text:style-name="a2522" text:class-names="" text:cond-style-name=""><text:span text:style-name="a2521" text:class-names="">}</text:span></text:p>
            <text:p text:style-name="a2524" text:class-names="" text:cond-style-name=""><text:span text:style-name="a2523" text:class-names="">int main() {</text:span></text:p>
            <text:p text:style-name="a2526" text:class-names="" text:cond-style-name=""><text:span text:style-name="a2525" text:class-names=""><text:s text:c="6"/>int m = 20, n = 30;</text:span></text:p>
            <text:p text:style-name="a2528" text:class-names="" text:cond-style-name=""><text:span text:style-name="a2527" text:class-names=""><text:s text:c="6"/>swap(&amp;m, &amp;n);</text:span></text:p>
            <text:p text:style-name="a2530" text:class-names="" text:cond-style-name=""><text:span text:style-name="a2529" text:class-names="">}</text:span></text:p>
          </draw:text-box>
          <svg:title/>
          <svg:desc/>
        </draw:frame>
        <presentation:notes draw:style-name="a2537">
          <draw:frame draw:id="id502" draw:style-name="a2534" draw:name="Slide Number Placeholder 6" svg:x="4.67953in" svg:y="11.10827in" svg:width="3.5878in" svg:height="0.58425in">
            <draw:text-box>
              <text:p text:style-name="a2533" text:class-names="" text:cond-style-name=""><text:span text:style-name="a2532" text:class-names=""><text:page-number style:num-format="1" text:fixed="false"/></text:span></text:p>
            </draw:text-box>
            <svg:title/>
            <svg:desc/>
          </draw:frame>
          <draw:page-thumbnail draw:page-number="27" svg:x="1.21007in" svg:y="0.88889in" svg:width="5.84549in" svg:height="4.38368in" presentation:class="page" draw:id="id503" presentation:style-name="a2535" draw:name="Slide Image Placeholder 1">
            <svg:title/>
            <svg:desc/>
          </draw:page-thumbnail>
          <draw:frame draw:id="id504" presentation:style-name="a253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9" draw:style-name="a2538" draw:master-page-name="Master2-Layout7-blank-Blank" presentation:presentation-page-layout-name="Master2-PPL7" draw:id="Slide-324">
        <draw:frame draw:id="id505" presentation:style-name="a2541" draw:name="Title 1" svg:x="0.55118in" svg:y="0.32953in" svg:width="9.92087in" svg:height="1.38031in" presentation:class="title" presentation:placeholder="false">
          <draw:text-box>
            <text:p text:style-name="a2540" text:class-names="" text:cond-style-name=""><text:span text:style-name="a2539" text:class-names="">Incorrect Pointer Aruments - Segfault</text:span></text:p>
          </draw:text-box>
          <svg:title/>
          <svg:desc/>
        </draw:frame>
        <draw:frame draw:id="id506" presentation:style-name="a2560" draw:name="Text Placeholder 2" svg:x="0.55118in" svg:y="1.93465in" svg:width="9.92087in" svg:height="5.45669in" presentation:class="outline" presentation:placeholder="false">
          <draw:text-box>
            <text:list text:style-name="a2544">
              <text:list-item>
                <text:p text:style-name="a2543" text:class-names="" text:cond-style-name=""><text:span text:style-name="a2542" text:class-names="">int i;</text:span></text:p>
              </text:list-item>
            </text:list>
            <text:list text:style-name="a2547">
              <text:list-item>
                <text:p text:style-name="a2546" text:class-names="" text:cond-style-name=""><text:span text:style-name="a2545" text:class-names="">scanf(“%d”, i);</text:span></text:p>
              </text:list-item>
            </text:list>
            <text:list text:style-name="a2550">
              <text:list-item>
                <text:list text:style-name="a2550">
                  <text:list-item>
                    <text:p text:style-name="a2549" text:class-names="" text:cond-style-name=""><text:span text:style-name="a2548" text:class-names="">Scanf <text:s text:c="1"/>tries to do something like</text:span></text:p>
                  </text:list-item>
                </text:list>
              </text:list-item>
            </text:list>
            <text:list text:style-name="a2553">
              <text:list-item>
                <text:list text:style-name="a2553">
                  <text:list-item>
                    <text:p text:style-name="a2552" text:class-names="" text:cond-style-name=""><text:span text:style-name="a2551" text:class-names="">*i = value // seg fault here</text:span></text:p>
                  </text:list-item>
                </text:list>
              </text:list-item>
            </text:list>
            <text:list text:style-name="a2556">
              <text:list-item>
                <text:list text:style-name="a2556">
                  <text:list-item>
                    <text:p text:style-name="a2555" text:class-names="" text:cond-style-name=""><text:span text:style-name="a2554" text:class-names="">Segfault occurs in scanf, although the reason is call to scanf</text:span></text:p>
                  </text:list-item>
                </text:list>
              </text:list-item>
            </text:list>
            <text:list text:style-name="a2559">
              <text:list-item>
                <text:list text:style-name="a2559">
                  <text:list-item>
                    <text:p text:style-name="a2558" text:class-names="" text:cond-style-name=""><text:span text:style-name="a2557" text:class-names="">Note that this is basically a dangling pointer dereference which took place inside scanf()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566">
          <draw:frame draw:id="id507" draw:style-name="a2563" draw:name="Slide Number Placeholder 6" svg:x="4.67953in" svg:y="11.10827in" svg:width="3.5878in" svg:height="0.58425in">
            <draw:text-box>
              <text:p text:style-name="a2562" text:class-names="" text:cond-style-name=""><text:span text:style-name="a2561" text:class-names=""><text:page-number style:num-format="1" text:fixed="false"/></text:span></text:p>
            </draw:text-box>
            <svg:title/>
            <svg:desc/>
          </draw:frame>
          <draw:page-thumbnail draw:page-number="28" svg:x="1.21007in" svg:y="0.88889in" svg:width="5.84549in" svg:height="4.38368in" presentation:class="page" draw:id="id508" presentation:style-name="a2564" draw:name="Slide Image Placeholder 1">
            <svg:title/>
            <svg:desc/>
          </draw:page-thumbnail>
          <draw:frame draw:id="id509" presentation:style-name="a256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0" draw:style-name="a2567" draw:master-page-name="Master2-Layout7-blank-Blank" presentation:presentation-page-layout-name="Master2-PPL7" draw:id="Slide-325">
        <draw:frame draw:id="id510" presentation:style-name="a2570" draw:name="Title 1" svg:x="0.55118in" svg:y="0.32953in" svg:width="9.92087in" svg:height="1.38031in" presentation:class="title" presentation:placeholder="false">
          <draw:text-box>
            <text:p text:style-name="a2569" text:class-names="" text:cond-style-name=""><text:span text:style-name="a2568" text:class-names="">Guidelines to avoid segfaults</text:span></text:p>
          </draw:text-box>
          <svg:title/>
          <svg:desc/>
        </draw:frame>
        <draw:frame draw:id="id511" presentation:style-name="a2609" draw:name="Text Placeholder 2" svg:x="0.41703in" svg:y="1.5566in" svg:width="9.92087in" svg:height="4.79488in" presentation:class="outline" presentation:placeholder="false">
          <draw:text-box>
            <text:list text:style-name="a2573">
              <text:list-item>
                <text:p text:style-name="a2572" text:class-names="" text:cond-style-name=""><text:span text:style-name="a2571" text:class-names="">Always initialize pointers to NULL</text:span></text:p>
              </text:list-item>
            </text:list>
            <text:list text:style-name="a2578">
              <text:list-item>
                <text:list text:style-name="a2578">
                  <text:list-item>
                    <text:p text:style-name="a2577" text:class-names="" text:cond-style-name=""><text:span text:style-name="a2574" text:class-names="">This will not avoid<text:s text:c="1"/></text:span><text:span text:style-name="a2575" text:class-names="">segfaults</text:span><text:span text:style-name="a2576" text:class-names="">, but may lead to early detection of a problem</text:span></text:p>
                  </text:list-item>
                </text:list>
              </text:list-item>
            </text:list>
            <text:list text:style-name="a2581">
              <text:list-item>
                <text:p text:style-name="a2580" text:class-names="" text:cond-style-name=""><text:span text:style-name="a2579" text:class-names="">While accessing arrays, make sure that array index is valid</text:span></text:p>
              </text:list-item>
            </text:list>
            <text:list text:style-name="a2584">
              <text:list-item>
                <text:p text:style-name="a2583" text:class-names="" text:cond-style-name=""><text:span text:style-name="a2582" text:class-names="">Never return address of local variable of a function</text:span></text:p>
              </text:list-item>
            </text:list>
            <text:list text:style-name="a2587">
              <text:list-item>
                <text:p text:style-name="a2586" text:class-names="" text:cond-style-name=""><text:span text:style-name="a2585" text:class-names="">DO NOT IGNORE compiler's warnings</text:span></text:p>
              </text:list-item>
            </text:list>
            <text:list text:style-name="a2592">
              <text:list-item>
                <text:list text:style-name="a2592">
                  <text:list-item>
                    <text:p text:style-name="a2591" text:class-names="" text:cond-style-name=""><text:span text:style-name="a2588" text:class-names="">Compilers often warn about potential dangling references, type conversions which have a potential for<text:s text:c="1"/></text:span><text:span text:style-name="a2589" text:class-names="">segfaults</text:span><text:span text:style-name="a2590" text:class-names=""/></text:p>
                  </text:list-item>
                </text:list>
              </text:list-item>
            </text:list>
            <text:list text:style-name="a2595">
              <text:list-item>
                <text:list text:style-name="a2595">
                  <text:list-item>
                    <text:p text:style-name="a2594" text:class-names="" text:cond-style-name=""><text:span text:style-name="a2593" text:class-names="">Make sure that you rewrite code to remove all warnings</text:span></text:p>
                  </text:list-item>
                </text:list>
              </text:list-item>
            </text:list>
            <text:list text:style-name="a2603">
              <text:list-item>
                <text:list text:style-name="a2603">
                  <text:list-item>
                    <text:p text:style-name="a2602" text:class-names="" text:cond-style-name=""><text:span text:style-name="a2596" text:class-names="">Use “-Wall” option with<text:s text:c="1"/></text:span><text:span text:style-name="a2597" text:class-names="">gcc</text:span><text:span text:style-name="a2598" text:class-names="">. <text:s text:c="1"/>&gt; cc -Wall<text:s text:c="1"/></text:span><text:span text:style-name="a2599" text:class-names="">program.c</text:span><text:span text:style-name="a2600" text:class-names=""><text:s text:c="1"/>-o<text:s text:c="1"/></text:span><text:span text:style-name="a2601" text:class-names="">program</text:span></text:p>
                  </text:list-item>
                </text:list>
              </text:list-item>
            </text:list>
            <text:list text:style-name="a2608">
              <text:list-item>
                <text:list text:style-name="a2608">
                  <text:list-item>
                    <text:p text:style-name="a2607" text:class-names="" text:cond-style-name=""><text:span text:style-name="a2604" text:class-names="">gcc</text:span><text:span text:style-name="a2605" text:class-names=""><text:s text:c="1"/>-Wall enables all compiler's warning messages. This option should always be used, in order to generate better code.</text:span><text:span text:style-name="a2606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2615">
          <draw:frame draw:id="id512" draw:style-name="a2612" draw:name="Slide Number Placeholder 6" svg:x="4.67953in" svg:y="11.10827in" svg:width="3.5878in" svg:height="0.58425in">
            <draw:text-box>
              <text:p text:style-name="a2611" text:class-names="" text:cond-style-name=""><text:span text:style-name="a2610" text:class-names=""><text:page-number style:num-format="1" text:fixed="false"/></text:span></text:p>
            </draw:text-box>
            <svg:title/>
            <svg:desc/>
          </draw:frame>
          <draw:page-thumbnail draw:page-number="29" svg:x="1.21007in" svg:y="0.88889in" svg:width="5.84549in" svg:height="4.38368in" presentation:class="page" draw:id="id513" presentation:style-name="a2613" draw:name="Slide Image Placeholder 1">
            <svg:title/>
            <svg:desc/>
          </draw:page-thumbnail>
          <draw:frame draw:id="id514" presentation:style-name="a261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</style:presentation-page-layout>
    <style:presentation-page-layout style:name="Master2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</style:presentation-page-layout>
    <style:presentation-page-layout style:name="Master2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</style:presentation-page-layout>
    <style:presentation-page-layout style:name="Master2-PPL6" style:display-name="Title Only">
      <presentation:placeholder presentation:object="title" svg:x="0.55118in" svg:y="0.32953in" svg:width="9.92087in" svg:height="1.38031in"/>
    </style:presentation-page-layout>
    <style:presentation-page-layout style:name="Master2-PPL7" style:display-name="Blank"/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2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</style:presentation-page-layout>
    <style:presentation-page-layout style:name="Master2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2041" svg:viewBox="0 0 20 30" svg:d="m10 0-10 30h20z"/>
    <draw:marker draw:name="a1283" svg:viewBox="0 0 20 30" svg:d="m10 0-10 30h20z"/>
    <draw:marker draw:name="a1955" svg:viewBox="0 0 20 30" svg:d="m10 0-10 30h20z"/>
    <draw:marker draw:name="a2114" svg:viewBox="0 0 20 30" svg:d="m10 0-10 30h20z"/>
    <draw:marker draw:name="a1425" svg:viewBox="0 0 20 30" svg:d="m10 0-10 30h20z"/>
    <draw:marker draw:name="a1959" svg:viewBox="0 0 20 30" svg:d="m10 0-10 30h20z"/>
    <draw:marker draw:name="a1696" svg:viewBox="0 0 20 30" svg:d="m10 0-10 30h20z"/>
    <draw:marker draw:name="a1234" svg:viewBox="0 0 20 30" svg:d="m10 0-10 30h20z"/>
    <draw:marker draw:name="a1768" svg:viewBox="0 0 20 30" svg:d="m10 0-10 30h20z"/>
    <draw:marker draw:name="a1874" svg:viewBox="0 0 20 30" svg:d="m10 0-10 30h20z"/>
    <draw:marker draw:name="a1344" svg:viewBox="0 0 20 30" svg:d="m10 0-10 30h20z"/>
    <draw:marker draw:name="a1238" svg:viewBox="0 0 20 30" svg:d="m10 0-10 30h20z"/>
    <draw:marker draw:name="a1150" svg:viewBox="0 0 20 30" svg:d="m10 0-10 30h20z"/>
    <draw:marker draw:name="a2037" svg:viewBox="0 0 20 30" svg:d="m10 0-10 30h20z"/>
    <draw:marker draw:name="a1560" svg:viewBox="0 0 20 30" svg:d="m10 0-10 30h20z"/>
    <draw:marker draw:name="a1700" svg:viewBox="0 0 20 30" svg:d="m10 0-10 30h20z"/>
    <draw:marker draw:name="a1193" svg:viewBox="0 0 20 30" svg:d="m10 0-10 30h20z"/>
    <draw:marker draw:name="a2253" svg:viewBox="0 0 20 30" svg:d="m10 0-10 30h20z"/>
    <draw:marker draw:name="a1632" svg:viewBox="0 0 20 30" svg:d="m10 0-10 30h20z"/>
    <draw:marker draw:name="a1564" svg:viewBox="0 0 20 30" svg:d="m10 0-10 30h20z"/>
    <draw:marker draw:name="a1704" svg:viewBox="0 0 20 30" svg:d="m10 0-10 30h20z"/>
    <draw:marker draw:name="a2257" svg:viewBox="0 0 20 30" svg:d="m10 0-10 30h20z"/>
    <draw:marker draw:name="a1105" svg:viewBox="0 0 20 30" svg:d="m10 0-10 30h20z"/>
    <draw:marker draw:name="a1939" svg:viewBox="0 0 20 30" svg:d="m10 0-10 30h20z"/>
    <draw:marker draw:name="a2240" svg:viewBox="0 0 20 30" svg:d="m10 0-10 30h20z"/>
    <draw:marker draw:name="a2029" svg:viewBox="0 0 20 30" svg:d="m10 0-10 30h20z"/>
    <draw:marker draw:name="a1409" svg:viewBox="0 0 20 30" svg:d="m10 0-10 30h20z"/>
    <draw:marker draw:name="a1109" svg:viewBox="0 0 20 30" svg:d="m10 0-10 30h20z"/>
    <draw:marker draw:name="a1854" svg:viewBox="0 0 20 30" svg:d="m10 0-10 30h20z"/>
    <draw:marker draw:name="a1146" svg:viewBox="0 0 20 30" svg:d="m10 0-10 30h20z"/>
    <draw:marker draw:name="a1360" svg:viewBox="0 0 20 30" svg:d="m10 0-10 30h20z"/>
    <draw:marker draw:name="a1624" svg:viewBox="0 0 20 30" svg:d="m10 0-10 30h20z"/>
    <draw:marker draw:name="a1487" svg:viewBox="0 0 20 30" svg:d="m10 0-10 30h20z"/>
    <draw:marker draw:name="a1788" svg:viewBox="0 0 20 30" svg:d="m10 0-10 30h20z"/>
    <draw:marker draw:name="a1556" svg:viewBox="0 0 20 30" svg:d="m10 0-10 30h20z"/>
    <draw:marker draw:name="a1858" svg:viewBox="0 0 20 30" svg:d="m10 0-10 30h20z"/>
    <draw:marker draw:name="a2122" svg:viewBox="0 0 20 30" svg:d="m10 0-10 30h20z"/>
    <draw:marker draw:name="a1189" svg:viewBox="0 0 20 30" svg:d="m10 0-10 30h20z"/>
    <draw:marker draw:name="a1628" svg:viewBox="0 0 20 30" svg:d="m10 0-10 30h20z"/>
    <draw:marker draw:name="a1471" svg:viewBox="0 0 20 30" svg:d="m10 0-10 30h20z"/>
    <draw:marker draw:name="a1772" svg:viewBox="0 0 20 30" svg:d="m10 0-10 30h20z"/>
    <draw:marker draw:name="a2126" svg:viewBox="0 0 20 30" svg:d="m10 0-10 30h20z"/>
    <draw:marker draw:name="a1299" svg:viewBox="0 0 20 30" svg:d="m10 0-10 30h20z"/>
    <draw:stroke-dash draw:name="a1491" draw:style="rect" draw:dots1="1" draw:dots1-length="0in" draw:distance="0in"/>
    <draw:stroke-dash draw:name="a2118" draw:style="rect" draw:dots1="1" draw:dots1-length="0in" draw:distance="0in"/>
    <draw:stroke-dash draw:name="a1495" draw:style="rect" draw:dots1="1" draw:dots1-length="0in" draw:distance="0in"/>
    <draw:stroke-dash draw:name="a2033" draw:style="rect" draw:dots1="1" draw:dots1-length="0in" draw:distance="0in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drawing-page" style:name="a2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312">
      <style:graphic-properties draw:fill="none" draw:stroke="none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8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409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7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draw:fill="none" draw:stroke="none"/>
    </style:style>
    <style:style style:family="text" style:name="a415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41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draw:fill="none" draw:stroke="none"/>
    </style:style>
    <style:style style:family="paragraph" style:name="a5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draw:fill="none" draw:stroke="none"/>
    </style:style>
    <style:style style:family="text" style:name="a1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36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draw:fill="none" draw:stroke="none"/>
    </style:style>
    <style:style style:family="presentation" style:name="a4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3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4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1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42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draw:fill="none" draw:stroke="none"/>
    </style:style>
    <style:style style:family="paragraph" style:name="a7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draw:fill="none" draw:stroke="non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draw:fill="none" draw:stroke="non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draw:fill="none" draw:stroke="non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draw:fill="none" draw:stroke="non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8">
      <style:graphic-properties draw:fill="none" draw:stroke="non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30">
      <style:graphic-properties draw:fill="none" draw:stroke="none"/>
    </style:style>
    <style:style style:family="presentation" style:name="a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draw:fill="none" draw:stroke="non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8">
      <style:graphic-properties draw:fill="none" draw:stroke="none"/>
    </style:style>
    <style:style style:family="paragraph" style:name="a7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6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70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918">
      <style:graphic-properties draw:fill="none" draw:stroke="non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draw:fill="none" draw:stroke="none"/>
    </style:style>
    <style:style style:family="paragraph" style:name="a6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draw:fill="none" draw:stroke="none"/>
    </style:style>
    <style:style style:family="paragraph" style:name="a9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draw:fill="none" draw:stroke="none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6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4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7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draw:fill="none" draw:stroke="non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draw:fill="none" draw:stroke="none"/>
    </style:style>
    <style:style style:family="presentation" style:name="a95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957">
      <style:graphic-properties draw:fill="none" draw:stroke="non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8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draw:fill="none" draw:stroke="non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1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">
      <style:graphic-properties draw:fill="none" draw:stroke="none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draw:fill="none" draw:stroke="non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0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7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brown-blue-black-red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4" draw:name="Slide Number Placeholder 5" svg:x="7.90394in" svg:y="7.53189in" svg:width="2.56811in" svg:height="0.57008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  <presentation:notes style:page-layout-name="pageLayout2" draw:style-name="a81">
        <draw:page-thumbnail svg:x="1.21063in" svg:y="0.88858in" svg:width="5.84567in" svg:height="4.38425in" presentation:class="page" draw:id="id5" presentation:style-name="a65" draw:name="Slide Image Placeholder 1">
          <svg:title/>
          <svg:desc/>
        </draw:page-thumbnail>
        <draw:frame draw:id="id6" presentation:style-name="a68" draw:name="Notes Placeholder 2" svg:x="0.82677in" svg:y="5.55394in" svg:width="6.61378in" svg:height="5.26142in" presentation:class="notes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7" presentation:style-name="a71" draw:name="Header Placeholder 3" svg:x="0in" svg:y="0in" svg:width="3.5878in" svg:height="0.58425in" presentation:class="head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Date Placeholder 4" svg:x="4.67953in" svg:y="0in" svg:width="3.5878in" svg:height="0.58425in" presentation:class="date-time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Footer Placeholder 5" svg:x="0in" svg:y="11.10827in" svg:width="3.5878in" svg:height="0.58425in" presentation:class="foot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Slide Number Placeholder 6" svg:x="4.67953in" svg:y="11.10827in" svg:width="3.5878in" svg:height="0.58425in" presentation:class="page-number" presentation:placeholder="false">
          <draw:text-box>
            <text:p text:style-name="a79" text:class-names="" text:cond-style-name=""><text:span text:style-name="a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2">
      <draw:frame draw:id="id16" presentation:style-name="a86" draw:name="Title 1" svg:x="0.55118in" svg:y="0.32953in" svg:width="9.92087in" svg:height="1.38031in" presentation:class="title" presentation:placeholder="false">
        <draw:text-box>
          <text:p text:style-name="a85" text:class-names="" text:cond-style-name=""><text:span text:style-name="a83" text:class-names="">Click to edit Master title style</text:span><text:span text:style-name="a84" text:class-names=""/></text:p>
        </draw:text-box>
        <svg:title/>
        <svg:desc/>
      </draw:frame>
      <draw:frame draw:id="id17" presentation:style-name="a102" draw:name="Content Placeholder 2" svg:x="0.55118in" svg:y="1.93465in" svg:width="9.92087in" svg:height="4.79488in" presentation:class="object" presentation:placeholder="false">
        <draw:text-box>
          <text:p text:style-name="a88" text:class-names="" text:cond-style-name=""><text:span text:style-name="a87" text:class-names="">Click to edit Master text styles</text:span></text:p>
          <text:list text:style-name="a91">
            <text:list-item>
              <text:list text:style-name="a91">
                <text:list-item>
                  <text:p text:style-name="a90" text:class-names="" text:cond-style-name=""><text:span text:style-name="a89" text:class-names="">Second level</text:span></text:p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p text:style-name="a93" text:class-names="" text:cond-style-name=""><text:span text:style-name="a92" text:class-names="">Third level</text:span></text:p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p text:style-name="a96" text:class-names="" text:cond-style-name=""><text:span text:style-name="a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list text:style-name="a101">
                            <text:list-item>
                              <text:p text:style-name="a100" text:class-names="" text:cond-style-name=""><text:span text:style-name="a98" text:class-names="">Fifth level</text:span><text:span text:style-name="a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5" draw:name="Date Placeholder 3" svg:x="0.55118in" svg:y="7.53189in" svg:width="2.56811in" svg:height="0.57008in" presentation:class="date-time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8" draw:name="Footer Placeholder 4" svg:x="3.77008in" svg:y="7.53189in" svg:width="3.49409in" svg:height="0.57008in" presentation:class="footer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20" presentation:style-name="a111" draw:name="Slide Number Placeholder 5" svg:x="7.90394in" svg:y="7.53189in" svg:width="2.56811in" svg:height="0.57008in" presentation:class="page-number" presentation:placeholder="false">
        <draw:text-box>
          <text:p text:style-name="a110" text:class-names="" text:cond-style-name=""><text:span text:style-name="a109" text:class-names=""><text:page-number style:num-format="1" text:fixed="false"/></text:span></text:p>
        </draw:text-box>
        <svg:title/>
        <svg:desc/>
      </draw:frame>
      <presentation:notes style:page-layout-name="pageLayout2" draw:style-name="a128">
        <draw:page-thumbnail svg:x="1.21063in" svg:y="0.88858in" svg:width="5.84567in" svg:height="4.38425in" presentation:class="page" draw:id="id5" presentation:style-name="a112" draw:name="Slide Image Placeholder 1">
          <svg:title/>
          <svg:desc/>
        </draw:page-thumbnail>
        <draw:frame draw:id="id6" presentation:style-name="a115" draw:name="Notes Placeholder 2" svg:x="0.82677in" svg:y="5.55394in" svg:width="6.61378in" svg:height="5.26142in" presentation:class="notes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7" presentation:style-name="a118" draw:name="Header Placeholder 3" svg:x="0in" svg:y="0in" svg:width="3.5878in" svg:height="0.58425in" presentation:class="header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8" presentation:style-name="a121" draw:name="Date Placeholder 4" svg:x="4.67953in" svg:y="0in" svg:width="3.5878in" svg:height="0.58425in" presentation:class="date-time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9" presentation:style-name="a124" draw:name="Footer Placeholder 5" svg:x="0in" svg:y="11.10827in" svg:width="3.5878in" svg:height="0.58425in" presentation:class="footer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10" presentation:style-name="a127" draw:name="Slide Number Placeholder 6" svg:x="4.67953in" svg:y="11.10827in" svg:width="3.5878in" svg:height="0.58425in" presentation:class="page-number" presentation:placeholder="false">
          <draw:text-box>
            <text:p text:style-name="a126" text:class-names="" text:cond-style-name=""><text:span text:style-name="a1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9">
      <draw:frame draw:id="id21" presentation:style-name="a133" draw:name="Title 1" svg:x="0.75174in" svg:y="2.06076in" svg:width="9.50868in" svg:height="3.43924in" presentation:class="title" presentation:placeholder="false">
        <draw:text-box>
          <text:p text:style-name="a132" text:class-names="" text:cond-style-name=""><text:span text:style-name="a130" text:class-names="">Click to edit Master title style</text:span><text:span text:style-name="a131" text:class-names=""/></text:p>
        </draw:text-box>
        <svg:title/>
        <svg:desc/>
      </draw:frame>
      <draw:frame draw:id="id22" presentation:style-name="a137" draw:name="Text Placeholder 2" svg:x="0.75174in" svg:y="5.53299in" svg:width="9.50868in" svg:height="1.80729in" presentation:class="outline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to edit Master text styles</text:span></text:p>
            </text:list-item>
          </text:list>
        </draw:text-box>
        <svg:title/>
        <svg:desc/>
      </draw:frame>
      <draw:frame draw:id="id23" presentation:style-name="a140" draw:name="Date Placeholder 3" svg:x="0.55118in" svg:y="7.53189in" svg:width="2.56811in" svg:height="0.57008in" presentation:class="date-time" presentation:placeholder="false">
        <draw:text-box>
          <text:p text:style-name="a139" text:class-names="" text:cond-style-name=""><text:span text:style-name="a138" text:class-names=""/></text:p>
        </draw:text-box>
        <svg:title/>
        <svg:desc/>
      </draw:frame>
      <draw:frame draw:id="id24" presentation:style-name="a143" draw:name="Footer Placeholder 4" svg:x="3.77008in" svg:y="7.53189in" svg:width="3.49409in" svg:height="0.5700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5" presentation:style-name="a146" draw:name="Slide Number Placeholder 5" svg:x="7.90394in" svg:y="7.53189in" svg:width="2.56811in" svg:height="0.5700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63">
        <draw:page-thumbnail svg:x="1.21063in" svg:y="0.88858in" svg:width="5.84567in" svg:height="4.38425in" presentation:class="page" draw:id="id5" presentation:style-name="a147" draw:name="Slide Image Placeholder 1">
          <svg:title/>
          <svg:desc/>
        </draw:page-thumbnail>
        <draw:frame draw:id="id6" presentation:style-name="a150" draw:name="Notes Placeholder 2" svg:x="0.82677in" svg:y="5.55394in" svg:width="6.61378in" svg:height="5.26142in" presentation:class="notes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7" presentation:style-name="a153" draw:name="Header Placeholder 3" svg:x="0in" svg:y="0in" svg:width="3.5878in" svg:height="0.58425in" presentation:class="head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8" presentation:style-name="a156" draw:name="Date Placeholder 4" svg:x="4.67953in" svg:y="0in" svg:width="3.5878in" svg:height="0.58425in" presentation:class="date-time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9" presentation:style-name="a159" draw:name="Footer Placeholder 5" svg:x="0in" svg:y="11.10827in" svg:width="3.5878in" svg:height="0.58425in" presentation:class="foot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0" presentation:style-name="a162" draw:name="Slide Number Placeholder 6" svg:x="4.67953in" svg:y="11.10827in" svg:width="3.5878in" svg:height="0.58425in" presentation:class="page-number" presentation:placeholder="false">
          <draw:text-box>
            <text:p text:style-name="a161" text:class-names="" text:cond-style-name=""><text:span text:style-name="a1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4">
      <draw:frame draw:id="id26" presentation:style-name="a168" draw:name="Title 1" svg:x="0.55118in" svg:y="0.32953in" svg:width="9.92087in" svg:height="1.38031in" presentation:class="title" presentation:placeholder="false">
        <draw:text-box>
          <text:p text:style-name="a167" text:class-names="" text:cond-style-name=""><text:span text:style-name="a165" text:class-names="">Click to edit Master title style</text:span><text:span text:style-name="a166" text:class-names=""/></text:p>
        </draw:text-box>
        <svg:title/>
        <svg:desc/>
      </draw:frame>
      <draw:frame draw:id="id27" presentation:style-name="a184" draw:name="Content Placeholder 2" svg:x="0.55035in" svg:y="1.93403in" svg:width="4.87674in" svg:height="4.79514in" presentation:class="object" presentation:placeholder="false">
        <draw:text-box>
          <text:p text:style-name="a170" text:class-names="" text:cond-style-name=""><text:span text:style-name="a169" text:class-names="">Click to edit Master text styles</text:span></text:p>
          <text:list text:style-name="a173">
            <text:list-item>
              <text:list text:style-name="a173">
                <text:list-item>
                  <text:p text:style-name="a172" text:class-names="" text:cond-style-name=""><text:span text:style-name="a171" text:class-names="">Second level</text:span></text:p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p text:style-name="a175" text:class-names="" text:cond-style-name=""><text:span text:style-name="a174" text:class-names="">Third level</text:span></text:p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p text:style-name="a178" text:class-names="" text:cond-style-name=""><text:span text:style-name="a1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0" text:class-names="">Fifth level</text:span><text:span text:style-name="a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0" draw:name="Content Placeholder 3" svg:x="5.59375in" svg:y="1.93403in" svg:width="4.87847in" svg:height="4.79514in" presentation:class="object" presentation:placeholder="false">
        <draw:text-box>
          <text:p text:style-name="a186" text:class-names="" text:cond-style-name=""><text:span text:style-name="a185" text:class-names="">Click to edit Master text styles</text:span></text:p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Second level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Fifth level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3" draw:name="Date Placeholder 4" svg:x="0.55118in" svg:y="7.53189in" svg:width="2.56811in" svg:height="0.57008in" presentation:class="date-time" presentation:placeholder="false">
        <draw:text-box>
          <text:p text:style-name="a202" text:class-names="" text:cond-style-name=""><text:span text:style-name="a201" text:class-names=""/></text:p>
        </draw:text-box>
        <svg:title/>
        <svg:desc/>
      </draw:frame>
      <draw:frame draw:id="id30" presentation:style-name="a206" draw:name="Footer Placeholder 5" svg:x="3.77008in" svg:y="7.53189in" svg:width="3.49409in" svg:height="0.57008in" presentation:class="footer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1" presentation:style-name="a209" draw:name="Slide Number Placeholder 6" svg:x="7.90394in" svg:y="7.53189in" svg:width="2.56811in" svg:height="0.57008in" presentation:class="page-number" presentation:placeholder="false">
        <draw:text-box>
          <text:p text:style-name="a208" text:class-names="" text:cond-style-name=""><text:span text:style-name="a207" text:class-names=""><text:page-number style:num-format="1" text:fixed="false"/></text:span></text:p>
        </draw:text-box>
        <svg:title/>
        <svg:desc/>
      </draw:frame>
      <presentation:notes style:page-layout-name="pageLayout2" draw:style-name="a226">
        <draw:page-thumbnail svg:x="1.21063in" svg:y="0.88858in" svg:width="5.84567in" svg:height="4.38425in" presentation:class="page" draw:id="id5" presentation:style-name="a210" draw:name="Slide Image Placeholder 1">
          <svg:title/>
          <svg:desc/>
        </draw:page-thumbnail>
        <draw:frame draw:id="id6" presentation:style-name="a213" draw:name="Notes Placeholder 2" svg:x="0.82677in" svg:y="5.55394in" svg:width="6.61378in" svg:height="5.26142in" presentation:class="notes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7" presentation:style-name="a216" draw:name="Header Placeholder 3" svg:x="0in" svg:y="0in" svg:width="3.5878in" svg:height="0.58425in" presentation:class="header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8" presentation:style-name="a219" draw:name="Date Placeholder 4" svg:x="4.67953in" svg:y="0in" svg:width="3.5878in" svg:height="0.58425in" presentation:class="date-time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9" presentation:style-name="a222" draw:name="Footer Placeholder 5" svg:x="0in" svg:y="11.10827in" svg:width="3.5878in" svg:height="0.58425in" presentation:class="footer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10" presentation:style-name="a225" draw:name="Slide Number Placeholder 6" svg:x="4.67953in" svg:y="11.10827in" svg:width="3.5878in" svg:height="0.58425in" presentation:class="page-number" presentation:placeholder="false">
          <draw:text-box>
            <text:p text:style-name="a224" text:class-names="" text:cond-style-name=""><text:span text:style-name="a2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27">
      <draw:frame draw:id="id32" presentation:style-name="a231" draw:name="Title 1" svg:x="0.75868in" svg:y="0.44097in" svg:width="9.50868in" svg:height="1.59722in" presentation:class="title" presentation:placeholder="false">
        <draw:text-box>
          <text:p text:style-name="a230" text:class-names="" text:cond-style-name=""><text:span text:style-name="a228" text:class-names="">Click to edit Master title style</text:span><text:span text:style-name="a229" text:class-names=""/></text:p>
        </draw:text-box>
        <svg:title/>
        <svg:desc/>
      </draw:frame>
      <draw:frame draw:id="id33" presentation:style-name="a235" draw:name="Text Placeholder 2" svg:x="0.75868in" svg:y="2.02604in" svg:width="4.66493in" svg:height="0.99306in" presentation:class="outline" presentation:placeholder="false">
        <draw:text-box>
          <text:list text:style-name="a234">
            <text:list-item>
              <text:p text:style-name="a233" text:class-names="" text:cond-style-name=""><text:span text:style-name="a232" text:class-names="">Click to edit Master text styles</text:span></text:p>
            </text:list-item>
          </text:list>
        </draw:text-box>
        <svg:title/>
        <svg:desc/>
      </draw:frame>
      <draw:frame draw:id="id34" presentation:style-name="a251" draw:name="Content Placeholder 3" svg:x="0.75868in" svg:y="3.0191in" svg:width="4.66493in" svg:height="4.44271in" presentation:class="object" presentation:placeholder="false">
        <draw:text-box>
          <text:p text:style-name="a237" text:class-names="" text:cond-style-name=""><text:span text:style-name="a236" text:class-names="">Click to edit Master text styles</text:span></text:p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list text:style-name="a250">
                            <text:list-item>
                              <text:p text:style-name="a249" text:class-names="" text:cond-style-name=""><text:span text:style-name="a247" text:class-names="">Fifth level</text:span><text:span text:style-name="a2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5" draw:name="Text Placeholder 4" svg:x="5.5816in" svg:y="2.02604in" svg:width="4.68576in" svg:height="0.99306in" presentation:class="outline" presentation:placeholder="false">
        <draw:text-box>
          <text:list text:style-name="a254">
            <text:list-item>
              <text:p text:style-name="a253" text:class-names="" text:cond-style-name=""><text:span text:style-name="a252" text:class-names="">Click to edit Master text styles</text:span></text:p>
            </text:list-item>
          </text:list>
        </draw:text-box>
        <svg:title/>
        <svg:desc/>
      </draw:frame>
      <draw:frame draw:id="id36" presentation:style-name="a271" draw:name="Content Placeholder 5" svg:x="5.5816in" svg:y="3.0191in" svg:width="4.68576in" svg:height="4.44271in" presentation:class="object" presentation:placeholder="false">
        <draw:text-box>
          <text:p text:style-name="a257" text:class-names="" text:cond-style-name=""><text:span text:style-name="a256" text:class-names="">Click to edit Master text styles</text:span></text:p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4" draw:name="Date Placeholder 6" svg:x="0.55118in" svg:y="7.53189in" svg:width="2.56811in" svg:height="0.57008in" presentation:class="date-time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38" presentation:style-name="a277" draw:name="Footer Placeholder 7" svg:x="3.77008in" svg:y="7.53189in" svg:width="3.49409in" svg:height="0.57008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9" presentation:style-name="a280" draw:name="Slide Number Placeholder 8" svg:x="7.90394in" svg:y="7.53189in" svg:width="2.56811in" svg:height="0.57008in" presentation:class="page-number" presentation:placeholder="false">
        <draw:text-box>
          <text:p text:style-name="a279" text:class-names="" text:cond-style-name=""><text:span text:style-name="a278" text:class-names=""><text:page-number style:num-format="1" text:fixed="false"/></text:span></text:p>
        </draw:text-box>
        <svg:title/>
        <svg:desc/>
      </draw:frame>
      <presentation:notes style:page-layout-name="pageLayout2" draw:style-name="a297">
        <draw:page-thumbnail svg:x="1.21063in" svg:y="0.88858in" svg:width="5.84567in" svg:height="4.38425in" presentation:class="page" draw:id="id5" presentation:style-name="a281" draw:name="Slide Image Placeholder 1">
          <svg:title/>
          <svg:desc/>
        </draw:page-thumbnail>
        <draw:frame draw:id="id6" presentation:style-name="a284" draw:name="Notes Placeholder 2" svg:x="0.82677in" svg:y="5.55394in" svg:width="6.61378in" svg:height="5.26142in" presentation:class="notes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7" presentation:style-name="a287" draw:name="Header Placeholder 3" svg:x="0in" svg:y="0in" svg:width="3.5878in" svg:height="0.58425in" presentation:class="head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8" presentation:style-name="a290" draw:name="Date Placeholder 4" svg:x="4.67953in" svg:y="0in" svg:width="3.5878in" svg:height="0.58425in" presentation:class="date-time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9" presentation:style-name="a293" draw:name="Footer Placeholder 5" svg:x="0in" svg:y="11.10827in" svg:width="3.5878in" svg:height="0.58425in" presentation:class="foot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10" presentation:style-name="a296" draw:name="Slide Number Placeholder 6" svg:x="4.67953in" svg:y="11.10827in" svg:width="3.5878in" svg:height="0.58425in" presentation:class="page-number" presentation:placeholder="false">
          <draw:text-box>
            <text:p text:style-name="a295" text:class-names="" text:cond-style-name=""><text:span text:style-name="a2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98">
      <draw:frame draw:id="id40" presentation:style-name="a302" draw:name="Title 1" svg:x="0.55118in" svg:y="0.32953in" svg:width="9.92087in" svg:height="1.38031in" presentation:class="title" presentation:placeholder="false">
        <draw:text-box>
          <text:p text:style-name="a301" text:class-names="" text:cond-style-name=""><text:span text:style-name="a299" text:class-names="">Click to edit Master title style</text:span><text:span text:style-name="a300" text:class-names=""/></text:p>
        </draw:text-box>
        <svg:title/>
        <svg:desc/>
      </draw:frame>
      <draw:frame draw:id="id41" presentation:style-name="a305" draw:name="Date Placeholder 2" svg:x="0.55118in" svg:y="7.53189in" svg:width="2.56811in" svg:height="0.57008in" presentation:class="date-time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2" presentation:style-name="a308" draw:name="Footer Placeholder 3" svg:x="3.77008in" svg:y="7.53189in" svg:width="3.49409in" svg:height="0.5700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43" presentation:style-name="a311" draw:name="Slide Number Placeholder 4" svg:x="7.90394in" svg:y="7.53189in" svg:width="2.56811in" svg:height="0.5700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28">
        <draw:page-thumbnail svg:x="1.21063in" svg:y="0.88858in" svg:width="5.84567in" svg:height="4.38425in" presentation:class="page" draw:id="id5" presentation:style-name="a312" draw:name="Slide Image Placeholder 1">
          <svg:title/>
          <svg:desc/>
        </draw:page-thumbnail>
        <draw:frame draw:id="id6" presentation:style-name="a315" draw:name="Notes Placeholder 2" svg:x="0.82677in" svg:y="5.55394in" svg:width="6.61378in" svg:height="5.26142in" presentation:class="notes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7" presentation:style-name="a318" draw:name="Header Placeholder 3" svg:x="0in" svg:y="0in" svg:width="3.5878in" svg:height="0.58425in" presentation:class="head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8" presentation:style-name="a321" draw:name="Date Placeholder 4" svg:x="4.67953in" svg:y="0in" svg:width="3.5878in" svg:height="0.58425in" presentation:class="date-time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9" presentation:style-name="a324" draw:name="Footer Placeholder 5" svg:x="0in" svg:y="11.10827in" svg:width="3.5878in" svg:height="0.58425in" presentation:class="foot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10" presentation:style-name="a327" draw:name="Slide Number Placeholder 6" svg:x="4.67953in" svg:y="11.10827in" svg:width="3.5878in" svg:height="0.58425in" presentation:class="page-number" presentation:placeholder="false">
          <draw:text-box>
            <text:p text:style-name="a326" text:class-names="" text:cond-style-name=""><text:span text:style-name="a3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29">
      <draw:frame draw:id="id44" presentation:style-name="a332" draw:name="Date Placeholder 1" svg:x="0.55118in" svg:y="7.53189in" svg:width="2.56811in" svg:height="0.57008in" presentation:class="date-time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45" presentation:style-name="a335" draw:name="Footer Placeholder 2" svg:x="3.77008in" svg:y="7.53189in" svg:width="3.49409in" svg:height="0.57008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46" presentation:style-name="a338" draw:name="Slide Number Placeholder 3" svg:x="7.90394in" svg:y="7.53189in" svg:width="2.56811in" svg:height="0.57008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  <presentation:notes style:page-layout-name="pageLayout2" draw:style-name="a355">
        <draw:page-thumbnail svg:x="1.21063in" svg:y="0.88858in" svg:width="5.84567in" svg:height="4.38425in" presentation:class="page" draw:id="id5" presentation:style-name="a339" draw:name="Slide Image Placeholder 1">
          <svg:title/>
          <svg:desc/>
        </draw:page-thumbnail>
        <draw:frame draw:id="id6" presentation:style-name="a342" draw:name="Notes Placeholder 2" svg:x="0.82677in" svg:y="5.55394in" svg:width="6.61378in" svg:height="5.26142in" presentation:class="notes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7" presentation:style-name="a345" draw:name="Header Placeholder 3" svg:x="0in" svg:y="0in" svg:width="3.5878in" svg:height="0.58425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8" presentation:style-name="a348" draw:name="Date Placeholder 4" svg:x="4.67953in" svg:y="0in" svg:width="3.5878in" svg:height="0.58425in" presentation:class="date-time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9" presentation:style-name="a351" draw:name="Footer Placeholder 5" svg:x="0in" svg:y="11.10827in" svg:width="3.5878in" svg:height="0.58425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0" presentation:style-name="a354" draw:name="Slide Number Placeholder 6" svg:x="4.67953in" svg:y="11.10827in" svg:width="3.5878in" svg:height="0.58425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56">
      <draw:frame draw:id="id47" presentation:style-name="a360" draw:name="Title 1" svg:x="0.75868in" svg:y="0.55035in" svg:width="3.55556in" svg:height="1.93056in" presentation:class="title" presentation:placeholder="false">
        <draw:text-box>
          <text:p text:style-name="a359" text:class-names="" text:cond-style-name=""><text:span text:style-name="a357" text:class-names="">Click to edit Master title style</text:span><text:span text:style-name="a358" text:class-names=""/></text:p>
        </draw:text-box>
        <svg:title/>
        <svg:desc/>
      </draw:frame>
      <draw:frame draw:id="id48" presentation:style-name="a376" draw:name="Content Placeholder 2" svg:x="4.6875in" svg:y="1.19097in" svg:width="5.57986in" svg:height="5.875in" presentation:class="object" presentation:placeholder="false">
        <draw:text-box>
          <text:p text:style-name="a362" text:class-names="" text:cond-style-name=""><text:span text:style-name="a361" text:class-names="">Click to edit Master text styles</text:span></text:p>
          <text:list text:style-name="a365">
            <text:list-item>
              <text:list text:style-name="a365">
                <text:list-item>
                  <text:p text:style-name="a364" text:class-names="" text:cond-style-name=""><text:span text:style-name="a363" text:class-names="">Second level</text:span></text:p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p text:style-name="a367" text:class-names="" text:cond-style-name=""><text:span text:style-name="a366" text:class-names="">Third level</text:span></text:p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p text:style-name="a370" text:class-names="" text:cond-style-name=""><text:span text:style-name="a3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list text:style-name="a375">
                            <text:list-item>
                              <text:p text:style-name="a374" text:class-names="" text:cond-style-name=""><text:span text:style-name="a372" text:class-names="">Fifth level</text:span><text:span text:style-name="a3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0" draw:name="Text Placeholder 3" svg:x="0.75868in" svg:y="2.4809in" svg:width="3.55556in" svg:height="4.59375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Click to edit Master text styles</text:span></text:p>
            </text:list-item>
          </text:list>
        </draw:text-box>
        <svg:title/>
        <svg:desc/>
      </draw:frame>
      <draw:frame draw:id="id50" presentation:style-name="a383" draw:name="Date Placeholder 4" svg:x="0.55118in" svg:y="7.53189in" svg:width="2.56811in" svg:height="0.57008in" presentation:class="date-time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51" presentation:style-name="a386" draw:name="Footer Placeholder 5" svg:x="3.77008in" svg:y="7.53189in" svg:width="3.49409in" svg:height="0.57008in" presentation:class="footer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52" presentation:style-name="a389" draw:name="Slide Number Placeholder 6" svg:x="7.90394in" svg:y="7.53189in" svg:width="2.56811in" svg:height="0.57008in" presentation:class="page-number" presentation:placeholder="false">
        <draw:text-box>
          <text:p text:style-name="a388" text:class-names="" text:cond-style-name=""><text:span text:style-name="a387" text:class-names=""><text:page-number style:num-format="1" text:fixed="false"/></text:span></text:p>
        </draw:text-box>
        <svg:title/>
        <svg:desc/>
      </draw:frame>
      <presentation:notes style:page-layout-name="pageLayout2" draw:style-name="a406">
        <draw:page-thumbnail svg:x="1.21063in" svg:y="0.88858in" svg:width="5.84567in" svg:height="4.38425in" presentation:class="page" draw:id="id5" presentation:style-name="a390" draw:name="Slide Image Placeholder 1">
          <svg:title/>
          <svg:desc/>
        </draw:page-thumbnail>
        <draw:frame draw:id="id6" presentation:style-name="a393" draw:name="Notes Placeholder 2" svg:x="0.82677in" svg:y="5.55394in" svg:width="6.61378in" svg:height="5.26142in" presentation:class="notes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7" presentation:style-name="a396" draw:name="Header Placeholder 3" svg:x="0in" svg:y="0in" svg:width="3.5878in" svg:height="0.58425in" presentation:class="head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8" presentation:style-name="a399" draw:name="Date Placeholder 4" svg:x="4.67953in" svg:y="0in" svg:width="3.5878in" svg:height="0.58425in" presentation:class="date-time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9" presentation:style-name="a402" draw:name="Footer Placeholder 5" svg:x="0in" svg:y="11.10827in" svg:width="3.5878in" svg:height="0.58425in" presentation:class="foot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0" presentation:style-name="a405" draw:name="Slide Number Placeholder 6" svg:x="4.67953in" svg:y="11.10827in" svg:width="3.5878in" svg:height="0.58425in" presentation:class="page-number" presentation:placeholder="false">
          <draw:text-box>
            <text:p text:style-name="a404" text:class-names="" text:cond-style-name=""><text:span text:style-name="a4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07">
      <draw:frame draw:id="id53" presentation:style-name="a411" draw:name="Title 1" svg:x="0.75868in" svg:y="0.55035in" svg:width="3.55556in" svg:height="1.93056in" presentation:class="title" presentation:placeholder="false">
        <draw:text-box>
          <text:p text:style-name="a410" text:class-names="" text:cond-style-name=""><text:span text:style-name="a408" text:class-names="">Click to edit Master title style</text:span><text:span text:style-name="a409" text:class-names=""/></text:p>
        </draw:text-box>
        <svg:title/>
        <svg:desc/>
      </draw:frame>
      <draw:frame draw:id="id54" presentation:style-name="a414" draw:name="Picture Placeholder 2" svg:x="4.6875in" svg:y="1.19097in" svg:width="5.57986in" svg:height="5.875in" presentation:class="graphic" presentation:placeholder="false">
        <draw:text-box>
          <text:p text:style-name="a413" text:class-names="" text:cond-style-name=""><text:span text:style-name="a412" text:class-names=""/></text:p>
        </draw:text-box>
        <svg:title/>
        <svg:desc/>
      </draw:frame>
      <draw:frame draw:id="id55" presentation:style-name="a418" draw:name="Text Placeholder 3" svg:x="0.75868in" svg:y="2.4809in" svg:width="3.55556in" svg:height="4.59375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Click to edit Master text styles</text:span></text:p>
            </text:list-item>
          </text:list>
        </draw:text-box>
        <svg:title/>
        <svg:desc/>
      </draw:frame>
      <draw:frame draw:id="id56" presentation:style-name="a421" draw:name="Date Placeholder 4" svg:x="0.55118in" svg:y="7.53189in" svg:width="2.56811in" svg:height="0.57008in" presentation:class="date-time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57" presentation:style-name="a424" draw:name="Footer Placeholder 5" svg:x="3.77008in" svg:y="7.53189in" svg:width="3.49409in" svg:height="0.57008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58" presentation:style-name="a427" draw:name="Slide Number Placeholder 6" svg:x="7.90394in" svg:y="7.53189in" svg:width="2.56811in" svg:height="0.57008in" presentation:class="page-number" presentation:placeholder="false">
        <draw:text-box>
          <text:p text:style-name="a426" text:class-names="" text:cond-style-name=""><text:span text:style-name="a425" text:class-names=""><text:page-number style:num-format="1" text:fixed="false"/></text:span></text:p>
        </draw:text-box>
        <svg:title/>
        <svg:desc/>
      </draw:frame>
      <presentation:notes style:page-layout-name="pageLayout2" draw:style-name="a444">
        <draw:page-thumbnail svg:x="1.21063in" svg:y="0.88858in" svg:width="5.84567in" svg:height="4.38425in" presentation:class="page" draw:id="id5" presentation:style-name="a428" draw:name="Slide Image Placeholder 1">
          <svg:title/>
          <svg:desc/>
        </draw:page-thumbnail>
        <draw:frame draw:id="id6" presentation:style-name="a431" draw:name="Notes Placeholder 2" svg:x="0.82677in" svg:y="5.55394in" svg:width="6.61378in" svg:height="5.26142in" presentation:class="notes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7" presentation:style-name="a434" draw:name="Header Placeholder 3" svg:x="0in" svg:y="0in" svg:width="3.5878in" svg:height="0.58425in" presentation:class="head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8" presentation:style-name="a437" draw:name="Date Placeholder 4" svg:x="4.67953in" svg:y="0in" svg:width="3.5878in" svg:height="0.58425in" presentation:class="date-time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9" presentation:style-name="a440" draw:name="Footer Placeholder 5" svg:x="0in" svg:y="11.10827in" svg:width="3.5878in" svg:height="0.58425in" presentation:class="foot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10" presentation:style-name="a443" draw:name="Slide Number Placeholder 6" svg:x="4.67953in" svg:y="11.10827in" svg:width="3.5878in" svg:height="0.58425in" presentation:class="page-number" presentation:placeholder="false">
          <draw:text-box>
            <text:p text:style-name="a442" text:class-names="" text:cond-style-name=""><text:span text:style-name="a4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45">
      <draw:frame draw:id="id59" presentation:style-name="a449" draw:name="Title 1" svg:x="0.55118in" svg:y="0.32953in" svg:width="9.92087in" svg:height="1.38031in" presentation:class="title" presentation:placeholder="false">
        <draw:text-box>
          <text:p text:style-name="a448" text:class-names="" text:cond-style-name=""><text:span text:style-name="a446" text:class-names="">Click to edit Master title style</text:span><text:span text:style-name="a447" text:class-names=""/></text:p>
        </draw:text-box>
        <svg:title/>
        <svg:desc/>
      </draw:frame>
      <draw:frame draw:id="id60" presentation:style-name="a466" draw:name="Vertical Text Placeholder 2" svg:x="0.55118in" svg:y="1.93465in" svg:width="9.92087in" svg:height="4.79488in" presentation:class="outline" presentation:placeholder="false">
        <draw:text-box>
          <text:list text:style-name="a452">
            <text:list-item>
              <text:p text:style-name="a451" text:class-names="" text:cond-style-name=""><text:span text:style-name="a450" text:class-names="">Click to edit Master text styles</text:span></text:p>
            </text:list-item>
          </text:list>
          <text:list text:style-name="a455">
            <text:list-item>
              <text:list text:style-name="a455">
                <text:list-item>
                  <text:p text:style-name="a454" text:class-names="" text:cond-style-name=""><text:span text:style-name="a453" text:class-names="">Second level</text:span></text:p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p text:style-name="a457" text:class-names="" text:cond-style-name=""><text:span text:style-name="a456" text:class-names="">Third level</text:span></text:p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p text:style-name="a460" text:class-names="" text:cond-style-name=""><text:span text:style-name="a4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list text:style-name="a465">
                        <text:list-item>
                          <text:list text:style-name="a465">
                            <text:list-item>
                              <text:p text:style-name="a464" text:class-names="" text:cond-style-name=""><text:span text:style-name="a462" text:class-names="">Fifth level</text:span><text:span text:style-name="a4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9" draw:name="Date Placeholder 3" svg:x="0.55118in" svg:y="7.53189in" svg:width="2.56811in" svg:height="0.57008in" presentation:class="date-time" presentation:placeholder="false">
        <draw:text-box>
          <text:p text:style-name="a468" text:class-names="" text:cond-style-name=""><text:span text:style-name="a467" text:class-names=""/></text:p>
        </draw:text-box>
        <svg:title/>
        <svg:desc/>
      </draw:frame>
      <draw:frame draw:id="id62" presentation:style-name="a472" draw:name="Footer Placeholder 4" svg:x="3.77008in" svg:y="7.53189in" svg:width="3.49409in" svg:height="0.57008in" presentation:class="footer" presentation:placeholder="false">
        <draw:text-box>
          <text:p text:style-name="a471" text:class-names="" text:cond-style-name=""><text:span text:style-name="a470" text:class-names=""/></text:p>
        </draw:text-box>
        <svg:title/>
        <svg:desc/>
      </draw:frame>
      <draw:frame draw:id="id63" presentation:style-name="a475" draw:name="Slide Number Placeholder 5" svg:x="7.90394in" svg:y="7.53189in" svg:width="2.56811in" svg:height="0.57008in" presentation:class="page-number" presentation:placeholder="false">
        <draw:text-box>
          <text:p text:style-name="a474" text:class-names="" text:cond-style-name=""><text:span text:style-name="a473" text:class-names=""><text:page-number style:num-format="1" text:fixed="false"/></text:span></text:p>
        </draw:text-box>
        <svg:title/>
        <svg:desc/>
      </draw:frame>
      <presentation:notes style:page-layout-name="pageLayout2" draw:style-name="a492">
        <draw:page-thumbnail svg:x="1.21063in" svg:y="0.88858in" svg:width="5.84567in" svg:height="4.38425in" presentation:class="page" draw:id="id5" presentation:style-name="a476" draw:name="Slide Image Placeholder 1">
          <svg:title/>
          <svg:desc/>
        </draw:page-thumbnail>
        <draw:frame draw:id="id6" presentation:style-name="a479" draw:name="Notes Placeholder 2" svg:x="0.82677in" svg:y="5.55394in" svg:width="6.61378in" svg:height="5.26142in" presentation:class="notes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7" presentation:style-name="a482" draw:name="Header Placeholder 3" svg:x="0in" svg:y="0in" svg:width="3.5878in" svg:height="0.58425in" presentation:class="head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8" presentation:style-name="a485" draw:name="Date Placeholder 4" svg:x="4.67953in" svg:y="0in" svg:width="3.5878in" svg:height="0.58425in" presentation:class="date-time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9" presentation:style-name="a488" draw:name="Footer Placeholder 5" svg:x="0in" svg:y="11.10827in" svg:width="3.5878in" svg:height="0.58425in" presentation:class="footer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frame draw:id="id10" presentation:style-name="a491" draw:name="Slide Number Placeholder 6" svg:x="4.67953in" svg:y="11.10827in" svg:width="3.5878in" svg:height="0.58425in" presentation:class="page-number" presentation:placeholder="false">
          <draw:text-box>
            <text:p text:style-name="a490" text:class-names="" text:cond-style-name=""><text:span text:style-name="a4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93">
      <draw:frame draw:id="id64" presentation:style-name="a497" draw:name="Vertical Title 1" svg:x="7.99306in" svg:y="0.32986in" svg:width="2.47917in" svg:height="6.39931in" presentation:class="title" presentation:placeholder="false">
        <draw:text-box>
          <text:p text:style-name="a496" text:class-names="" text:cond-style-name=""><text:span text:style-name="a494" text:class-names="">Click to edit Master title style</text:span><text:span text:style-name="a495" text:class-names=""/></text:p>
        </draw:text-box>
        <svg:title/>
        <svg:desc/>
      </draw:frame>
      <draw:frame draw:id="id65" presentation:style-name="a514" draw:name="Vertical Text Placeholder 2" svg:x="0.55035in" svg:y="0.32986in" svg:width="7.27604in" svg:height="6.39931in" presentation:class="outline" presentation:placeholder="false">
        <draw:text-box>
          <text:list text:style-name="a500">
            <text:list-item>
              <text:p text:style-name="a499" text:class-names="" text:cond-style-name=""><text:span text:style-name="a498" text:class-names="">Click to edit Master text styles</text:span></text:p>
            </text:list-item>
          </text:list>
          <text:list text:style-name="a503">
            <text:list-item>
              <text:list text:style-name="a503">
                <text:list-item>
                  <text:p text:style-name="a502" text:class-names="" text:cond-style-name=""><text:span text:style-name="a501" text:class-names="">Second level</text:span></text:p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p text:style-name="a505" text:class-names="" text:cond-style-name=""><text:span text:style-name="a504" text:class-names="">Third level</text:span></text:p>
                    </text:list-item>
                  </text:list>
                </text:list-item>
              </text:list>
            </text:list-item>
          </text:list>
          <text:list text:style-name="a509">
            <text:list-item>
              <text:list text:style-name="a509">
                <text:list-item>
                  <text:list text:style-name="a509">
                    <text:list-item>
                      <text:list text:style-name="a509">
                        <text:list-item>
                          <text:p text:style-name="a508" text:class-names="" text:cond-style-name=""><text:span text:style-name="a5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0" text:class-names="">Fifth level</text:span><text:span text:style-name="a5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7" draw:name="Date Placeholder 3" svg:x="0.55118in" svg:y="7.53189in" svg:width="2.56811in" svg:height="0.57008in" presentation:class="date-time" presentation:placeholder="false">
        <draw:text-box>
          <text:p text:style-name="a516" text:class-names="" text:cond-style-name=""><text:span text:style-name="a515" text:class-names=""/></text:p>
        </draw:text-box>
        <svg:title/>
        <svg:desc/>
      </draw:frame>
      <draw:frame draw:id="id67" presentation:style-name="a520" draw:name="Footer Placeholder 4" svg:x="3.77008in" svg:y="7.53189in" svg:width="3.49409in" svg:height="0.57008in" presentation:class="footer" presentation:placeholder="false">
        <draw:text-box>
          <text:p text:style-name="a519" text:class-names="" text:cond-style-name=""><text:span text:style-name="a518" text:class-names=""/></text:p>
        </draw:text-box>
        <svg:title/>
        <svg:desc/>
      </draw:frame>
      <draw:frame draw:id="id68" presentation:style-name="a523" draw:name="Slide Number Placeholder 5" svg:x="7.90394in" svg:y="7.53189in" svg:width="2.56811in" svg:height="0.57008in" presentation:class="page-number" presentation:placeholder="false">
        <draw:text-box>
          <text:p text:style-name="a522" text:class-names="" text:cond-style-name=""><text:span text:style-name="a521" text:class-names=""><text:page-number style:num-format="1" text:fixed="false"/></text:span></text:p>
        </draw:text-box>
        <svg:title/>
        <svg:desc/>
      </draw:frame>
      <presentation:notes style:page-layout-name="pageLayout2" draw:style-name="a540">
        <draw:page-thumbnail svg:x="1.21063in" svg:y="0.88858in" svg:width="5.84567in" svg:height="4.38425in" presentation:class="page" draw:id="id5" presentation:style-name="a524" draw:name="Slide Image Placeholder 1">
          <svg:title/>
          <svg:desc/>
        </draw:page-thumbnail>
        <draw:frame draw:id="id6" presentation:style-name="a527" draw:name="Notes Placeholder 2" svg:x="0.82677in" svg:y="5.55394in" svg:width="6.61378in" svg:height="5.26142in" presentation:class="notes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7" presentation:style-name="a530" draw:name="Header Placeholder 3" svg:x="0in" svg:y="0in" svg:width="3.5878in" svg:height="0.58425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8" presentation:style-name="a533" draw:name="Date Placeholder 4" svg:x="4.67953in" svg:y="0in" svg:width="3.5878in" svg:height="0.58425in" presentation:class="date-time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9" presentation:style-name="a536" draw:name="Footer Placeholder 5" svg:x="0in" svg:y="11.10827in" svg:width="3.5878in" svg:height="0.58425in" presentation:class="foot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10" presentation:style-name="a539" draw:name="Slide Number Placeholder 6" svg:x="4.67953in" svg:y="11.10827in" svg:width="3.5878in" svg:height="0.58425in" presentation:class="page-number" presentation:placeholder="false">
          <draw:text-box>
            <text:p text:style-name="a538" text:class-names="" text:cond-style-name=""><text:span text:style-name="a5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Default" style:page-layout-name="pageLayout1" draw:style-name="a541">
      <draw:frame draw:id="id69" presentation:style-name="a544" draw:name="Title Placeholder 1" svg:x="0.55118in" svg:y="0.32953in" svg:width="9.92087in" svg:height="1.38031in" presentation:class="title" presentation:placeholder="false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70" presentation:style-name="a561" draw:name="Text Placeholder 2" svg:x="0.55118in" svg:y="1.93465in" svg:width="9.92087in" svg:height="4.79488in" presentation:class="outline" presentation:placeholder="false">
        <draw:text-box>
          <text:list text:style-name="a547">
            <text:list-item>
              <text:p text:style-name="a546" text:class-names="" text:cond-style-name=""><text:span text:style-name="a545" text:class-names="">Click to edit Master text styles</text:span></text:p>
            </text:list-item>
          </text:list>
          <text:list text:style-name="a550">
            <text:list-item>
              <text:list text:style-name="a550">
                <text:list-item>
                  <text:p text:style-name="a549" text:class-names="" text:cond-style-name=""><text:span text:style-name="a548" text:class-names="">Second level</text:span></text:p>
                </text:list-item>
              </text:list>
            </text:list-item>
          </text:list>
          <text:list text:style-name="a553">
            <text:list-item>
              <text:list text:style-name="a553">
                <text:list-item>
                  <text:list text:style-name="a553">
                    <text:list-item>
                      <text:p text:style-name="a552" text:class-names="" text:cond-style-name=""><text:span text:style-name="a551" text:class-names="">Third level</text:span></text:p>
                    </text:list-item>
                  </text:list>
                </text:list-item>
              </text:list>
            </text:list-item>
          </text:list>
          <text:list text:style-name="a556">
            <text:list-item>
              <text:list text:style-name="a556">
                <text:list-item>
                  <text:list text:style-name="a556">
                    <text:list-item>
                      <text:list text:style-name="a556">
                        <text:list-item>
                          <text:p text:style-name="a555" text:class-names="" text:cond-style-name=""><text:span text:style-name="a5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0">
            <text:list-item>
              <text:list text:style-name="a560">
                <text:list-item>
                  <text:list text:style-name="a560">
                    <text:list-item>
                      <text:list text:style-name="a560">
                        <text:list-item>
                          <text:list text:style-name="a560">
                            <text:list-item>
                              <text:p text:style-name="a559" text:class-names="" text:cond-style-name=""><text:span text:style-name="a557" text:class-names="">Fifth level</text:span><text:span text:style-name="a5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78">
        <draw:page-thumbnail svg:x="1.21063in" svg:y="0.88858in" svg:width="5.84567in" svg:height="4.38425in" presentation:class="page" draw:id="id5" presentation:style-name="a562" draw:name="Slide Image Placeholder 1">
          <svg:title/>
          <svg:desc/>
        </draw:page-thumbnail>
        <draw:frame draw:id="id6" presentation:style-name="a565" draw:name="Notes Placeholder 2" svg:x="0.82677in" svg:y="5.55394in" svg:width="6.61378in" svg:height="5.26142in" presentation:class="notes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7" presentation:style-name="a568" draw:name="Header Placeholder 3" svg:x="0in" svg:y="0in" svg:width="3.5878in" svg:height="0.58425in" presentation:class="header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8" presentation:style-name="a571" draw:name="Date Placeholder 4" svg:x="4.67953in" svg:y="0in" svg:width="3.5878in" svg:height="0.58425in" presentation:class="date-time" presentation:placeholder="false">
          <draw:text-box>
            <text:p text:style-name="a570" text:class-names="" text:cond-style-name=""><text:span text:style-name="a569" text:class-names=""/></text:p>
          </draw:text-box>
          <svg:title/>
          <svg:desc/>
        </draw:frame>
        <draw:frame draw:id="id9" presentation:style-name="a574" draw:name="Footer Placeholder 5" svg:x="0in" svg:y="11.10827in" svg:width="3.5878in" svg:height="0.58425in" presentation:class="footer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10" presentation:style-name="a577" draw:name="Slide Number Placeholder 6" svg:x="4.67953in" svg:y="11.10827in" svg:width="3.5878in" svg:height="0.58425in" presentation:class="page-number" presentation:placeholder="false">
          <draw:text-box>
            <text:p text:style-name="a576" text:class-names="" text:cond-style-name=""><text:span text:style-name="a5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579">
      <draw:frame draw:id="id71" presentation:style-name="a583" draw:name="Title 1" svg:x="1.37847in" svg:y="1.35243in" svg:width="8.26736in" svg:height="2.87847in" presentation:class="title" presentation:placeholder="false">
        <draw:text-box>
          <text:p text:style-name="a582" text:class-names="" text:cond-style-name=""><text:span text:style-name="a580" text:class-names="">Click to edit Master title style</text:span><text:span text:style-name="a581" text:class-names=""/></text:p>
        </draw:text-box>
        <svg:title/>
        <svg:desc/>
      </draw:frame>
      <draw:frame draw:id="id72" presentation:style-name="a587" draw:name="Subtitle 2" svg:x="1.37847in" svg:y="4.34201in" svg:width="8.26736in" svg:height="1.99653in" presentation:class="subtitle" presentation:placeholder="false">
        <draw:text-box>
          <text:p text:style-name="a586" text:class-names="" text:cond-style-name=""><text:span text:style-name="a584" text:class-names="">Click to edit Master subtitle style</text:span><text:span text:style-name="a585" text:class-names=""/></text:p>
        </draw:text-box>
        <svg:title/>
        <svg:desc/>
      </draw:frame>
      <presentation:notes style:page-layout-name="pageLayout2" draw:style-name="a604">
        <draw:page-thumbnail svg:x="1.21063in" svg:y="0.88858in" svg:width="5.84567in" svg:height="4.38425in" presentation:class="page" draw:id="id5" presentation:style-name="a588" draw:name="Slide Image Placeholder 1">
          <svg:title/>
          <svg:desc/>
        </draw:page-thumbnail>
        <draw:frame draw:id="id6" presentation:style-name="a591" draw:name="Notes Placeholder 2" svg:x="0.82677in" svg:y="5.55394in" svg:width="6.61378in" svg:height="5.26142in" presentation:class="notes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7" presentation:style-name="a594" draw:name="Header Placeholder 3" svg:x="0in" svg:y="0in" svg:width="3.5878in" svg:height="0.58425in" presentation:class="header" presentation:placeholder="false">
          <draw:text-box>
            <text:p text:style-name="a593" text:class-names="" text:cond-style-name=""><text:span text:style-name="a592" text:class-names=""/></text:p>
          </draw:text-box>
          <svg:title/>
          <svg:desc/>
        </draw:frame>
        <draw:frame draw:id="id8" presentation:style-name="a597" draw:name="Date Placeholder 4" svg:x="4.67953in" svg:y="0in" svg:width="3.5878in" svg:height="0.58425in" presentation:class="date-time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9" presentation:style-name="a600" draw:name="Footer Placeholder 5" svg:x="0in" svg:y="11.10827in" svg:width="3.5878in" svg:height="0.58425in" presentation:class="footer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10" presentation:style-name="a603" draw:name="Slide Number Placeholder 6" svg:x="4.67953in" svg:y="11.10827in" svg:width="3.5878in" svg:height="0.58425in" presentation:class="page-number" presentation:placeholder="false">
          <draw:text-box>
            <text:p text:style-name="a602" text:class-names="" text:cond-style-name=""><text:span text:style-name="a6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05">
      <draw:frame draw:id="id73" presentation:style-name="a609" draw:name="Title 1" svg:x="0.55118in" svg:y="0.32953in" svg:width="9.92087in" svg:height="1.38031in" presentation:class="title" presentation:placeholder="false">
        <draw:text-box>
          <text:p text:style-name="a608" text:class-names="" text:cond-style-name=""><text:span text:style-name="a606" text:class-names="">Click to edit Master title style</text:span><text:span text:style-name="a607" text:class-names=""/></text:p>
        </draw:text-box>
        <svg:title/>
        <svg:desc/>
      </draw:frame>
      <draw:frame draw:id="id74" presentation:style-name="a625" draw:name="Content Placeholder 2" svg:x="0.55118in" svg:y="1.93465in" svg:width="9.92087in" svg:height="4.79488in" presentation:class="object" presentation:placeholder="false">
        <draw:text-box>
          <text:p text:style-name="a611" text:class-names="" text:cond-style-name=""><text:span text:style-name="a610" text:class-names="">Click to edit Master text styles</text:span></text:p>
          <text:list text:style-name="a614">
            <text:list-item>
              <text:list text:style-name="a614">
                <text:list-item>
                  <text:p text:style-name="a613" text:class-names="" text:cond-style-name=""><text:span text:style-name="a612" text:class-names="">Second level</text:span></text:p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p text:style-name="a616" text:class-names="" text:cond-style-name=""><text:span text:style-name="a615" text:class-names="">Third level</text:span></text:p>
                    </text:list-item>
                  </text:list>
                </text:list-item>
              </text:list>
            </text:list-item>
          </text:list>
          <text:list text:style-name="a620">
            <text:list-item>
              <text:list text:style-name="a620">
                <text:list-item>
                  <text:list text:style-name="a620">
                    <text:list-item>
                      <text:list text:style-name="a620">
                        <text:list-item>
                          <text:p text:style-name="a619" text:class-names="" text:cond-style-name=""><text:span text:style-name="a6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4">
            <text:list-item>
              <text:list text:style-name="a624">
                <text:list-item>
                  <text:list text:style-name="a624">
                    <text:list-item>
                      <text:list text:style-name="a624">
                        <text:list-item>
                          <text:list text:style-name="a624">
                            <text:list-item>
                              <text:p text:style-name="a623" text:class-names="" text:cond-style-name=""><text:span text:style-name="a621" text:class-names="">Fifth level</text:span><text:span text:style-name="a6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42">
        <draw:page-thumbnail svg:x="1.21063in" svg:y="0.88858in" svg:width="5.84567in" svg:height="4.38425in" presentation:class="page" draw:id="id5" presentation:style-name="a626" draw:name="Slide Image Placeholder 1">
          <svg:title/>
          <svg:desc/>
        </draw:page-thumbnail>
        <draw:frame draw:id="id6" presentation:style-name="a629" draw:name="Notes Placeholder 2" svg:x="0.82677in" svg:y="5.55394in" svg:width="6.61378in" svg:height="5.26142in" presentation:class="notes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7" presentation:style-name="a632" draw:name="Header Placeholder 3" svg:x="0in" svg:y="0in" svg:width="3.5878in" svg:height="0.58425in" presentation:class="header" presentation:placeholder="false">
          <draw:text-box>
            <text:p text:style-name="a631" text:class-names="" text:cond-style-name=""><text:span text:style-name="a630" text:class-names=""/></text:p>
          </draw:text-box>
          <svg:title/>
          <svg:desc/>
        </draw:frame>
        <draw:frame draw:id="id8" presentation:style-name="a635" draw:name="Date Placeholder 4" svg:x="4.67953in" svg:y="0in" svg:width="3.5878in" svg:height="0.58425in" presentation:class="date-time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9" presentation:style-name="a638" draw:name="Footer Placeholder 5" svg:x="0in" svg:y="11.10827in" svg:width="3.5878in" svg:height="0.58425in" presentation:class="footer" presentation:placeholder="false">
          <draw:text-box>
            <text:p text:style-name="a637" text:class-names="" text:cond-style-name=""><text:span text:style-name="a636" text:class-names=""/></text:p>
          </draw:text-box>
          <svg:title/>
          <svg:desc/>
        </draw:frame>
        <draw:frame draw:id="id10" presentation:style-name="a641" draw:name="Slide Number Placeholder 6" svg:x="4.67953in" svg:y="11.10827in" svg:width="3.5878in" svg:height="0.58425in" presentation:class="page-number" presentation:placeholder="false">
          <draw:text-box>
            <text:p text:style-name="a640" text:class-names="" text:cond-style-name=""><text:span text:style-name="a6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43">
      <draw:frame draw:id="id75" presentation:style-name="a647" draw:name="Title 1" svg:x="0.75174in" svg:y="2.06076in" svg:width="9.50868in" svg:height="3.43924in" presentation:class="title" presentation:placeholder="false">
        <draw:text-box>
          <text:p text:style-name="a646" text:class-names="" text:cond-style-name=""><text:span text:style-name="a644" text:class-names="">Click to edit Master title style</text:span><text:span text:style-name="a645" text:class-names=""/></text:p>
        </draw:text-box>
        <svg:title/>
        <svg:desc/>
      </draw:frame>
      <draw:frame draw:id="id76" presentation:style-name="a651" draw:name="Text Placeholder 2" svg:x="0.75174in" svg:y="5.53299in" svg:width="9.50868in" svg:height="1.80729in" presentation:class="outline" presentation:placeholder="false">
        <draw:text-box>
          <text:list text:style-name="a650">
            <text:list-item>
              <text:p text:style-name="a649" text:class-names="" text:cond-style-name=""><text:span text:style-name="a648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668">
        <draw:page-thumbnail svg:x="1.21063in" svg:y="0.88858in" svg:width="5.84567in" svg:height="4.38425in" presentation:class="page" draw:id="id5" presentation:style-name="a652" draw:name="Slide Image Placeholder 1">
          <svg:title/>
          <svg:desc/>
        </draw:page-thumbnail>
        <draw:frame draw:id="id6" presentation:style-name="a655" draw:name="Notes Placeholder 2" svg:x="0.82677in" svg:y="5.55394in" svg:width="6.61378in" svg:height="5.26142in" presentation:class="notes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7" presentation:style-name="a658" draw:name="Header Placeholder 3" svg:x="0in" svg:y="0in" svg:width="3.5878in" svg:height="0.58425in" presentation:class="header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8" presentation:style-name="a661" draw:name="Date Placeholder 4" svg:x="4.67953in" svg:y="0in" svg:width="3.5878in" svg:height="0.58425in" presentation:class="date-time" presentation:placeholder="false">
          <draw:text-box>
            <text:p text:style-name="a660" text:class-names="" text:cond-style-name=""><text:span text:style-name="a659" text:class-names=""/></text:p>
          </draw:text-box>
          <svg:title/>
          <svg:desc/>
        </draw:frame>
        <draw:frame draw:id="id9" presentation:style-name="a664" draw:name="Footer Placeholder 5" svg:x="0in" svg:y="11.10827in" svg:width="3.5878in" svg:height="0.58425in" presentation:class="footer" presentation:placeholder="false">
          <draw:text-box>
            <text:p text:style-name="a663" text:class-names="" text:cond-style-name=""><text:span text:style-name="a662" text:class-names=""/></text:p>
          </draw:text-box>
          <svg:title/>
          <svg:desc/>
        </draw:frame>
        <draw:frame draw:id="id10" presentation:style-name="a667" draw:name="Slide Number Placeholder 6" svg:x="4.67953in" svg:y="11.10827in" svg:width="3.5878in" svg:height="0.58425in" presentation:class="page-number" presentation:placeholder="false">
          <draw:text-box>
            <text:p text:style-name="a666" text:class-names="" text:cond-style-name=""><text:span text:style-name="a6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669">
      <draw:frame draw:id="id77" presentation:style-name="a673" draw:name="Title 1" svg:x="0.55118in" svg:y="0.32953in" svg:width="9.92087in" svg:height="1.38031in" presentation:class="title" presentation:placeholder="false">
        <draw:text-box>
          <text:p text:style-name="a672" text:class-names="" text:cond-style-name=""><text:span text:style-name="a670" text:class-names="">Click to edit Master title style</text:span><text:span text:style-name="a671" text:class-names=""/></text:p>
        </draw:text-box>
        <svg:title/>
        <svg:desc/>
      </draw:frame>
      <draw:frame draw:id="id78" presentation:style-name="a689" draw:name="Content Placeholder 2" svg:x="0.55035in" svg:y="1.93403in" svg:width="4.87674in" svg:height="4.79514in" presentation:class="object" presentation:placeholder="false">
        <draw:text-box>
          <text:p text:style-name="a675" text:class-names="" text:cond-style-name=""><text:span text:style-name="a674" text:class-names="">Click to edit Master text styles</text:span></text:p>
          <text:list text:style-name="a678">
            <text:list-item>
              <text:list text:style-name="a678">
                <text:list-item>
                  <text:p text:style-name="a677" text:class-names="" text:cond-style-name=""><text:span text:style-name="a676" text:class-names="">Second level</text:span></text:p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p text:style-name="a680" text:class-names="" text:cond-style-name=""><text:span text:style-name="a679" text:class-names="">Third level</text:span></text:p>
                    </text:list-item>
                  </text:list>
                </text:list-item>
              </text:list>
            </text:list-item>
          </text:list>
          <text:list text:style-name="a684">
            <text:list-item>
              <text:list text:style-name="a684">
                <text:list-item>
                  <text:list text:style-name="a684">
                    <text:list-item>
                      <text:list text:style-name="a684">
                        <text:list-item>
                          <text:p text:style-name="a683" text:class-names="" text:cond-style-name=""><text:span text:style-name="a6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8">
            <text:list-item>
              <text:list text:style-name="a688">
                <text:list-item>
                  <text:list text:style-name="a688">
                    <text:list-item>
                      <text:list text:style-name="a688">
                        <text:list-item>
                          <text:list text:style-name="a688">
                            <text:list-item>
                              <text:p text:style-name="a687" text:class-names="" text:cond-style-name=""><text:span text:style-name="a685" text:class-names="">Fifth level</text:span><text:span text:style-name="a6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705" draw:name="Content Placeholder 3" svg:x="5.59375in" svg:y="1.93403in" svg:width="4.87847in" svg:height="4.79514in" presentation:class="object" presentation:placeholder="false">
        <draw:text-box>
          <text:p text:style-name="a691" text:class-names="" text:cond-style-name=""><text:span text:style-name="a690" text:class-names="">Click to edit Master text styles</text:span></text:p>
          <text:list text:style-name="a694">
            <text:list-item>
              <text:list text:style-name="a694">
                <text:list-item>
                  <text:p text:style-name="a693" text:class-names="" text:cond-style-name=""><text:span text:style-name="a692" text:class-names="">Second level</text:span></text:p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p text:style-name="a696" text:class-names="" text:cond-style-name=""><text:span text:style-name="a695" text:class-names="">Third level</text:span></text:p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p text:style-name="a699" text:class-names="" text:cond-style-name=""><text:span text:style-name="a6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4">
            <text:list-item>
              <text:list text:style-name="a704">
                <text:list-item>
                  <text:list text:style-name="a704">
                    <text:list-item>
                      <text:list text:style-name="a704">
                        <text:list-item>
                          <text:list text:style-name="a704">
                            <text:list-item>
                              <text:p text:style-name="a703" text:class-names="" text:cond-style-name=""><text:span text:style-name="a701" text:class-names="">Fifth level</text:span><text:span text:style-name="a7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22">
        <draw:page-thumbnail svg:x="1.21063in" svg:y="0.88858in" svg:width="5.84567in" svg:height="4.38425in" presentation:class="page" draw:id="id5" presentation:style-name="a706" draw:name="Slide Image Placeholder 1">
          <svg:title/>
          <svg:desc/>
        </draw:page-thumbnail>
        <draw:frame draw:id="id6" presentation:style-name="a709" draw:name="Notes Placeholder 2" svg:x="0.82677in" svg:y="5.55394in" svg:width="6.61378in" svg:height="5.26142in" presentation:class="notes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7" presentation:style-name="a712" draw:name="Header Placeholder 3" svg:x="0in" svg:y="0in" svg:width="3.5878in" svg:height="0.58425in" presentation:class="head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8" presentation:style-name="a715" draw:name="Date Placeholder 4" svg:x="4.67953in" svg:y="0in" svg:width="3.5878in" svg:height="0.58425in" presentation:class="date-time" presentation:placeholder="false">
          <draw:text-box>
            <text:p text:style-name="a714" text:class-names="" text:cond-style-name=""><text:span text:style-name="a713" text:class-names=""/></text:p>
          </draw:text-box>
          <svg:title/>
          <svg:desc/>
        </draw:frame>
        <draw:frame draw:id="id9" presentation:style-name="a718" draw:name="Footer Placeholder 5" svg:x="0in" svg:y="11.10827in" svg:width="3.5878in" svg:height="0.58425in" presentation:class="footer" presentation:placeholder="false">
          <draw:text-box>
            <text:p text:style-name="a717" text:class-names="" text:cond-style-name=""><text:span text:style-name="a716" text:class-names=""/></text:p>
          </draw:text-box>
          <svg:title/>
          <svg:desc/>
        </draw:frame>
        <draw:frame draw:id="id10" presentation:style-name="a721" draw:name="Slide Number Placeholder 6" svg:x="4.67953in" svg:y="11.10827in" svg:width="3.5878in" svg:height="0.58425in" presentation:class="page-number" presentation:placeholder="false">
          <draw:text-box>
            <text:p text:style-name="a720" text:class-names="" text:cond-style-name=""><text:span text:style-name="a7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723">
      <draw:frame draw:id="id80" presentation:style-name="a727" draw:name="Title 1" svg:x="0.75868in" svg:y="0.44097in" svg:width="9.50868in" svg:height="1.59722in" presentation:class="title" presentation:placeholder="false">
        <draw:text-box>
          <text:p text:style-name="a726" text:class-names="" text:cond-style-name=""><text:span text:style-name="a724" text:class-names="">Click to edit Master title style</text:span><text:span text:style-name="a725" text:class-names=""/></text:p>
        </draw:text-box>
        <svg:title/>
        <svg:desc/>
      </draw:frame>
      <draw:frame draw:id="id81" presentation:style-name="a731" draw:name="Text Placeholder 2" svg:x="0.75868in" svg:y="2.02604in" svg:width="4.66493in" svg:height="0.99306in" presentation:class="outline" presentation:placeholder="false">
        <draw:text-box>
          <text:list text:style-name="a730">
            <text:list-item>
              <text:p text:style-name="a729" text:class-names="" text:cond-style-name=""><text:span text:style-name="a728" text:class-names="">Click to edit Master text styles</text:span></text:p>
            </text:list-item>
          </text:list>
        </draw:text-box>
        <svg:title/>
        <svg:desc/>
      </draw:frame>
      <draw:frame draw:id="id82" presentation:style-name="a747" draw:name="Content Placeholder 3" svg:x="0.75868in" svg:y="3.0191in" svg:width="4.66493in" svg:height="4.44271in" presentation:class="object" presentation:placeholder="false">
        <draw:text-box>
          <text:p text:style-name="a733" text:class-names="" text:cond-style-name=""><text:span text:style-name="a732" text:class-names="">Click to edit Master text styles</text:span></text:p>
          <text:list text:style-name="a736">
            <text:list-item>
              <text:list text:style-name="a736">
                <text:list-item>
                  <text:p text:style-name="a735" text:class-names="" text:cond-style-name=""><text:span text:style-name="a734" text:class-names="">Second level</text:span></text:p>
                </text:list-item>
              </text:list>
            </text:list-item>
          </text:list>
          <text:list text:style-name="a739">
            <text:list-item>
              <text:list text:style-name="a739">
                <text:list-item>
                  <text:list text:style-name="a739">
                    <text:list-item>
                      <text:p text:style-name="a738" text:class-names="" text:cond-style-name=""><text:span text:style-name="a737" text:class-names="">Third level</text:span></text:p>
                    </text:list-item>
                  </text:list>
                </text:list-item>
              </text:list>
            </text:list-item>
          </text:list>
          <text:list text:style-name="a742">
            <text:list-item>
              <text:list text:style-name="a742">
                <text:list-item>
                  <text:list text:style-name="a742">
                    <text:list-item>
                      <text:list text:style-name="a742">
                        <text:list-item>
                          <text:p text:style-name="a741" text:class-names="" text:cond-style-name=""><text:span text:style-name="a7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6">
            <text:list-item>
              <text:list text:style-name="a746">
                <text:list-item>
                  <text:list text:style-name="a746">
                    <text:list-item>
                      <text:list text:style-name="a746">
                        <text:list-item>
                          <text:list text:style-name="a746">
                            <text:list-item>
                              <text:p text:style-name="a745" text:class-names="" text:cond-style-name=""><text:span text:style-name="a743" text:class-names="">Fifth level</text:span><text:span text:style-name="a7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751" draw:name="Text Placeholder 4" svg:x="5.5816in" svg:y="2.02604in" svg:width="4.68576in" svg:height="0.99306in" presentation:class="outline" presentation:placeholder="false">
        <draw:text-box>
          <text:list text:style-name="a750">
            <text:list-item>
              <text:p text:style-name="a749" text:class-names="" text:cond-style-name=""><text:span text:style-name="a748" text:class-names="">Click to edit Master text styles</text:span></text:p>
            </text:list-item>
          </text:list>
        </draw:text-box>
        <svg:title/>
        <svg:desc/>
      </draw:frame>
      <draw:frame draw:id="id84" presentation:style-name="a767" draw:name="Content Placeholder 5" svg:x="5.5816in" svg:y="3.0191in" svg:width="4.68576in" svg:height="4.44271in" presentation:class="object" presentation:placeholder="false">
        <draw:text-box>
          <text:p text:style-name="a753" text:class-names="" text:cond-style-name=""><text:span text:style-name="a752" text:class-names="">Click to edit Master text styles</text:span></text:p>
          <text:list text:style-name="a756">
            <text:list-item>
              <text:list text:style-name="a756">
                <text:list-item>
                  <text:p text:style-name="a755" text:class-names="" text:cond-style-name=""><text:span text:style-name="a754" text:class-names="">Second level</text:span></text:p>
                </text:list-item>
              </text:list>
            </text:list-item>
          </text:list>
          <text:list text:style-name="a759">
            <text:list-item>
              <text:list text:style-name="a759">
                <text:list-item>
                  <text:list text:style-name="a759">
                    <text:list-item>
                      <text:p text:style-name="a758" text:class-names="" text:cond-style-name=""><text:span text:style-name="a757" text:class-names="">Third level</text:span></text:p>
                    </text:list-item>
                  </text:list>
                </text:list-item>
              </text:list>
            </text:list-item>
          </text:list>
          <text:list text:style-name="a762">
            <text:list-item>
              <text:list text:style-name="a762">
                <text:list-item>
                  <text:list text:style-name="a762">
                    <text:list-item>
                      <text:list text:style-name="a762">
                        <text:list-item>
                          <text:p text:style-name="a761" text:class-names="" text:cond-style-name=""><text:span text:style-name="a7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6">
            <text:list-item>
              <text:list text:style-name="a766">
                <text:list-item>
                  <text:list text:style-name="a766">
                    <text:list-item>
                      <text:list text:style-name="a766">
                        <text:list-item>
                          <text:list text:style-name="a766">
                            <text:list-item>
                              <text:p text:style-name="a765" text:class-names="" text:cond-style-name=""><text:span text:style-name="a763" text:class-names="">Fifth level</text:span><text:span text:style-name="a7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84">
        <draw:page-thumbnail svg:x="1.21063in" svg:y="0.88858in" svg:width="5.84567in" svg:height="4.38425in" presentation:class="page" draw:id="id5" presentation:style-name="a768" draw:name="Slide Image Placeholder 1">
          <svg:title/>
          <svg:desc/>
        </draw:page-thumbnail>
        <draw:frame draw:id="id6" presentation:style-name="a771" draw:name="Notes Placeholder 2" svg:x="0.82677in" svg:y="5.55394in" svg:width="6.61378in" svg:height="5.26142in" presentation:class="notes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7" presentation:style-name="a774" draw:name="Header Placeholder 3" svg:x="0in" svg:y="0in" svg:width="3.5878in" svg:height="0.58425in" presentation:class="header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8" presentation:style-name="a777" draw:name="Date Placeholder 4" svg:x="4.67953in" svg:y="0in" svg:width="3.5878in" svg:height="0.58425in" presentation:class="date-time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9" presentation:style-name="a780" draw:name="Footer Placeholder 5" svg:x="0in" svg:y="11.10827in" svg:width="3.5878in" svg:height="0.58425in" presentation:class="footer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10" presentation:style-name="a783" draw:name="Slide Number Placeholder 6" svg:x="4.67953in" svg:y="11.10827in" svg:width="3.5878in" svg:height="0.58425in" presentation:class="page-number" presentation:placeholder="false">
          <draw:text-box>
            <text:p text:style-name="a782" text:class-names="" text:cond-style-name=""><text:span text:style-name="a7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785">
      <draw:frame draw:id="id85" presentation:style-name="a789" draw:name="Title 1" svg:x="0.55118in" svg:y="0.32953in" svg:width="9.92087in" svg:height="1.38031in" presentation:class="title" presentation:placeholder="false">
        <draw:text-box>
          <text:p text:style-name="a788" text:class-names="" text:cond-style-name=""><text:span text:style-name="a786" text:class-names="">Click to edit Master title style</text:span><text:span text:style-name="a787" text:class-names=""/></text:p>
        </draw:text-box>
        <svg:title/>
        <svg:desc/>
      </draw:frame>
      <presentation:notes style:page-layout-name="pageLayout2" draw:style-name="a806">
        <draw:page-thumbnail svg:x="1.21063in" svg:y="0.88858in" svg:width="5.84567in" svg:height="4.38425in" presentation:class="page" draw:id="id5" presentation:style-name="a790" draw:name="Slide Image Placeholder 1">
          <svg:title/>
          <svg:desc/>
        </draw:page-thumbnail>
        <draw:frame draw:id="id6" presentation:style-name="a793" draw:name="Notes Placeholder 2" svg:x="0.82677in" svg:y="5.55394in" svg:width="6.61378in" svg:height="5.26142in" presentation:class="notes" presentation:placeholder="false">
          <draw:text-box>
            <text:p text:style-name="a792" text:class-names="" text:cond-style-name=""><text:span text:style-name="a791" text:class-names=""/></text:p>
          </draw:text-box>
          <svg:title/>
          <svg:desc/>
        </draw:frame>
        <draw:frame draw:id="id7" presentation:style-name="a796" draw:name="Header Placeholder 3" svg:x="0in" svg:y="0in" svg:width="3.5878in" svg:height="0.58425in" presentation:class="header" presentation:placeholder="false">
          <draw:text-box>
            <text:p text:style-name="a795" text:class-names="" text:cond-style-name=""><text:span text:style-name="a794" text:class-names=""/></text:p>
          </draw:text-box>
          <svg:title/>
          <svg:desc/>
        </draw:frame>
        <draw:frame draw:id="id8" presentation:style-name="a799" draw:name="Date Placeholder 4" svg:x="4.67953in" svg:y="0in" svg:width="3.5878in" svg:height="0.58425in" presentation:class="date-time" presentation:placeholder="false">
          <draw:text-box>
            <text:p text:style-name="a798" text:class-names="" text:cond-style-name=""><text:span text:style-name="a797" text:class-names=""/></text:p>
          </draw:text-box>
          <svg:title/>
          <svg:desc/>
        </draw:frame>
        <draw:frame draw:id="id9" presentation:style-name="a802" draw:name="Footer Placeholder 5" svg:x="0in" svg:y="11.10827in" svg:width="3.5878in" svg:height="0.58425in" presentation:class="footer" presentation:placeholder="false">
          <draw:text-box>
            <text:p text:style-name="a801" text:class-names="" text:cond-style-name=""><text:span text:style-name="a800" text:class-names=""/></text:p>
          </draw:text-box>
          <svg:title/>
          <svg:desc/>
        </draw:frame>
        <draw:frame draw:id="id10" presentation:style-name="a805" draw:name="Slide Number Placeholder 6" svg:x="4.67953in" svg:y="11.10827in" svg:width="3.5878in" svg:height="0.58425in" presentation:class="page-number" presentation:placeholder="false">
          <draw:text-box>
            <text:p text:style-name="a804" text:class-names="" text:cond-style-name=""><text:span text:style-name="a8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807">
      <presentation:notes style:page-layout-name="pageLayout2" draw:style-name="a824">
        <draw:page-thumbnail svg:x="1.21063in" svg:y="0.88858in" svg:width="5.84567in" svg:height="4.38425in" presentation:class="page" draw:id="id5" presentation:style-name="a808" draw:name="Slide Image Placeholder 1">
          <svg:title/>
          <svg:desc/>
        </draw:page-thumbnail>
        <draw:frame draw:id="id6" presentation:style-name="a811" draw:name="Notes Placeholder 2" svg:x="0.82677in" svg:y="5.55394in" svg:width="6.61378in" svg:height="5.26142in" presentation:class="notes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7" presentation:style-name="a814" draw:name="Header Placeholder 3" svg:x="0in" svg:y="0in" svg:width="3.5878in" svg:height="0.58425in" presentation:class="head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8" presentation:style-name="a817" draw:name="Date Placeholder 4" svg:x="4.67953in" svg:y="0in" svg:width="3.5878in" svg:height="0.58425in" presentation:class="date-time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9" presentation:style-name="a820" draw:name="Footer Placeholder 5" svg:x="0in" svg:y="11.10827in" svg:width="3.5878in" svg:height="0.58425in" presentation:class="footer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0" presentation:style-name="a823" draw:name="Slide Number Placeholder 6" svg:x="4.67953in" svg:y="11.10827in" svg:width="3.5878in" svg:height="0.58425in" presentation:class="page-number" presentation:placeholder="false">
          <draw:text-box>
            <text:p text:style-name="a822" text:class-names="" text:cond-style-name=""><text:span text:style-name="a8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825">
      <draw:frame draw:id="id86" presentation:style-name="a829" draw:name="Title 1" svg:x="0.75868in" svg:y="0.55035in" svg:width="3.55556in" svg:height="1.93056in" presentation:class="title" presentation:placeholder="false">
        <draw:text-box>
          <text:p text:style-name="a828" text:class-names="" text:cond-style-name=""><text:span text:style-name="a826" text:class-names="">Click to edit Master title style</text:span><text:span text:style-name="a827" text:class-names=""/></text:p>
        </draw:text-box>
        <svg:title/>
        <svg:desc/>
      </draw:frame>
      <draw:frame draw:id="id87" presentation:style-name="a845" draw:name="Content Placeholder 2" svg:x="4.6875in" svg:y="1.19097in" svg:width="5.57986in" svg:height="5.875in" presentation:class="object" presentation:placeholder="false">
        <draw:text-box>
          <text:p text:style-name="a831" text:class-names="" text:cond-style-name=""><text:span text:style-name="a830" text:class-names="">Click to edit Master text styles</text:span></text:p>
          <text:list text:style-name="a834">
            <text:list-item>
              <text:list text:style-name="a834">
                <text:list-item>
                  <text:p text:style-name="a833" text:class-names="" text:cond-style-name=""><text:span text:style-name="a832" text:class-names="">Second level</text:span></text:p>
                </text:list-item>
              </text:list>
            </text:list-item>
          </text:list>
          <text:list text:style-name="a837">
            <text:list-item>
              <text:list text:style-name="a837">
                <text:list-item>
                  <text:list text:style-name="a837">
                    <text:list-item>
                      <text:p text:style-name="a836" text:class-names="" text:cond-style-name=""><text:span text:style-name="a835" text:class-names="">Third level</text:span></text:p>
                    </text:list-item>
                  </text:list>
                </text:list-item>
              </text:list>
            </text:list-item>
          </text:list>
          <text:list text:style-name="a840">
            <text:list-item>
              <text:list text:style-name="a840">
                <text:list-item>
                  <text:list text:style-name="a840">
                    <text:list-item>
                      <text:list text:style-name="a840">
                        <text:list-item>
                          <text:p text:style-name="a839" text:class-names="" text:cond-style-name=""><text:span text:style-name="a8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4">
            <text:list-item>
              <text:list text:style-name="a844">
                <text:list-item>
                  <text:list text:style-name="a844">
                    <text:list-item>
                      <text:list text:style-name="a844">
                        <text:list-item>
                          <text:list text:style-name="a844">
                            <text:list-item>
                              <text:p text:style-name="a843" text:class-names="" text:cond-style-name=""><text:span text:style-name="a841" text:class-names="">Fifth level</text:span><text:span text:style-name="a8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849" draw:name="Text Placeholder 3" svg:x="0.75868in" svg:y="2.4809in" svg:width="3.55556in" svg:height="4.59375in" presentation:class="outline" presentation:placeholder="false">
        <draw:text-box>
          <text:list text:style-name="a848">
            <text:list-item>
              <text:p text:style-name="a847" text:class-names="" text:cond-style-name=""><text:span text:style-name="a846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866">
        <draw:page-thumbnail svg:x="1.21063in" svg:y="0.88858in" svg:width="5.84567in" svg:height="4.38425in" presentation:class="page" draw:id="id5" presentation:style-name="a850" draw:name="Slide Image Placeholder 1">
          <svg:title/>
          <svg:desc/>
        </draw:page-thumbnail>
        <draw:frame draw:id="id6" presentation:style-name="a853" draw:name="Notes Placeholder 2" svg:x="0.82677in" svg:y="5.55394in" svg:width="6.61378in" svg:height="5.26142in" presentation:class="notes" presentation:placeholder="false">
          <draw:text-box>
            <text:p text:style-name="a852" text:class-names="" text:cond-style-name=""><text:span text:style-name="a851" text:class-names=""/></text:p>
          </draw:text-box>
          <svg:title/>
          <svg:desc/>
        </draw:frame>
        <draw:frame draw:id="id7" presentation:style-name="a856" draw:name="Header Placeholder 3" svg:x="0in" svg:y="0in" svg:width="3.5878in" svg:height="0.58425in" presentation:class="header" presentation:placeholder="false">
          <draw:text-box>
            <text:p text:style-name="a855" text:class-names="" text:cond-style-name=""><text:span text:style-name="a854" text:class-names=""/></text:p>
          </draw:text-box>
          <svg:title/>
          <svg:desc/>
        </draw:frame>
        <draw:frame draw:id="id8" presentation:style-name="a859" draw:name="Date Placeholder 4" svg:x="4.67953in" svg:y="0in" svg:width="3.5878in" svg:height="0.58425in" presentation:class="date-time" presentation:placeholder="false">
          <draw:text-box>
            <text:p text:style-name="a858" text:class-names="" text:cond-style-name=""><text:span text:style-name="a857" text:class-names=""/></text:p>
          </draw:text-box>
          <svg:title/>
          <svg:desc/>
        </draw:frame>
        <draw:frame draw:id="id9" presentation:style-name="a862" draw:name="Footer Placeholder 5" svg:x="0in" svg:y="11.10827in" svg:width="3.5878in" svg:height="0.58425in" presentation:class="footer" presentation:placeholder="false">
          <draw:text-box>
            <text:p text:style-name="a861" text:class-names="" text:cond-style-name=""><text:span text:style-name="a860" text:class-names=""/></text:p>
          </draw:text-box>
          <svg:title/>
          <svg:desc/>
        </draw:frame>
        <draw:frame draw:id="id10" presentation:style-name="a865" draw:name="Slide Number Placeholder 6" svg:x="4.67953in" svg:y="11.10827in" svg:width="3.5878in" svg:height="0.58425in" presentation:class="page-number" presentation:placeholder="false">
          <draw:text-box>
            <text:p text:style-name="a864" text:class-names="" text:cond-style-name=""><text:span text:style-name="a8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867">
      <draw:frame draw:id="id89" presentation:style-name="a871" draw:name="Title 1" svg:x="0.75868in" svg:y="0.55035in" svg:width="3.55556in" svg:height="1.93056in" presentation:class="title" presentation:placeholder="false">
        <draw:text-box>
          <text:p text:style-name="a870" text:class-names="" text:cond-style-name=""><text:span text:style-name="a868" text:class-names="">Click to edit Master title style</text:span><text:span text:style-name="a869" text:class-names=""/></text:p>
        </draw:text-box>
        <svg:title/>
        <svg:desc/>
      </draw:frame>
      <draw:frame draw:id="id90" presentation:style-name="a874" draw:name="Picture Placeholder 2" svg:x="4.6875in" svg:y="1.19097in" svg:width="5.57986in" svg:height="5.875in" presentation:class="graphic" presentation:placeholder="false">
        <draw:text-box>
          <text:p text:style-name="a873" text:class-names="" text:cond-style-name=""><text:span text:style-name="a872" text:class-names=""/></text:p>
        </draw:text-box>
        <svg:title/>
        <svg:desc/>
      </draw:frame>
      <draw:frame draw:id="id91" presentation:style-name="a878" draw:name="Text Placeholder 3" svg:x="0.75868in" svg:y="2.4809in" svg:width="3.55556in" svg:height="4.59375in" presentation:class="outline" presentation:placeholder="false">
        <draw:text-box>
          <text:list text:style-name="a877">
            <text:list-item>
              <text:p text:style-name="a876" text:class-names="" text:cond-style-name=""><text:span text:style-name="a875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895">
        <draw:page-thumbnail svg:x="1.21063in" svg:y="0.88858in" svg:width="5.84567in" svg:height="4.38425in" presentation:class="page" draw:id="id5" presentation:style-name="a879" draw:name="Slide Image Placeholder 1">
          <svg:title/>
          <svg:desc/>
        </draw:page-thumbnail>
        <draw:frame draw:id="id6" presentation:style-name="a882" draw:name="Notes Placeholder 2" svg:x="0.82677in" svg:y="5.55394in" svg:width="6.61378in" svg:height="5.26142in" presentation:class="notes" presentation:placeholder="false">
          <draw:text-box>
            <text:p text:style-name="a881" text:class-names="" text:cond-style-name=""><text:span text:style-name="a880" text:class-names=""/></text:p>
          </draw:text-box>
          <svg:title/>
          <svg:desc/>
        </draw:frame>
        <draw:frame draw:id="id7" presentation:style-name="a885" draw:name="Header Placeholder 3" svg:x="0in" svg:y="0in" svg:width="3.5878in" svg:height="0.58425in" presentation:class="header" presentation:placeholder="false">
          <draw:text-box>
            <text:p text:style-name="a884" text:class-names="" text:cond-style-name=""><text:span text:style-name="a883" text:class-names=""/></text:p>
          </draw:text-box>
          <svg:title/>
          <svg:desc/>
        </draw:frame>
        <draw:frame draw:id="id8" presentation:style-name="a888" draw:name="Date Placeholder 4" svg:x="4.67953in" svg:y="0in" svg:width="3.5878in" svg:height="0.58425in" presentation:class="date-time" presentation:placeholder="false">
          <draw:text-box>
            <text:p text:style-name="a887" text:class-names="" text:cond-style-name=""><text:span text:style-name="a886" text:class-names=""/></text:p>
          </draw:text-box>
          <svg:title/>
          <svg:desc/>
        </draw:frame>
        <draw:frame draw:id="id9" presentation:style-name="a891" draw:name="Footer Placeholder 5" svg:x="0in" svg:y="11.10827in" svg:width="3.5878in" svg:height="0.58425in" presentation:class="footer" presentation:placeholder="false">
          <draw:text-box>
            <text:p text:style-name="a890" text:class-names="" text:cond-style-name=""><text:span text:style-name="a889" text:class-names=""/></text:p>
          </draw:text-box>
          <svg:title/>
          <svg:desc/>
        </draw:frame>
        <draw:frame draw:id="id10" presentation:style-name="a894" draw:name="Slide Number Placeholder 6" svg:x="4.67953in" svg:y="11.10827in" svg:width="3.5878in" svg:height="0.58425in" presentation:class="page-number" presentation:placeholder="false">
          <draw:text-box>
            <text:p text:style-name="a893" text:class-names="" text:cond-style-name=""><text:span text:style-name="a8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896">
      <draw:frame draw:id="id92" presentation:style-name="a900" draw:name="Title 1" svg:x="0.55118in" svg:y="0.32953in" svg:width="9.92087in" svg:height="1.38031in" presentation:class="title" presentation:placeholder="false">
        <draw:text-box>
          <text:p text:style-name="a899" text:class-names="" text:cond-style-name=""><text:span text:style-name="a897" text:class-names="">Click to edit Master title style</text:span><text:span text:style-name="a898" text:class-names=""/></text:p>
        </draw:text-box>
        <svg:title/>
        <svg:desc/>
      </draw:frame>
      <draw:frame draw:id="id93" presentation:style-name="a917" draw:name="Vertical Text Placeholder 2" svg:x="0.55118in" svg:y="1.93465in" svg:width="9.92087in" svg:height="4.79488in" presentation:class="outline" presentation:placeholder="false">
        <draw:text-box>
          <text:list text:style-name="a903">
            <text:list-item>
              <text:p text:style-name="a902" text:class-names="" text:cond-style-name=""><text:span text:style-name="a901" text:class-names="">Click to edit Master text styles</text:span></text:p>
            </text:list-item>
          </text:list>
          <text:list text:style-name="a906">
            <text:list-item>
              <text:list text:style-name="a906">
                <text:list-item>
                  <text:p text:style-name="a905" text:class-names="" text:cond-style-name=""><text:span text:style-name="a904" text:class-names="">Second level</text:span></text:p>
                </text:list-item>
              </text:list>
            </text:list-item>
          </text:list>
          <text:list text:style-name="a909">
            <text:list-item>
              <text:list text:style-name="a909">
                <text:list-item>
                  <text:list text:style-name="a909">
                    <text:list-item>
                      <text:p text:style-name="a908" text:class-names="" text:cond-style-name=""><text:span text:style-name="a907" text:class-names="">Third level</text:span></text:p>
                    </text:list-item>
                  </text:list>
                </text:list-item>
              </text:list>
            </text:list-item>
          </text:list>
          <text:list text:style-name="a912">
            <text:list-item>
              <text:list text:style-name="a912">
                <text:list-item>
                  <text:list text:style-name="a912">
                    <text:list-item>
                      <text:list text:style-name="a912">
                        <text:list-item>
                          <text:p text:style-name="a911" text:class-names="" text:cond-style-name=""><text:span text:style-name="a9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6">
            <text:list-item>
              <text:list text:style-name="a916">
                <text:list-item>
                  <text:list text:style-name="a916">
                    <text:list-item>
                      <text:list text:style-name="a916">
                        <text:list-item>
                          <text:list text:style-name="a916">
                            <text:list-item>
                              <text:p text:style-name="a915" text:class-names="" text:cond-style-name=""><text:span text:style-name="a913" text:class-names="">Fifth level</text:span><text:span text:style-name="a9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934">
        <draw:page-thumbnail svg:x="1.21063in" svg:y="0.88858in" svg:width="5.84567in" svg:height="4.38425in" presentation:class="page" draw:id="id5" presentation:style-name="a918" draw:name="Slide Image Placeholder 1">
          <svg:title/>
          <svg:desc/>
        </draw:page-thumbnail>
        <draw:frame draw:id="id6" presentation:style-name="a921" draw:name="Notes Placeholder 2" svg:x="0.82677in" svg:y="5.55394in" svg:width="6.61378in" svg:height="5.26142in" presentation:class="notes" presentation:placeholder="false">
          <draw:text-box>
            <text:p text:style-name="a920" text:class-names="" text:cond-style-name=""><text:span text:style-name="a919" text:class-names=""/></text:p>
          </draw:text-box>
          <svg:title/>
          <svg:desc/>
        </draw:frame>
        <draw:frame draw:id="id7" presentation:style-name="a924" draw:name="Header Placeholder 3" svg:x="0in" svg:y="0in" svg:width="3.5878in" svg:height="0.58425in" presentation:class="header" presentation:placeholder="false">
          <draw:text-box>
            <text:p text:style-name="a923" text:class-names="" text:cond-style-name=""><text:span text:style-name="a922" text:class-names=""/></text:p>
          </draw:text-box>
          <svg:title/>
          <svg:desc/>
        </draw:frame>
        <draw:frame draw:id="id8" presentation:style-name="a927" draw:name="Date Placeholder 4" svg:x="4.67953in" svg:y="0in" svg:width="3.5878in" svg:height="0.58425in" presentation:class="date-time" presentation:placeholder="false">
          <draw:text-box>
            <text:p text:style-name="a926" text:class-names="" text:cond-style-name=""><text:span text:style-name="a925" text:class-names=""/></text:p>
          </draw:text-box>
          <svg:title/>
          <svg:desc/>
        </draw:frame>
        <draw:frame draw:id="id9" presentation:style-name="a930" draw:name="Footer Placeholder 5" svg:x="0in" svg:y="11.10827in" svg:width="3.5878in" svg:height="0.58425in" presentation:class="footer" presentation:placeholder="false">
          <draw:text-box>
            <text:p text:style-name="a929" text:class-names="" text:cond-style-name=""><text:span text:style-name="a928" text:class-names=""/></text:p>
          </draw:text-box>
          <svg:title/>
          <svg:desc/>
        </draw:frame>
        <draw:frame draw:id="id10" presentation:style-name="a933" draw:name="Slide Number Placeholder 6" svg:x="4.67953in" svg:y="11.10827in" svg:width="3.5878in" svg:height="0.58425in" presentation:class="page-number" presentation:placeholder="false">
          <draw:text-box>
            <text:p text:style-name="a932" text:class-names="" text:cond-style-name=""><text:span text:style-name="a9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935">
      <draw:frame draw:id="id94" presentation:style-name="a939" draw:name="Vertical Title 1" svg:x="7.99306in" svg:y="0.32986in" svg:width="2.47917in" svg:height="6.39931in" presentation:class="title" presentation:placeholder="false">
        <draw:text-box>
          <text:p text:style-name="a938" text:class-names="" text:cond-style-name=""><text:span text:style-name="a936" text:class-names="">Click to edit Master title style</text:span><text:span text:style-name="a937" text:class-names=""/></text:p>
        </draw:text-box>
        <svg:title/>
        <svg:desc/>
      </draw:frame>
      <draw:frame draw:id="id95" presentation:style-name="a956" draw:name="Vertical Text Placeholder 2" svg:x="0.55035in" svg:y="0.32986in" svg:width="7.27604in" svg:height="6.39931in" presentation:class="outline" presentation:placeholder="false">
        <draw:text-box>
          <text:list text:style-name="a942">
            <text:list-item>
              <text:p text:style-name="a941" text:class-names="" text:cond-style-name=""><text:span text:style-name="a940" text:class-names="">Click to edit Master text styles</text:span></text:p>
            </text:list-item>
          </text:list>
          <text:list text:style-name="a945">
            <text:list-item>
              <text:list text:style-name="a945">
                <text:list-item>
                  <text:p text:style-name="a944" text:class-names="" text:cond-style-name=""><text:span text:style-name="a943" text:class-names="">Second level</text:span></text:p>
                </text:list-item>
              </text:list>
            </text:list-item>
          </text:list>
          <text:list text:style-name="a948">
            <text:list-item>
              <text:list text:style-name="a948">
                <text:list-item>
                  <text:list text:style-name="a948">
                    <text:list-item>
                      <text:p text:style-name="a947" text:class-names="" text:cond-style-name=""><text:span text:style-name="a946" text:class-names="">Third level</text:span></text:p>
                    </text:list-item>
                  </text:list>
                </text:list-item>
              </text:list>
            </text:list-item>
          </text:list>
          <text:list text:style-name="a951">
            <text:list-item>
              <text:list text:style-name="a951">
                <text:list-item>
                  <text:list text:style-name="a951">
                    <text:list-item>
                      <text:list text:style-name="a951">
                        <text:list-item>
                          <text:p text:style-name="a950" text:class-names="" text:cond-style-name=""><text:span text:style-name="a9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5">
            <text:list-item>
              <text:list text:style-name="a955">
                <text:list-item>
                  <text:list text:style-name="a955">
                    <text:list-item>
                      <text:list text:style-name="a955">
                        <text:list-item>
                          <text:list text:style-name="a955">
                            <text:list-item>
                              <text:p text:style-name="a954" text:class-names="" text:cond-style-name=""><text:span text:style-name="a952" text:class-names="">Fifth level</text:span><text:span text:style-name="a9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973">
        <draw:page-thumbnail svg:x="1.21063in" svg:y="0.88858in" svg:width="5.84567in" svg:height="4.38425in" presentation:class="page" draw:id="id5" presentation:style-name="a957" draw:name="Slide Image Placeholder 1">
          <svg:title/>
          <svg:desc/>
        </draw:page-thumbnail>
        <draw:frame draw:id="id6" presentation:style-name="a960" draw:name="Notes Placeholder 2" svg:x="0.82677in" svg:y="5.55394in" svg:width="6.61378in" svg:height="5.26142in" presentation:class="notes" presentation:placeholder="false">
          <draw:text-box>
            <text:p text:style-name="a959" text:class-names="" text:cond-style-name=""><text:span text:style-name="a958" text:class-names=""/></text:p>
          </draw:text-box>
          <svg:title/>
          <svg:desc/>
        </draw:frame>
        <draw:frame draw:id="id7" presentation:style-name="a963" draw:name="Header Placeholder 3" svg:x="0in" svg:y="0in" svg:width="3.5878in" svg:height="0.58425in" presentation:class="header" presentation:placeholder="false">
          <draw:text-box>
            <text:p text:style-name="a962" text:class-names="" text:cond-style-name=""><text:span text:style-name="a961" text:class-names=""/></text:p>
          </draw:text-box>
          <svg:title/>
          <svg:desc/>
        </draw:frame>
        <draw:frame draw:id="id8" presentation:style-name="a966" draw:name="Date Placeholder 4" svg:x="4.67953in" svg:y="0in" svg:width="3.5878in" svg:height="0.58425in" presentation:class="date-time" presentation:placeholder="false">
          <draw:text-box>
            <text:p text:style-name="a965" text:class-names="" text:cond-style-name=""><text:span text:style-name="a964" text:class-names=""/></text:p>
          </draw:text-box>
          <svg:title/>
          <svg:desc/>
        </draw:frame>
        <draw:frame draw:id="id9" presentation:style-name="a969" draw:name="Footer Placeholder 5" svg:x="0in" svg:y="11.10827in" svg:width="3.5878in" svg:height="0.58425in" presentation:class="footer" presentation:placeholder="false">
          <draw:text-box>
            <text:p text:style-name="a968" text:class-names="" text:cond-style-name=""><text:span text:style-name="a967" text:class-names=""/></text:p>
          </draw:text-box>
          <svg:title/>
          <svg:desc/>
        </draw:frame>
        <draw:frame draw:id="id10" presentation:style-name="a972" draw:name="Slide Number Placeholder 6" svg:x="4.67953in" svg:y="11.10827in" svg:width="3.5878in" svg:height="0.58425in" presentation:class="page-number" presentation:placeholder="false">
          <draw:text-box>
            <text:p text:style-name="a971" text:class-names="" text:cond-style-name=""><text:span text:style-name="a97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974">
      <draw:frame draw:id="id96" presentation:style-name="a977" draw:name="Header Placeholder 1" svg:x="0in" svg:y="0in" svg:width="3.5878in" svg:height="0.58425in" presentation:class="header" presentation:placeholder="false">
        <draw:text-box>
          <text:p text:style-name="a976" text:class-names="" text:cond-style-name=""><text:span text:style-name="a975" text:class-names=""/></text:p>
        </draw:text-box>
        <svg:title/>
        <svg:desc/>
      </draw:frame>
      <draw:frame draw:id="id97" presentation:style-name="a980" draw:name="Date Placeholder 2" svg:x="4.67953in" svg:y="0in" svg:width="3.5878in" svg:height="0.58425in" presentation:class="date-time" presentation:placeholder="false">
        <draw:text-box>
          <text:p text:style-name="a979" text:class-names="" text:cond-style-name=""><text:span text:style-name="a978" text:class-names=""/></text:p>
        </draw:text-box>
        <svg:title/>
        <svg:desc/>
      </draw:frame>
      <draw:frame draw:id="id98" presentation:style-name="a983" draw:name="Footer Placeholder 3" svg:x="0in" svg:y="11.10827in" svg:width="3.5878in" svg:height="0.58425in" presentation:class="footer" presentation:placeholder="false">
        <draw:text-box>
          <text:p text:style-name="a982" text:class-names="" text:cond-style-name=""><text:span text:style-name="a981" text:class-names=""/></text:p>
        </draw:text-box>
        <svg:title/>
        <svg:desc/>
      </draw:frame>
      <draw:frame draw:id="id99" presentation:style-name="a986" draw:name="Slide Number Placeholder 4" svg:x="4.67953in" svg:y="11.10827in" svg:width="3.5878in" svg:height="0.58425in" presentation:class="page-number" presentation:placeholder="false">
        <draw:text-box>
          <text:p text:style-name="a985" text:class-names="" text:cond-style-name=""><text:span text:style-name="a984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rown-blue-black-red</dc:title>
    <meta:initial-creator>ASHWINI MATANGE</meta:initial-creator>
    <dc:creator>ashwini matange</dc:creator>
    <meta:creation-date>2016-07-22T22:33:09Z</meta:creation-date>
    <dc:date>2020-09-17T04:24:21Z</dc:date>
    <meta:template xlink:href="../../../../../../.config/libreoffice/4/user/template/brown-blue-black-red.otp" xlink:type="simple"/>
    <meta:editing-cycles>157</meta:editing-cycles>
    <meta:editing-duration>PT128306S</meta:editing-duration>
    <meta:document-statistic meta:paragraph-count="434" meta:word-count="2293"/>
  </office:meta>
</office:document-meta>
</file>